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2"/>
    <style:style style:name="ce4" style:family="table-cell" style:parent-style-name="Default" style:data-style-name="N139"/>
    <style:style style:name="ce5" style:family="table-cell" style:parent-style-name="Default" style:data-style-name="N140"/>
    <style:style style:name="ce9" style:family="table-cell" style:parent-style-name="Default" style:data-style-name="N2"/>
    <style:style style:name="ce10" style:family="table-cell" style:parent-style-name="Default" style:data-style-name="N139"/>
    <style:style style:name="ce11" style:family="table-cell" style:parent-style-name="Default" style:data-style-name="N140"/>
    <style:style style:name="ce1" style:family="table-cell" style:parent-style-name="Default" style:data-style-name="N61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ch hadron RAA" table:style-name="ta1"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0-10%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AA</text:p>
          </table:table-cell>
          <table:table-cell office:value-type="string" calcext:value-type="string">
            <text:p>stat err</text:p>
          </table:table-cell>
          <table:table-cell office:value-type="string" calcext:value-type="string">
            <text:p>sys err up</text:p>
          </table:table-cell>
          <table:table-cell office:value-type="string" calcext:value-type="string">
            <text:p>sys err down</text:p>
          </table:table-cell>
          <table:table-cell office:value-type="string" calcext:value-type="string">
            <text:p>pp norm</text:p>
          </table:table-cell>
          <table:table-cell office:value-type="string" calcext:value-type="string">
            <text:p>TAA err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6" calcext:value-type="float">
            <text:p>0.06</text:p>
          </table:table-cell>
          <table:table-cell office:value-type="float" office:value="18.02" calcext:value-type="float">
            <text:p>18.02</text:p>
          </table:table-cell>
          <table:table-cell office:value-type="float" office:value="12.42" calcext:value-type="float">
            <text:p>12.42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06" calcext:value-type="float">
            <text:p>0.06</text:p>
          </table:table-cell>
          <table:table-cell office:value-type="float" office:value="18.04" calcext:value-type="float">
            <text:p>18.04</text:p>
          </table:table-cell>
          <table:table-cell office:value-type="float" office:value="12.37" calcext:value-type="float">
            <text:p>12.37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07" calcext:value-type="float">
            <text:p>0.07</text:p>
          </table:table-cell>
          <table:table-cell office:value-type="float" office:value="17.97" calcext:value-type="float">
            <text:p>17.97</text:p>
          </table:table-cell>
          <table:table-cell office:value-type="float" office:value="12.33" calcext:value-type="float">
            <text:p>12.33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08" calcext:value-type="float">
            <text:p>0.08</text:p>
          </table:table-cell>
          <table:table-cell office:value-type="float" office:value="17.82" calcext:value-type="float">
            <text:p>17.82</text:p>
          </table:table-cell>
          <table:table-cell office:value-type="float" office:value="12.28" calcext:value-type="float">
            <text:p>12.28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9" calcext:value-type="float">
            <text:p>0.09</text:p>
          </table:table-cell>
          <table:table-cell office:value-type="float" office:value="17.61" calcext:value-type="float">
            <text:p>17.61</text:p>
          </table:table-cell>
          <table:table-cell office:value-type="float" office:value="12.23" calcext:value-type="float">
            <text:p>12.23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1" calcext:value-type="float">
            <text:p>0.1</text:p>
          </table:table-cell>
          <table:table-cell office:value-type="float" office:value="17.34" calcext:value-type="float">
            <text:p>17.34</text:p>
          </table:table-cell>
          <table:table-cell office:value-type="float" office:value="12.17" calcext:value-type="float">
            <text:p>12.17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11" calcext:value-type="float">
            <text:p>0.11</text:p>
          </table:table-cell>
          <table:table-cell office:value-type="float" office:value="17" calcext:value-type="float">
            <text:p>17</text:p>
          </table:table-cell>
          <table:table-cell office:value-type="float" office:value="12.12" calcext:value-type="float">
            <text:p>12.12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13" calcext:value-type="float">
            <text:p>0.13</text:p>
          </table:table-cell>
          <table:table-cell office:value-type="float" office:value="16.6" calcext:value-type="float">
            <text:p>16.6</text:p>
          </table:table-cell>
          <table:table-cell office:value-type="float" office:value="12.07" calcext:value-type="float">
            <text:p>12.07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14" calcext:value-type="float">
            <text:p>0.14</text:p>
          </table:table-cell>
          <table:table-cell office:value-type="float" office:value="16.15" calcext:value-type="float">
            <text:p>16.15</text:p>
          </table:table-cell>
          <table:table-cell office:value-type="float" office:value="12.01" calcext:value-type="float">
            <text:p>12.01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office:value-type="float" office:value="0.506" calcext:value-type="float">
            <text:p>0.506</text:p>
          </table:table-cell>
          <table:table-cell office:value-type="float" office:value="0.16" calcext:value-type="float">
            <text:p>0.16</text:p>
          </table:table-cell>
          <table:table-cell office:value-type="float" office:value="15.64" calcext:value-type="float">
            <text:p>15.64</text:p>
          </table:table-cell>
          <table:table-cell office:value-type="float" office:value="11.96" calcext:value-type="float">
            <text:p>11.96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office:value-type="float" office:value="0.5287" calcext:value-type="float">
            <text:p>0.5287</text:p>
          </table:table-cell>
          <table:table-cell office:value-type="float" office:value="0.18" calcext:value-type="float">
            <text:p>0.18</text:p>
          </table:table-cell>
          <table:table-cell office:value-type="float" office:value="15.07" calcext:value-type="float">
            <text:p>15.07</text:p>
          </table:table-cell>
          <table:table-cell office:value-type="float" office:value="11.9" calcext:value-type="float">
            <text:p>11.9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21" calcext:value-type="float">
            <text:p>0.21</text:p>
          </table:table-cell>
          <table:table-cell office:value-type="float" office:value="14.49" calcext:value-type="float">
            <text:p>14.49</text:p>
          </table:table-cell>
          <table:table-cell office:value-type="float" office:value="11.85" calcext:value-type="float">
            <text:p>11.85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0.5693" calcext:value-type="float">
            <text:p>0.5693</text:p>
          </table:table-cell>
          <table:table-cell office:value-type="float" office:value="0.24" calcext:value-type="float">
            <text:p>0.24</text:p>
          </table:table-cell>
          <table:table-cell office:value-type="float" office:value="13.96" calcext:value-type="float">
            <text:p>13.96</text:p>
          </table:table-cell>
          <table:table-cell office:value-type="float" office:value="11.79" calcext:value-type="float">
            <text:p>11.79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27" calcext:value-type="float">
            <text:p>0.27</text:p>
          </table:table-cell>
          <table:table-cell office:value-type="float" office:value="13.51" calcext:value-type="float">
            <text:p>13.51</text:p>
          </table:table-cell>
          <table:table-cell office:value-type="float" office:value="11.74" calcext:value-type="float">
            <text:p>11.74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31" calcext:value-type="float">
            <text:p>0.31</text:p>
          </table:table-cell>
          <table:table-cell office:value-type="float" office:value="13.12" calcext:value-type="float">
            <text:p>13.12</text:p>
          </table:table-cell>
          <table:table-cell office:value-type="float" office:value="11.69" calcext:value-type="float">
            <text:p>11.69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26" calcext:value-type="float">
            <text:p>0.26</text:p>
          </table:table-cell>
          <table:table-cell office:value-type="float" office:value="12.65" calcext:value-type="float">
            <text:p>12.65</text:p>
          </table:table-cell>
          <table:table-cell office:value-type="float" office:value="11.61" calcext:value-type="float">
            <text:p>11.61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0.574" calcext:value-type="float">
            <text:p>0.574</text:p>
          </table:table-cell>
          <table:table-cell office:value-type="float" office:value="0.34" calcext:value-type="float">
            <text:p>0.34</text:p>
          </table:table-cell>
          <table:table-cell office:value-type="float" office:value="12.22" calcext:value-type="float">
            <text:p>12.22</text:p>
          </table:table-cell>
          <table:table-cell office:value-type="float" office:value="11.51" calcext:value-type="float">
            <text:p>11.51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43" calcext:value-type="float">
            <text:p>0.4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41" calcext:value-type="float">
            <text:p>11.41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5" calcext:value-type="float">
            <text:p>0.55</text:p>
          </table:table-cell>
          <table:table-cell office:value-type="float" office:value="11.89" calcext:value-type="float">
            <text:p>11.89</text:p>
          </table:table-cell>
          <table:table-cell office:value-type="float" office:value="11.32" calcext:value-type="float">
            <text:p>11.32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71" calcext:value-type="float">
            <text:p>0.71</text:p>
          </table:table-cell>
          <table:table-cell office:value-type="float" office:value="12.17" calcext:value-type="float">
            <text:p>12.17</text:p>
          </table:table-cell>
          <table:table-cell office:value-type="float" office:value="11.24" calcext:value-type="float">
            <text:p>11.24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125" calcext:value-type="float">
            <text:p>3.125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84" calcext:value-type="float">
            <text:p>0.84</text:p>
          </table:table-cell>
          <table:table-cell office:value-type="float" office:value="12.58" calcext:value-type="float">
            <text:p>12.58</text:p>
          </table:table-cell>
          <table:table-cell office:value-type="float" office:value="11.4" calcext:value-type="float">
            <text:p>11.4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375" calcext:value-type="float">
            <text:p>3.375</text:p>
          </table:table-cell>
          <table:table-cell office:value-type="float" office:value="0.4077" calcext:value-type="float">
            <text:p>0.4077</text:p>
          </table:table-cell>
          <table:table-cell office:value-type="float" office:value="1.12" calcext:value-type="float">
            <text:p>1.12</text:p>
          </table:table-cell>
          <table:table-cell office:value-type="float" office:value="12.69" calcext:value-type="float">
            <text:p>12.69</text:p>
          </table:table-cell>
          <table:table-cell office:value-type="float" office:value="11.33" calcext:value-type="float">
            <text:p>11.33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625" calcext:value-type="float">
            <text:p>3.625</text:p>
          </table:table-cell>
          <table:table-cell office:value-type="float" office:value="0.3715" calcext:value-type="float">
            <text:p>0.3715</text:p>
          </table:table-cell>
          <table:table-cell office:value-type="float" office:value="1.49" calcext:value-type="float">
            <text:p>1.49</text:p>
          </table:table-cell>
          <table:table-cell office:value-type="float" office:value="12.81" calcext:value-type="float">
            <text:p>12.81</text:p>
          </table:table-cell>
          <table:table-cell office:value-type="float" office:value="11.29" calcext:value-type="float">
            <text:p>11.29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875" calcext:value-type="float">
            <text:p>3.875</text:p>
          </table:table-cell>
          <table:table-cell office:value-type="float" office:value="0.3402" calcext:value-type="float">
            <text:p>0.3402</text:p>
          </table:table-cell>
          <table:table-cell office:value-type="float" office:value="1.96" calcext:value-type="float">
            <text:p>1.96</text:p>
          </table:table-cell>
          <table:table-cell office:value-type="float" office:value="12.94" calcext:value-type="float">
            <text:p>12.94</text:p>
          </table:table-cell>
          <table:table-cell office:value-type="float" office:value="11.27" calcext:value-type="float">
            <text:p>11.27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0.3119" calcext:value-type="float">
            <text:p>0.3119</text:p>
          </table:table-cell>
          <table:table-cell office:value-type="float" office:value="2.12" calcext:value-type="float">
            <text:p>2.12</text:p>
          </table:table-cell>
          <table:table-cell office:value-type="float" office:value="13.13" calcext:value-type="float">
            <text:p>13.13</text:p>
          </table:table-cell>
          <table:table-cell office:value-type="float" office:value="11.28" calcext:value-type="float">
            <text:p>11.28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0.2623" calcext:value-type="float">
            <text:p>0.2623</text:p>
          </table:table-cell>
          <table:table-cell office:value-type="float" office:value="3.33" calcext:value-type="float">
            <text:p>3.33</text:p>
          </table:table-cell>
          <table:table-cell office:value-type="float" office:value="13.4" calcext:value-type="float">
            <text:p>13.4</text:p>
          </table:table-cell>
          <table:table-cell office:value-type="float" office:value="11.38" calcext:value-type="float">
            <text:p>11.38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417" calcext:value-type="float">
            <text:p>0.2417</text:p>
          </table:table-cell>
          <table:table-cell office:value-type="float" office:value="4.83" calcext:value-type="float">
            <text:p>4.83</text:p>
          </table:table-cell>
          <table:table-cell office:value-type="float" office:value="13.71" calcext:value-type="float">
            <text:p>13.71</text:p>
          </table:table-cell>
          <table:table-cell office:value-type="float" office:value="11.56" calcext:value-type="float">
            <text:p>11.56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0.2452" calcext:value-type="float">
            <text:p>0.2452</text:p>
          </table:table-cell>
          <table:table-cell office:value-type="float" office:value="6.78" calcext:value-type="float">
            <text:p>6.78</text:p>
          </table:table-cell>
          <table:table-cell office:value-type="float" office:value="14.07" calcext:value-type="float">
            <text:p>14.07</text:p>
          </table:table-cell>
          <table:table-cell office:value-type="float" office:value="11.85" calcext:value-type="float">
            <text:p>11.85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0.1978" calcext:value-type="float">
            <text:p>0.1978</text:p>
          </table:table-cell>
          <table:table-cell office:value-type="float" office:value="11.1" calcext:value-type="float">
            <text:p>11.1</text:p>
          </table:table-cell>
          <table:table-cell office:value-type="float" office:value="15.02" calcext:value-type="float">
            <text:p>15.02</text:p>
          </table:table-cell>
          <table:table-cell office:value-type="float" office:value="12.68" calcext:value-type="float">
            <text:p>12.68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0.2316" calcext:value-type="float">
            <text:p>0.2316</text:p>
          </table:table-cell>
          <table:table-cell office:value-type="float" office:value="12.16" calcext:value-type="float">
            <text:p>12.16</text:p>
          </table:table-cell>
          <table:table-cell office:value-type="float" office:value="17.22" calcext:value-type="float">
            <text:p>17.22</text:p>
          </table:table-cell>
          <table:table-cell office:value-type="float" office:value="14.62" calcext:value-type="float">
            <text:p>14.62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0.2214" calcext:value-type="float">
            <text:p>0.2214</text:p>
          </table:table-cell>
          <table:table-cell office:value-type="float" office:value="28.42" calcext:value-type="float">
            <text:p>28.42</text:p>
          </table:table-cell>
          <table:table-cell office:value-type="float" office:value="19.76" calcext:value-type="float">
            <text:p>19.76</text:p>
          </table:table-cell>
          <table:table-cell office:value-type="float" office:value="17.16" calcext:value-type="float">
            <text:p>17.16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60-70%</text:p>
          </table:table-cell>
          <table:table-cell table:number-columns-repeated="8"/>
          <table:table-cell office:value-type="string" calcext:value-type="string">
            <text:p>70-80%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5231" calcext:value-type="float">
            <text:p>0.5231</text:p>
          </table:table-cell>
          <table:table-cell office:value-type="float" office:value="0.2" calcext:value-type="float">
            <text:p>0.2</text:p>
          </table:table-cell>
          <table:table-cell office:value-type="float" office:value="17.47" calcext:value-type="float">
            <text:p>17.47</text:p>
          </table:table-cell>
          <table:table-cell office:value-type="float" office:value="11.87" calcext:value-type="float">
            <text:p>11.87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29" calcext:value-type="float">
            <text:p>0.29</text:p>
          </table:table-cell>
          <table:table-cell office:value-type="float" office:value="17.47" calcext:value-type="float">
            <text:p>17.47</text:p>
          </table:table-cell>
          <table:table-cell office:value-type="float" office:value="11.87" calcext:value-type="float">
            <text:p>11.87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23" calcext:value-type="float">
            <text:p>0.23</text:p>
          </table:table-cell>
          <table:table-cell office:value-type="float" office:value="17.48" calcext:value-type="float">
            <text:p>17.48</text:p>
          </table:table-cell>
          <table:table-cell office:value-type="float" office:value="11.82" calcext:value-type="float">
            <text:p>11.82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33" calcext:value-type="float">
            <text:p>0.33</text:p>
          </table:table-cell>
          <table:table-cell office:value-type="float" office:value="17.48" calcext:value-type="float">
            <text:p>17.48</text:p>
          </table:table-cell>
          <table:table-cell office:value-type="float" office:value="11.82" calcext:value-type="float">
            <text:p>11.82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758" calcext:value-type="float">
            <text:p>0.5758</text:p>
          </table:table-cell>
          <table:table-cell office:value-type="float" office:value="0.26" calcext:value-type="float">
            <text:p>0.26</text:p>
          </table:table-cell>
          <table:table-cell office:value-type="float" office:value="17.41" calcext:value-type="float">
            <text:p>17.41</text:p>
          </table:table-cell>
          <table:table-cell office:value-type="float" office:value="11.77" calcext:value-type="float">
            <text:p>11.77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37" calcext:value-type="float">
            <text:p>0.37</text:p>
          </table:table-cell>
          <table:table-cell office:value-type="float" office:value="17.41" calcext:value-type="float">
            <text:p>17.41</text:p>
          </table:table-cell>
          <table:table-cell office:value-type="float" office:value="11.77" calcext:value-type="float">
            <text:p>11.77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3" calcext:value-type="float">
            <text:p>0.3</text:p>
          </table:table-cell>
          <table:table-cell office:value-type="float" office:value="17.26" calcext:value-type="float">
            <text:p>17.26</text:p>
          </table:table-cell>
          <table:table-cell office:value-type="float" office:value="11.72" calcext:value-type="float">
            <text:p>11.72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43" calcext:value-type="float">
            <text:p>0.43</text:p>
          </table:table-cell>
          <table:table-cell office:value-type="float" office:value="17.26" calcext:value-type="float">
            <text:p>17.26</text:p>
          </table:table-cell>
          <table:table-cell office:value-type="float" office:value="11.72" calcext:value-type="float">
            <text:p>11.72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34" calcext:value-type="float">
            <text:p>0.34</text:p>
          </table:table-cell>
          <table:table-cell office:value-type="float" office:value="17.04" calcext:value-type="float">
            <text:p>17.04</text:p>
          </table:table-cell>
          <table:table-cell office:value-type="float" office:value="11.66" calcext:value-type="float">
            <text:p>11.66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6871" calcext:value-type="float">
            <text:p>0.6871</text:p>
          </table:table-cell>
          <table:table-cell office:value-type="float" office:value="0.5" calcext:value-type="float">
            <text:p>0.5</text:p>
          </table:table-cell>
          <table:table-cell office:value-type="float" office:value="17.04" calcext:value-type="float">
            <text:p>17.04</text:p>
          </table:table-cell>
          <table:table-cell office:value-type="float" office:value="11.66" calcext:value-type="float">
            <text:p>11.66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39" calcext:value-type="float">
            <text:p>0.39</text:p>
          </table:table-cell>
          <table:table-cell office:value-type="float" office:value="16.76" calcext:value-type="float">
            <text:p>16.76</text:p>
          </table:table-cell>
          <table:table-cell office:value-type="float" office:value="11.61" calcext:value-type="float">
            <text:p>11.61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57" calcext:value-type="float">
            <text:p>0.57</text:p>
          </table:table-cell>
          <table:table-cell office:value-type="float" office:value="16.76" calcext:value-type="float">
            <text:p>16.76</text:p>
          </table:table-cell>
          <table:table-cell office:value-type="float" office:value="11.61" calcext:value-type="float">
            <text:p>11.61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45" calcext:value-type="float">
            <text:p>0.45</text:p>
          </table:table-cell>
          <table:table-cell office:value-type="float" office:value="16.41" calcext:value-type="float">
            <text:p>16.41</text:p>
          </table:table-cell>
          <table:table-cell office:value-type="float" office:value="11.55" calcext:value-type="float">
            <text:p>11.55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65" calcext:value-type="float">
            <text:p>0.65</text:p>
          </table:table-cell>
          <table:table-cell office:value-type="float" office:value="16.41" calcext:value-type="float">
            <text:p>16.41</text:p>
          </table:table-cell>
          <table:table-cell office:value-type="float" office:value="11.55" calcext:value-type="float">
            <text:p>11.55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51" calcext:value-type="float">
            <text:p>0.51</text:p>
          </table:table-cell>
          <table:table-cell office:value-type="float" office:value="16" calcext:value-type="float">
            <text:p>16</text:p>
          </table:table-cell>
          <table:table-cell office:value-type="float" office:value="11.49" calcext:value-type="float">
            <text:p>11.49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11.49" calcext:value-type="float">
            <text:p>11.49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58" calcext:value-type="float">
            <text:p>0.58</text:p>
          </table:table-cell>
          <table:table-cell office:value-type="float" office:value="15.53" calcext:value-type="float">
            <text:p>15.53</text:p>
          </table:table-cell>
          <table:table-cell office:value-type="float" office:value="11.43" calcext:value-type="float">
            <text:p>11.43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0.7873" calcext:value-type="float">
            <text:p>0.7873</text:p>
          </table:table-cell>
          <table:table-cell office:value-type="float" office:value="0.85" calcext:value-type="float">
            <text:p>0.85</text:p>
          </table:table-cell>
          <table:table-cell office:value-type="float" office:value="15.53" calcext:value-type="float">
            <text:p>15.53</text:p>
          </table:table-cell>
          <table:table-cell office:value-type="float" office:value="11.43" calcext:value-type="float">
            <text:p>11.43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67" calcext:value-type="float">
            <text:p>0.67</text:p>
          </table:table-cell>
          <table:table-cell office:value-type="float" office:value="14.99" calcext:value-type="float">
            <text:p>14.99</text:p>
          </table:table-cell>
          <table:table-cell office:value-type="float" office:value="11.38" calcext:value-type="float">
            <text:p>11.38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98" calcext:value-type="float">
            <text:p>0.98</text:p>
          </table:table-cell>
          <table:table-cell office:value-type="float" office:value="14.99" calcext:value-type="float">
            <text:p>14.99</text:p>
          </table:table-cell>
          <table:table-cell office:value-type="float" office:value="11.38" calcext:value-type="float">
            <text:p>11.38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" calcext:value-type="float">
            <text:p>0.75</text:p>
          </table:table-cell>
          <table:table-cell office:value-type="float" office:value="14.41" calcext:value-type="float">
            <text:p>14.41</text:p>
          </table:table-cell>
          <table:table-cell office:value-type="float" office:value="11.32" calcext:value-type="float">
            <text:p>11.32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0.841" calcext:value-type="float">
            <text:p>0.841</text:p>
          </table:table-cell>
          <table:table-cell office:value-type="float" office:value="1.1" calcext:value-type="float">
            <text:p>1.1</text:p>
          </table:table-cell>
          <table:table-cell office:value-type="float" office:value="14.41" calcext:value-type="float">
            <text:p>14.41</text:p>
          </table:table-cell>
          <table:table-cell office:value-type="float" office:value="11.32" calcext:value-type="float">
            <text:p>11.32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5" calcext:value-type="float">
            <text:p>0.85</text:p>
          </table:table-cell>
          <table:table-cell office:value-type="float" office:value="13.79" calcext:value-type="float">
            <text:p>13.79</text:p>
          </table:table-cell>
          <table:table-cell office:value-type="float" office:value="11.26" calcext:value-type="float">
            <text:p>11.26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0.8351" calcext:value-type="float">
            <text:p>0.8351</text:p>
          </table:table-cell>
          <table:table-cell office:value-type="float" office:value="1.28" calcext:value-type="float">
            <text:p>1.28</text:p>
          </table:table-cell>
          <table:table-cell office:value-type="float" office:value="13.79" calcext:value-type="float">
            <text:p>13.79</text:p>
          </table:table-cell>
          <table:table-cell office:value-type="float" office:value="11.26" calcext:value-type="float">
            <text:p>11.26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0.832" calcext:value-type="float">
            <text:p>0.832</text:p>
          </table:table-cell>
          <table:table-cell office:value-type="float" office:value="0.97" calcext:value-type="float">
            <text:p>0.97</text:p>
          </table:table-cell>
          <table:table-cell office:value-type="float" office:value="13.24" calcext:value-type="float">
            <text:p>13.24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0.8699" calcext:value-type="float">
            <text:p>0.8699</text:p>
          </table:table-cell>
          <table:table-cell office:value-type="float" office:value="1.44" calcext:value-type="float">
            <text:p>1.44</text:p>
          </table:table-cell>
          <table:table-cell office:value-type="float" office:value="13.24" calcext:value-type="float">
            <text:p>13.24</text:p>
          </table:table-cell>
          <table:table-cell office:value-type="float" office:value="11.2" calcext:value-type="float">
            <text:p>11.2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 office:value-type="float" office:value="0.8517" calcext:value-type="float">
            <text:p>0.8517</text:p>
          </table:table-cell>
          <table:table-cell office:value-type="float" office:value="1.1" calcext:value-type="float">
            <text:p>1.1</text:p>
          </table:table-cell>
          <table:table-cell office:value-type="float" office:value="12.76" calcext:value-type="float">
            <text:p>12.76</text:p>
          </table:table-cell>
          <table:table-cell office:value-type="float" office:value="11.14" calcext:value-type="float">
            <text:p>11.14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0.8933" calcext:value-type="float">
            <text:p>0.8933</text:p>
          </table:table-cell>
          <table:table-cell office:value-type="float" office:value="1.62" calcext:value-type="float">
            <text:p>1.62</text:p>
          </table:table-cell>
          <table:table-cell office:value-type="float" office:value="12.76" calcext:value-type="float">
            <text:p>12.76</text:p>
          </table:table-cell>
          <table:table-cell office:value-type="float" office:value="11.14" calcext:value-type="float">
            <text:p>11.14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office:value-type="float" office:value="0.8673" calcext:value-type="float">
            <text:p>0.8673</text:p>
          </table:table-cell>
          <table:table-cell office:value-type="float" office:value="1.24" calcext:value-type="float">
            <text:p>1.24</text:p>
          </table:table-cell>
          <table:table-cell office:value-type="float" office:value="12.35" calcext:value-type="float">
            <text:p>12.35</text:p>
          </table:table-cell>
          <table:table-cell office:value-type="float" office:value="11.08" calcext:value-type="float">
            <text:p>11.08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0.9058" calcext:value-type="float">
            <text:p>0.9058</text:p>
          </table:table-cell>
          <table:table-cell office:value-type="float" office:value="1.84" calcext:value-type="float">
            <text:p>1.84</text:p>
          </table:table-cell>
          <table:table-cell office:value-type="float" office:value="12.35" calcext:value-type="float">
            <text:p>12.35</text:p>
          </table:table-cell>
          <table:table-cell office:value-type="float" office:value="11.08" calcext:value-type="float">
            <text:p>11.08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0.8703" calcext:value-type="float">
            <text:p>0.8703</text:p>
          </table:table-cell>
          <table:table-cell office:value-type="float" office:value="1.06" calcext:value-type="float">
            <text:p>1.06</text:p>
          </table:table-cell>
          <table:table-cell office:value-type="float" office:value="11.85" calcext:value-type="float">
            <text:p>11.85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8929" calcext:value-type="float">
            <text:p>0.8929</text:p>
          </table:table-cell>
          <table:table-cell office:value-type="float" office:value="1.58" calcext:value-type="float">
            <text:p>1.58</text:p>
          </table:table-cell>
          <table:table-cell office:value-type="float" office:value="11.85" calcext:value-type="float">
            <text:p>11.85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0.8747" calcext:value-type="float">
            <text:p>0.8747</text:p>
          </table:table-cell>
          <table:table-cell office:value-type="float" office:value="1.34" calcext:value-type="float">
            <text:p>1.34</text:p>
          </table:table-cell>
          <table:table-cell office:value-type="float" office:value="11.39" calcext:value-type="float">
            <text:p>11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945" calcext:value-type="float">
            <text:p>0.945</text:p>
          </table:table-cell>
          <table:table-cell office:value-type="float" office:value="1.95" calcext:value-type="float">
            <text:p>1.95</text:p>
          </table:table-cell>
          <table:table-cell office:value-type="float" office:value="11.39" calcext:value-type="float">
            <text:p>11.39</text:p>
          </table:table-cell>
          <table:table-cell office:value-type="float" office:value="10.89" calcext:value-type="float">
            <text:p>10.89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9038" calcext:value-type="float">
            <text:p>0.9038</text:p>
          </table:table-cell>
          <table:table-cell office:value-type="float" office:value="1.67" calcext:value-type="float">
            <text:p>1.67</text:p>
          </table:table-cell>
          <table:table-cell office:value-type="float" office:value="11.13" calcext:value-type="float">
            <text:p>11.13</text:p>
          </table:table-cell>
          <table:table-cell office:value-type="float" office:value="10.78" calcext:value-type="float">
            <text:p>10.78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962" calcext:value-type="float">
            <text:p>0.962</text:p>
          </table:table-cell>
          <table:table-cell office:value-type="float" office:value="2.44" calcext:value-type="float">
            <text:p>2.44</text:p>
          </table:table-cell>
          <table:table-cell office:value-type="float" office:value="11.13" calcext:value-type="float">
            <text:p>11.13</text:p>
          </table:table-cell>
          <table:table-cell office:value-type="float" office:value="10.78" calcext:value-type="float">
            <text:p>10.78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0.9107" calcext:value-type="float">
            <text:p>0.9107</text:p>
          </table:table-cell>
          <table:table-cell office:value-type="float" office:value="2.07" calcext:value-type="float">
            <text:p>2.07</text:p>
          </table:table-cell>
          <table:table-cell office:value-type="float" office:value="11.03" calcext:value-type="float">
            <text:p>11.03</text:p>
          </table:table-cell>
          <table:table-cell office:value-type="float" office:value="10.69" calcext:value-type="float">
            <text:p>10.69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9355" calcext:value-type="float">
            <text:p>0.9355</text:p>
          </table:table-cell>
          <table:table-cell office:value-type="float" office:value="3.08" calcext:value-type="float">
            <text:p>3.08</text:p>
          </table:table-cell>
          <table:table-cell office:value-type="float" office:value="11.03" calcext:value-type="float">
            <text:p>11.03</text:p>
          </table:table-cell>
          <table:table-cell office:value-type="float" office:value="10.69" calcext:value-type="float">
            <text:p>10.69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office:value-type="float" office:value="0.868" calcext:value-type="float">
            <text:p>0.868</text:p>
          </table:table-cell>
          <table:table-cell office:value-type="float" office:value="2.63" calcext:value-type="float">
            <text:p>2.63</text:p>
          </table:table-cell>
          <table:table-cell office:value-type="float" office:value="11.34" calcext:value-type="float">
            <text:p>11.34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9141" calcext:value-type="float">
            <text:p>0.9141</text:p>
          </table:table-cell>
          <table:table-cell office:value-type="float" office:value="3.83" calcext:value-type="float">
            <text:p>3.83</text:p>
          </table:table-cell>
          <table:table-cell office:value-type="float" office:value="11.34" calcext:value-type="float">
            <text:p>11.34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3.125" calcext:value-type="float">
            <text:p>3.125</text:p>
          </table:table-cell>
          <table:table-cell office:value-type="float" office:value="0.8797" calcext:value-type="float">
            <text:p>0.8797</text:p>
          </table:table-cell>
          <table:table-cell office:value-type="float" office:value="2.9" calcext:value-type="float">
            <text:p>2.9</text:p>
          </table:table-cell>
          <table:table-cell office:value-type="float" office:value="11.77" calcext:value-type="float">
            <text:p>11.77</text:p>
          </table:table-cell>
          <table:table-cell office:value-type="float" office:value="10.77" calcext:value-type="float">
            <text:p>10.77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 office:value-type="float" office:value="0.9489" calcext:value-type="float">
            <text:p>0.9489</text:p>
          </table:table-cell>
          <table:table-cell office:value-type="float" office:value="4.22" calcext:value-type="float">
            <text:p>4.22</text:p>
          </table:table-cell>
          <table:table-cell office:value-type="float" office:value="11.77" calcext:value-type="float">
            <text:p>11.77</text:p>
          </table:table-cell>
          <table:table-cell office:value-type="float" office:value="10.77" calcext:value-type="float">
            <text:p>10.77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3.375" calcext:value-type="float">
            <text:p>3.375</text:p>
          </table:table-cell>
          <table:table-cell office:value-type="float" office:value="0.8442" calcext:value-type="float">
            <text:p>0.8442</text:p>
          </table:table-cell>
          <table:table-cell office:value-type="float" office:value="3.79" calcext:value-type="float">
            <text:p>3.79</text:p>
          </table:table-cell>
          <table:table-cell office:value-type="float" office:value="11.89" calcext:value-type="float">
            <text:p>11.89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3.375" calcext:value-type="float">
            <text:p>3.375</text:p>
          </table:table-cell>
          <table:table-cell office:value-type="float" office:value="0.8728" calcext:value-type="float">
            <text:p>0.8728</text:p>
          </table:table-cell>
          <table:table-cell office:value-type="float" office:value="5.63" calcext:value-type="float">
            <text:p>5.63</text:p>
          </table:table-cell>
          <table:table-cell office:value-type="float" office:value="11.89" calcext:value-type="float">
            <text:p>11.89</text:p>
          </table:table-cell>
          <table:table-cell office:value-type="float" office:value="10.7" calcext:value-type="float">
            <text:p>10.7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3.625" calcext:value-type="float">
            <text:p>3.625</text:p>
          </table:table-cell>
          <table:table-cell office:value-type="float" office:value="0.8364" calcext:value-type="float">
            <text:p>0.8364</text:p>
          </table:table-cell>
          <table:table-cell office:value-type="float" office:value="4.79" calcext:value-type="float">
            <text:p>4.79</text:p>
          </table:table-cell>
          <table:table-cell office:value-type="float" office:value="12.02" calcext:value-type="float">
            <text:p>12.02</text:p>
          </table:table-cell>
          <table:table-cell office:value-type="float" office:value="10.65" calcext:value-type="float">
            <text:p>10.65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3.625" calcext:value-type="float">
            <text:p>3.625</text:p>
          </table:table-cell>
          <table:table-cell office:value-type="float" office:value="0.951" calcext:value-type="float">
            <text:p>0.951</text:p>
          </table:table-cell>
          <table:table-cell office:value-type="float" office:value="6.73" calcext:value-type="float">
            <text:p>6.73</text:p>
          </table:table-cell>
          <table:table-cell office:value-type="float" office:value="12.02" calcext:value-type="float">
            <text:p>12.02</text:p>
          </table:table-cell>
          <table:table-cell office:value-type="float" office:value="10.65" calcext:value-type="float">
            <text:p>10.65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3.875" calcext:value-type="float">
            <text:p>3.875</text:p>
          </table:table-cell>
          <table:table-cell office:value-type="float" office:value="0.8696" calcext:value-type="float">
            <text:p>0.8696</text:p>
          </table:table-cell>
          <table:table-cell office:value-type="float" office:value="5.9" calcext:value-type="float">
            <text:p>5.9</text:p>
          </table:table-cell>
          <table:table-cell office:value-type="float" office:value="12.16" calcext:value-type="float">
            <text:p>12.16</text:p>
          </table:table-cell>
          <table:table-cell office:value-type="float" office:value="10.63" calcext:value-type="float">
            <text:p>10.63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3.875" calcext:value-type="float">
            <text:p>3.875</text:p>
          </table:table-cell>
          <table:table-cell office:value-type="float" office:value="0.7717" calcext:value-type="float">
            <text:p>0.7717</text:p>
          </table:table-cell>
          <table:table-cell office:value-type="float" office:value="9.56" calcext:value-type="float">
            <text:p>9.56</text:p>
          </table:table-cell>
          <table:table-cell office:value-type="float" office:value="12.16" calcext:value-type="float">
            <text:p>12.16</text:p>
          </table:table-cell>
          <table:table-cell office:value-type="float" office:value="10.63" calcext:value-type="float">
            <text:p>10.63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0.8807" calcext:value-type="float">
            <text:p>0.8807</text:p>
          </table:table-cell>
          <table:table-cell office:value-type="float" office:value="5.87" calcext:value-type="float">
            <text:p>5.87</text:p>
          </table:table-cell>
          <table:table-cell office:value-type="float" office:value="12.36" calcext:value-type="float">
            <text:p>12.36</text:p>
          </table:table-cell>
          <table:table-cell office:value-type="float" office:value="10.65" calcext:value-type="float">
            <text:p>10.65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0.8364" calcext:value-type="float">
            <text:p>0.8364</text:p>
          </table:table-cell>
          <table:table-cell office:value-type="float" office:value="9.14" calcext:value-type="float">
            <text:p>9.14</text:p>
          </table:table-cell>
          <table:table-cell office:value-type="float" office:value="12.36" calcext:value-type="float">
            <text:p>12.36</text:p>
          </table:table-cell>
          <table:table-cell office:value-type="float" office:value="10.65" calcext:value-type="float">
            <text:p>10.65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0.7358" calcext:value-type="float">
            <text:p>0.7358</text:p>
          </table:table-cell>
          <table:table-cell office:value-type="float" office:value="9.04" calcext:value-type="float">
            <text:p>9.04</text:p>
          </table:table-cell>
          <table:table-cell office:value-type="float" office:value="12.64" calcext:value-type="float">
            <text:p>12.64</text:p>
          </table:table-cell>
          <table:table-cell office:value-type="float" office:value="10.75" calcext:value-type="float">
            <text:p>10.75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0.9048" calcext:value-type="float">
            <text:p>0.9048</text:p>
          </table:table-cell>
          <table:table-cell office:value-type="float" office:value="12.04" calcext:value-type="float">
            <text:p>12.04</text:p>
          </table:table-cell>
          <table:table-cell office:value-type="float" office:value="12.64" calcext:value-type="float">
            <text:p>12.64</text:p>
          </table:table-cell>
          <table:table-cell office:value-type="float" office:value="10.75" calcext:value-type="float">
            <text:p>10.75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135" calcext:value-type="float">
            <text:p>0.7135</text:p>
          </table:table-cell>
          <table:table-cell office:value-type="float" office:value="11.95" calcext:value-type="float">
            <text:p>11.95</text:p>
          </table:table-cell>
          <table:table-cell office:value-type="float" office:value="12.97" calcext:value-type="float">
            <text:p>12.97</text:p>
          </table:table-cell>
          <table:table-cell office:value-type="float" office:value="10.95" calcext:value-type="float">
            <text:p>10.95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528" calcext:value-type="float">
            <text:p>0.7528</text:p>
          </table:table-cell>
          <table:table-cell office:value-type="float" office:value="19.46" calcext:value-type="float">
            <text:p>19.46</text:p>
          </table:table-cell>
          <table:table-cell office:value-type="float" office:value="12.97" calcext:value-type="float">
            <text:p>12.97</text:p>
          </table:table-cell>
          <table:table-cell office:value-type="float" office:value="10.95" calcext:value-type="float">
            <text:p>10.95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0.6893" calcext:value-type="float">
            <text:p>0.6893</text:p>
          </table:table-cell>
          <table:table-cell office:value-type="float" office:value="18" calcext:value-type="float">
            <text:p>18</text:p>
          </table:table-cell>
          <table:table-cell office:value-type="float" office:value="13.35" calcext:value-type="float">
            <text:p>13.35</text:p>
          </table:table-cell>
          <table:table-cell office:value-type="float" office:value="11.26" calcext:value-type="float">
            <text:p>11.26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0.534" calcext:value-type="float">
            <text:p>0.534</text:p>
          </table:table-cell>
          <table:table-cell office:value-type="float" office:value="38.32" calcext:value-type="float">
            <text:p>38.32</text:p>
          </table:table-cell>
          <table:table-cell office:value-type="float" office:value="13.35" calcext:value-type="float">
            <text:p>13.35</text:p>
          </table:table-cell>
          <table:table-cell office:value-type="float" office:value="11.26" calcext:value-type="float">
            <text:p>11.26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0.7619" calcext:value-type="float">
            <text:p>0.7619</text:p>
          </table:table-cell>
          <table:table-cell office:value-type="float" office:value="23.37" calcext:value-type="float">
            <text:p>23.37</text:p>
          </table:table-cell>
          <table:table-cell office:value-type="float" office:value="14.35" calcext:value-type="float">
            <text:p>14.35</text:p>
          </table:table-cell>
          <table:table-cell office:value-type="float" office:value="12.14" calcext:value-type="float">
            <text:p>12.14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.766" calcext:value-type="float">
            <text:p>0.766</text:p>
          </table:table-cell>
          <table:table-cell office:value-type="float" office:value="36.76" calcext:value-type="float">
            <text:p>36.76</text:p>
          </table:table-cell>
          <table:table-cell office:value-type="float" office:value="14.35" calcext:value-type="float">
            <text:p>14.35</text:p>
          </table:table-cell>
          <table:table-cell office:value-type="float" office:value="12.14" calcext:value-type="float">
            <text:p>12.14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0.69" calcext:value-type="float">
            <text:p>0.69</text:p>
          </table:table-cell>
          <table:table-cell office:value-type="float" office:value="26.66" calcext:value-type="float">
            <text:p>26.66</text:p>
          </table:table-cell>
          <table:table-cell office:value-type="float" office:value="16.63" calcext:value-type="float">
            <text:p>16.63</text:p>
          </table:table-cell>
          <table:table-cell office:value-type="float" office:value="14.19" calcext:value-type="float">
            <text:p>14.19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0.5512" calcext:value-type="float">
            <text:p>0.5512</text:p>
          </table:table-cell>
          <table:table-cell office:value-type="float" office:value="47.63" calcext:value-type="float">
            <text:p>47.63</text:p>
          </table:table-cell>
          <table:table-cell office:value-type="float" office:value="16.63" calcext:value-type="float">
            <text:p>16.63</text:p>
          </table:table-cell>
          <table:table-cell office:value-type="float" office:value="14.19" calcext:value-type="float">
            <text:p>14.19</text:p>
          </table:table-cell>
          <table:table-cell office:value-type="float" office:value="10.4" calcext:value-type="float">
            <text:p>10.4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0.6192" calcext:value-type="float">
            <text:p>0.6192</text:p>
          </table:table-cell>
          <table:table-cell office:value-type="float" office:value="73.87" calcext:value-type="float">
            <text:p>73.87</text:p>
          </table:table-cell>
          <table:table-cell office:value-type="float" office:value="19.25" calcext:value-type="float">
            <text:p>19.25</text:p>
          </table:table-cell>
          <table:table-cell office:value-type="float" office:value="16.83" calcext:value-type="float">
            <text:p>16.83</text:p>
          </table:table-cell>
          <table:table-cell office:value-type="float" office:value="10.4" calcext:value-type="float">
            <text:p>10.4</text:p>
          </table:table-cell>
          <table:table-cell office:value-type="float" office:value="26.7" calcext:value-type="float">
            <text:p>26.7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60-80%</text:p>
          </table:table-cell>
          <table:table-cell table:formula="of:=[.B40]" office:value-type="float" office:value="0.55" calcext:value-type="float">
            <text:p>0.55</text:p>
          </table:table-cell>
          <table:table-cell table:formula="of:=([.C40]+[.L40])/2" office:value-type="float" office:value="0.56425" calcext:value-type="float">
            <text:p>0.56425</text:p>
          </table:table-cell>
          <table:table-cell table:style-name="ce2" table:formula="of:=SQRT([.D40]*[.D40]+[.M40]*[.M40])/2" office:value-type="float" office:value="0.176139149538085" calcext:value-type="float">
            <text:p>0.18</text:p>
          </table:table-cell>
          <table:table-cell table:formula="of:=([.E40]+[.N40])/2" office:value-type="float" office:value="17.47" calcext:value-type="float">
            <text:p>17.47</text:p>
          </table:table-cell>
          <table:table-cell table:formula="of:=([.F40]+[.O40])/2" office:value-type="float" office:value="11.87" calcext:value-type="float">
            <text:p>11.87</text:p>
          </table:table-cell>
          <table:table-cell table:formula="of:=([.G40]+[.P40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1]" office:value-type="float" office:value="0.65" calcext:value-type="float">
            <text:p>0.65</text:p>
          </table:table-cell>
          <table:table-cell table:formula="of:=([.C41]+[.L41])/2" office:value-type="float" office:value="0.5876" calcext:value-type="float">
            <text:p>0.5876</text:p>
          </table:table-cell>
          <table:table-cell table:style-name="ce2" table:formula="of:=SQRT([.D41]*[.D41]+[.M41]*[.M41])/2" office:value-type="float" office:value="0.201121853611188" calcext:value-type="float">
            <text:p>0.20</text:p>
          </table:table-cell>
          <table:table-cell table:formula="of:=([.E41]+[.N41])/2" office:value-type="float" office:value="17.48" calcext:value-type="float">
            <text:p>17.48</text:p>
          </table:table-cell>
          <table:table-cell table:formula="of:=([.F41]+[.O41])/2" office:value-type="float" office:value="11.82" calcext:value-type="float">
            <text:p>11.82</text:p>
          </table:table-cell>
          <table:table-cell table:formula="of:=([.G41]+[.P41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2]" office:value-type="float" office:value="0.75" calcext:value-type="float">
            <text:p>0.75</text:p>
          </table:table-cell>
          <table:table-cell table:formula="of:=([.C42]+[.L42])/2" office:value-type="float" office:value="0.6096" calcext:value-type="float">
            <text:p>0.6096</text:p>
          </table:table-cell>
          <table:table-cell table:style-name="ce2" table:formula="of:=SQRT([.D42]*[.D42]+[.M42]*[.M42])/2" office:value-type="float" office:value="0.2261083810919" calcext:value-type="float">
            <text:p>0.23</text:p>
          </table:table-cell>
          <table:table-cell table:formula="of:=([.E42]+[.N42])/2" office:value-type="float" office:value="17.41" calcext:value-type="float">
            <text:p>17.41</text:p>
          </table:table-cell>
          <table:table-cell table:formula="of:=([.F42]+[.O42])/2" office:value-type="float" office:value="11.77" calcext:value-type="float">
            <text:p>11.77</text:p>
          </table:table-cell>
          <table:table-cell table:formula="of:=([.G42]+[.P42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3]" office:value-type="float" office:value="0.85" calcext:value-type="float">
            <text:p>0.85</text:p>
          </table:table-cell>
          <table:table-cell table:formula="of:=([.C43]+[.L43])/2" office:value-type="float" office:value="0.63255" calcext:value-type="float">
            <text:p>0.63255</text:p>
          </table:table-cell>
          <table:table-cell table:style-name="ce2" table:formula="of:=SQRT([.D43]*[.D43]+[.M43]*[.M43])/2" office:value-type="float" office:value="0.262154534578367" calcext:value-type="float">
            <text:p>0.26</text:p>
          </table:table-cell>
          <table:table-cell table:formula="of:=([.E43]+[.N43])/2" office:value-type="float" office:value="17.26" calcext:value-type="float">
            <text:p>17.26</text:p>
          </table:table-cell>
          <table:table-cell table:formula="of:=([.F43]+[.O43])/2" office:value-type="float" office:value="11.72" calcext:value-type="float">
            <text:p>11.72</text:p>
          </table:table-cell>
          <table:table-cell table:formula="of:=([.G43]+[.P43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4]" office:value-type="float" office:value="0.95" calcext:value-type="float">
            <text:p>0.95</text:p>
          </table:table-cell>
          <table:table-cell table:formula="of:=([.C44]+[.L44])/2" office:value-type="float" office:value="0.6546" calcext:value-type="float">
            <text:p>0.6546</text:p>
          </table:table-cell>
          <table:table-cell table:style-name="ce2" table:formula="of:=SQRT([.D44]*[.D44]+[.M44]*[.M44])/2" office:value-type="float" office:value="0.302324329156619" calcext:value-type="float">
            <text:p>0.30</text:p>
          </table:table-cell>
          <table:table-cell table:formula="of:=([.E44]+[.N44])/2" office:value-type="float" office:value="17.04" calcext:value-type="float">
            <text:p>17.04</text:p>
          </table:table-cell>
          <table:table-cell table:formula="of:=([.F44]+[.O44])/2" office:value-type="float" office:value="11.66" calcext:value-type="float">
            <text:p>11.66</text:p>
          </table:table-cell>
          <table:table-cell table:formula="of:=([.G44]+[.P44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5]" office:value-type="float" office:value="1.05" calcext:value-type="float">
            <text:p>1.05</text:p>
          </table:table-cell>
          <table:table-cell table:formula="of:=([.C45]+[.L45])/2" office:value-type="float" office:value="0.68435" calcext:value-type="float">
            <text:p>0.68435</text:p>
          </table:table-cell>
          <table:table-cell table:style-name="ce2" table:formula="of:=SQRT([.D45]*[.D45]+[.M45]*[.M45])/2" office:value-type="float" office:value="0.34532593299664" calcext:value-type="float">
            <text:p>0.35</text:p>
          </table:table-cell>
          <table:table-cell table:formula="of:=([.E45]+[.N45])/2" office:value-type="float" office:value="16.76" calcext:value-type="float">
            <text:p>16.76</text:p>
          </table:table-cell>
          <table:table-cell table:formula="of:=([.F45]+[.O45])/2" office:value-type="float" office:value="11.61" calcext:value-type="float">
            <text:p>11.61</text:p>
          </table:table-cell>
          <table:table-cell table:formula="of:=([.G45]+[.P45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6]" office:value-type="float" office:value="1.15" calcext:value-type="float">
            <text:p>1.15</text:p>
          </table:table-cell>
          <table:table-cell table:formula="of:=([.C46]+[.L46])/2" office:value-type="float" office:value="0.70665" calcext:value-type="float">
            <text:p>0.70665</text:p>
          </table:table-cell>
          <table:table-cell table:style-name="ce2" table:formula="of:=SQRT([.D46]*[.D46]+[.M46]*[.M46])/2" office:value-type="float" office:value="0.395284707521047" calcext:value-type="float">
            <text:p>0.40</text:p>
          </table:table-cell>
          <table:table-cell table:formula="of:=([.E46]+[.N46])/2" office:value-type="float" office:value="16.41" calcext:value-type="float">
            <text:p>16.41</text:p>
          </table:table-cell>
          <table:table-cell table:formula="of:=([.F46]+[.O46])/2" office:value-type="float" office:value="11.55" calcext:value-type="float">
            <text:p>11.55</text:p>
          </table:table-cell>
          <table:table-cell table:formula="of:=([.G46]+[.P46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7]" office:value-type="float" office:value="1.25" calcext:value-type="float">
            <text:p>1.25</text:p>
          </table:table-cell>
          <table:table-cell table:formula="of:=([.C47]+[.L47])/2" office:value-type="float" office:value="0.7356" calcext:value-type="float">
            <text:p>0.7356</text:p>
          </table:table-cell>
          <table:table-cell table:style-name="ce2" table:formula="of:=SQRT([.D47]*[.D47]+[.M47]*[.M47])/2" office:value-type="float" office:value="0.453486493734929" calcext:value-type="float">
            <text:p>0.45</text:p>
          </table:table-cell>
          <table:table-cell table:formula="of:=([.E47]+[.N47])/2" office:value-type="float" office:value="16" calcext:value-type="float">
            <text:p>16</text:p>
          </table:table-cell>
          <table:table-cell table:formula="of:=([.F47]+[.O47])/2" office:value-type="float" office:value="11.49" calcext:value-type="float">
            <text:p>11.49</text:p>
          </table:table-cell>
          <table:table-cell table:formula="of:=([.G47]+[.P47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8]" office:value-type="float" office:value="1.35" calcext:value-type="float">
            <text:p>1.35</text:p>
          </table:table-cell>
          <table:table-cell table:formula="of:=([.C48]+[.L48])/2" office:value-type="float" office:value="0.7649" calcext:value-type="float">
            <text:p>0.7649</text:p>
          </table:table-cell>
          <table:table-cell table:style-name="ce2" table:formula="of:=SQRT([.D48]*[.D48]+[.M48]*[.M48])/2" office:value-type="float" office:value="0.514514334105475" calcext:value-type="float">
            <text:p>0.51</text:p>
          </table:table-cell>
          <table:table-cell table:formula="of:=([.E48]+[.N48])/2" office:value-type="float" office:value="15.53" calcext:value-type="float">
            <text:p>15.53</text:p>
          </table:table-cell>
          <table:table-cell table:formula="of:=([.F48]+[.O48])/2" office:value-type="float" office:value="11.43" calcext:value-type="float">
            <text:p>11.43</text:p>
          </table:table-cell>
          <table:table-cell table:formula="of:=([.G48]+[.P48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49]" office:value-type="float" office:value="1.45" calcext:value-type="float">
            <text:p>1.45</text:p>
          </table:table-cell>
          <table:table-cell table:formula="of:=([.C49]+[.L49])/2" office:value-type="float" office:value="0.78365" calcext:value-type="float">
            <text:p>0.78365</text:p>
          </table:table-cell>
          <table:table-cell table:style-name="ce2" table:formula="of:=SQRT([.D49]*[.D49]+[.M49]*[.M49])/2" office:value-type="float" office:value="0.593569709469747" calcext:value-type="float">
            <text:p>0.59</text:p>
          </table:table-cell>
          <table:table-cell table:formula="of:=([.E49]+[.N49])/2" office:value-type="float" office:value="14.99" calcext:value-type="float">
            <text:p>14.99</text:p>
          </table:table-cell>
          <table:table-cell table:formula="of:=([.F49]+[.O49])/2" office:value-type="float" office:value="11.38" calcext:value-type="float">
            <text:p>11.38</text:p>
          </table:table-cell>
          <table:table-cell table:formula="of:=([.G49]+[.P49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0]" office:value-type="float" office:value="1.55" calcext:value-type="float">
            <text:p>1.55</text:p>
          </table:table-cell>
          <table:table-cell table:formula="of:=([.C50]+[.L50])/2" office:value-type="float" office:value="0.822" calcext:value-type="float">
            <text:p>0.822</text:p>
          </table:table-cell>
          <table:table-cell table:style-name="ce2" table:formula="of:=SQRT([.D50]*[.D50]+[.M50]*[.M50])/2" office:value-type="float" office:value="0.665676347784717" calcext:value-type="float">
            <text:p>0.67</text:p>
          </table:table-cell>
          <table:table-cell table:formula="of:=([.E50]+[.N50])/2" office:value-type="float" office:value="14.41" calcext:value-type="float">
            <text:p>14.41</text:p>
          </table:table-cell>
          <table:table-cell table:formula="of:=([.F50]+[.O50])/2" office:value-type="float" office:value="11.32" calcext:value-type="float">
            <text:p>11.32</text:p>
          </table:table-cell>
          <table:table-cell table:formula="of:=([.G50]+[.P50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1]" office:value-type="float" office:value="1.65" calcext:value-type="float">
            <text:p>1.65</text:p>
          </table:table-cell>
          <table:table-cell table:formula="of:=([.C51]+[.L51])/2" office:value-type="float" office:value="0.82795" calcext:value-type="float">
            <text:p>0.82795</text:p>
          </table:table-cell>
          <table:table-cell table:style-name="ce2" table:formula="of:=SQRT([.D51]*[.D51]+[.M51]*[.M51])/2" office:value-type="float" office:value="0.768261023350788" calcext:value-type="float">
            <text:p>0.77</text:p>
          </table:table-cell>
          <table:table-cell table:formula="of:=([.E51]+[.N51])/2" office:value-type="float" office:value="13.79" calcext:value-type="float">
            <text:p>13.79</text:p>
          </table:table-cell>
          <table:table-cell table:formula="of:=([.F51]+[.O51])/2" office:value-type="float" office:value="11.26" calcext:value-type="float">
            <text:p>11.26</text:p>
          </table:table-cell>
          <table:table-cell table:formula="of:=([.G51]+[.P51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2]" office:value-type="float" office:value="1.75" calcext:value-type="float">
            <text:p>1.75</text:p>
          </table:table-cell>
          <table:table-cell table:formula="of:=([.C52]+[.L52])/2" office:value-type="float" office:value="0.85095" calcext:value-type="float">
            <text:p>0.85095</text:p>
          </table:table-cell>
          <table:table-cell table:style-name="ce2" table:formula="of:=SQRT([.D52]*[.D52]+[.M52]*[.M52])/2" office:value-type="float" office:value="0.868115775688934" calcext:value-type="float">
            <text:p>0.87</text:p>
          </table:table-cell>
          <table:table-cell table:formula="of:=([.E52]+[.N52])/2" office:value-type="float" office:value="13.24" calcext:value-type="float">
            <text:p>13.24</text:p>
          </table:table-cell>
          <table:table-cell table:formula="of:=([.F52]+[.O52])/2" office:value-type="float" office:value="11.2" calcext:value-type="float">
            <text:p>11.2</text:p>
          </table:table-cell>
          <table:table-cell table:formula="of:=([.G52]+[.P52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3]" office:value-type="float" office:value="1.85" calcext:value-type="float">
            <text:p>1.85</text:p>
          </table:table-cell>
          <table:table-cell table:formula="of:=([.C53]+[.L53])/2" office:value-type="float" office:value="0.8725" calcext:value-type="float">
            <text:p>0.8725</text:p>
          </table:table-cell>
          <table:table-cell table:style-name="ce2" table:formula="of:=SQRT([.D53]*[.D53]+[.M53]*[.M53])/2" office:value-type="float" office:value="0.979081201943945" calcext:value-type="float">
            <text:p>0.98</text:p>
          </table:table-cell>
          <table:table-cell table:formula="of:=([.E53]+[.N53])/2" office:value-type="float" office:value="12.76" calcext:value-type="float">
            <text:p>12.76</text:p>
          </table:table-cell>
          <table:table-cell table:formula="of:=([.F53]+[.O53])/2" office:value-type="float" office:value="11.14" calcext:value-type="float">
            <text:p>11.14</text:p>
          </table:table-cell>
          <table:table-cell table:formula="of:=([.G53]+[.P53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4]" office:value-type="float" office:value="1.95" calcext:value-type="float">
            <text:p>1.95</text:p>
          </table:table-cell>
          <table:table-cell table:formula="of:=([.C54]+[.L54])/2" office:value-type="float" office:value="0.88655" calcext:value-type="float">
            <text:p>0.88655</text:p>
          </table:table-cell>
          <table:table-cell table:style-name="ce2" table:formula="of:=SQRT([.D54]*[.D54]+[.M54]*[.M54])/2" office:value-type="float" office:value="1.10941425986869" calcext:value-type="float">
            <text:p>1.11</text:p>
          </table:table-cell>
          <table:table-cell table:formula="of:=([.E54]+[.N54])/2" office:value-type="float" office:value="12.35" calcext:value-type="float">
            <text:p>12.35</text:p>
          </table:table-cell>
          <table:table-cell table:formula="of:=([.F54]+[.O54])/2" office:value-type="float" office:value="11.08" calcext:value-type="float">
            <text:p>11.08</text:p>
          </table:table-cell>
          <table:table-cell table:formula="of:=([.G54]+[.P54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5]" office:value-type="float" office:value="2.1" calcext:value-type="float">
            <text:p>2.1</text:p>
          </table:table-cell>
          <table:table-cell table:formula="of:=([.C55]+[.L55])/2" office:value-type="float" office:value="0.8816" calcext:value-type="float">
            <text:p>0.8816</text:p>
          </table:table-cell>
          <table:table-cell table:style-name="ce2" table:formula="of:=SQRT([.D55]*[.D55]+[.M55]*[.M55])/2" office:value-type="float" office:value="0.951314879522022" calcext:value-type="float">
            <text:p>0.95</text:p>
          </table:table-cell>
          <table:table-cell table:formula="of:=([.E55]+[.N55])/2" office:value-type="float" office:value="11.85" calcext:value-type="float">
            <text:p>11.85</text:p>
          </table:table-cell>
          <table:table-cell table:formula="of:=([.F55]+[.O55])/2" office:value-type="float" office:value="11" calcext:value-type="float">
            <text:p>11</text:p>
          </table:table-cell>
          <table:table-cell table:formula="of:=([.G55]+[.P55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6]" office:value-type="float" office:value="2.3" calcext:value-type="float">
            <text:p>2.3</text:p>
          </table:table-cell>
          <table:table-cell table:formula="of:=([.C56]+[.L56])/2" office:value-type="float" office:value="0.90985" calcext:value-type="float">
            <text:p>0.90985</text:p>
          </table:table-cell>
          <table:table-cell table:style-name="ce2" table:formula="of:=SQRT([.D56]*[.D56]+[.M56]*[.M56])/2" office:value-type="float" office:value="1.18301521545583" calcext:value-type="float">
            <text:p>1.18</text:p>
          </table:table-cell>
          <table:table-cell table:formula="of:=([.E56]+[.N56])/2" office:value-type="float" office:value="11.39" calcext:value-type="float">
            <text:p>11.39</text:p>
          </table:table-cell>
          <table:table-cell table:formula="of:=([.F56]+[.O56])/2" office:value-type="float" office:value="10.89" calcext:value-type="float">
            <text:p>10.89</text:p>
          </table:table-cell>
          <table:table-cell table:formula="of:=([.G56]+[.P56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7]" office:value-type="float" office:value="2.5" calcext:value-type="float">
            <text:p>2.5</text:p>
          </table:table-cell>
          <table:table-cell table:formula="of:=([.C57]+[.L57])/2" office:value-type="float" office:value="0.9329" calcext:value-type="float">
            <text:p>0.9329</text:p>
          </table:table-cell>
          <table:table-cell table:style-name="ce2" table:formula="of:=SQRT([.D57]*[.D57]+[.M57]*[.M57])/2" office:value-type="float" office:value="1.47838594419725" calcext:value-type="float">
            <text:p>1.48</text:p>
          </table:table-cell>
          <table:table-cell table:formula="of:=([.E57]+[.N57])/2" office:value-type="float" office:value="11.13" calcext:value-type="float">
            <text:p>11.13</text:p>
          </table:table-cell>
          <table:table-cell table:formula="of:=([.F57]+[.O57])/2" office:value-type="float" office:value="10.78" calcext:value-type="float">
            <text:p>10.78</text:p>
          </table:table-cell>
          <table:table-cell table:formula="of:=([.G57]+[.P57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8]" office:value-type="float" office:value="2.7" calcext:value-type="float">
            <text:p>2.7</text:p>
          </table:table-cell>
          <table:table-cell table:formula="of:=([.C58]+[.L58])/2" office:value-type="float" office:value="0.9231" calcext:value-type="float">
            <text:p>0.9231</text:p>
          </table:table-cell>
          <table:table-cell table:style-name="ce2" table:formula="of:=SQRT([.D58]*[.D58]+[.M58]*[.M58])/2" office:value-type="float" office:value="1.85548511176997" calcext:value-type="float">
            <text:p>1.86</text:p>
          </table:table-cell>
          <table:table-cell table:formula="of:=([.E58]+[.N58])/2" office:value-type="float" office:value="11.03" calcext:value-type="float">
            <text:p>11.03</text:p>
          </table:table-cell>
          <table:table-cell table:formula="of:=([.F58]+[.O58])/2" office:value-type="float" office:value="10.69" calcext:value-type="float">
            <text:p>10.69</text:p>
          </table:table-cell>
          <table:table-cell table:formula="of:=([.G58]+[.P58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59]" office:value-type="float" office:value="2.9" calcext:value-type="float">
            <text:p>2.9</text:p>
          </table:table-cell>
          <table:table-cell table:formula="of:=([.C59]+[.L59])/2" office:value-type="float" office:value="0.89105" calcext:value-type="float">
            <text:p>0.89105</text:p>
          </table:table-cell>
          <table:table-cell table:style-name="ce2" table:formula="of:=SQRT([.D59]*[.D59]+[.M59]*[.M59])/2" office:value-type="float" office:value="2.32302604376275" calcext:value-type="float">
            <text:p>2.32</text:p>
          </table:table-cell>
          <table:table-cell table:formula="of:=([.E59]+[.N59])/2" office:value-type="float" office:value="11.34" calcext:value-type="float">
            <text:p>11.34</text:p>
          </table:table-cell>
          <table:table-cell table:formula="of:=([.F59]+[.O59])/2" office:value-type="float" office:value="10.6" calcext:value-type="float">
            <text:p>10.6</text:p>
          </table:table-cell>
          <table:table-cell table:formula="of:=([.G59]+[.P59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0]" office:value-type="float" office:value="3.125" calcext:value-type="float">
            <text:p>3.125</text:p>
          </table:table-cell>
          <table:table-cell table:formula="of:=([.C60]+[.L60])/2" office:value-type="float" office:value="0.9143" calcext:value-type="float">
            <text:p>0.9143</text:p>
          </table:table-cell>
          <table:table-cell table:style-name="ce2" table:formula="of:=SQRT([.D60]*[.D60]+[.M60]*[.M60])/2" office:value-type="float" office:value="2.56019530504999" calcext:value-type="float">
            <text:p>2.56</text:p>
          </table:table-cell>
          <table:table-cell table:formula="of:=([.E60]+[.N60])/2" office:value-type="float" office:value="11.77" calcext:value-type="float">
            <text:p>11.77</text:p>
          </table:table-cell>
          <table:table-cell table:formula="of:=([.F60]+[.O60])/2" office:value-type="float" office:value="10.77" calcext:value-type="float">
            <text:p>10.77</text:p>
          </table:table-cell>
          <table:table-cell table:formula="of:=([.G60]+[.P60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1]" office:value-type="float" office:value="3.375" calcext:value-type="float">
            <text:p>3.375</text:p>
          </table:table-cell>
          <table:table-cell table:formula="of:=([.C61]+[.L61])/2" office:value-type="float" office:value="0.8585" calcext:value-type="float">
            <text:p>0.8585</text:p>
          </table:table-cell>
          <table:table-cell table:style-name="ce2" table:formula="of:=SQRT([.D61]*[.D61]+[.M61]*[.M61])/2" office:value-type="float" office:value="3.39341273646458" calcext:value-type="float">
            <text:p>3.39</text:p>
          </table:table-cell>
          <table:table-cell table:formula="of:=([.E61]+[.N61])/2" office:value-type="float" office:value="11.89" calcext:value-type="float">
            <text:p>11.89</text:p>
          </table:table-cell>
          <table:table-cell table:formula="of:=([.F61]+[.O61])/2" office:value-type="float" office:value="10.7" calcext:value-type="float">
            <text:p>10.7</text:p>
          </table:table-cell>
          <table:table-cell table:formula="of:=([.G61]+[.P61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2]" office:value-type="float" office:value="3.625" calcext:value-type="float">
            <text:p>3.625</text:p>
          </table:table-cell>
          <table:table-cell table:formula="of:=([.C62]+[.L62])/2" office:value-type="float" office:value="0.8937" calcext:value-type="float">
            <text:p>0.8937</text:p>
          </table:table-cell>
          <table:table-cell table:style-name="ce2" table:formula="of:=SQRT([.D62]*[.D62]+[.M62]*[.M62])/2" office:value-type="float" office:value="4.13028449383332" calcext:value-type="float">
            <text:p>4.13</text:p>
          </table:table-cell>
          <table:table-cell table:formula="of:=([.E62]+[.N62])/2" office:value-type="float" office:value="12.02" calcext:value-type="float">
            <text:p>12.02</text:p>
          </table:table-cell>
          <table:table-cell table:formula="of:=([.F62]+[.O62])/2" office:value-type="float" office:value="10.65" calcext:value-type="float">
            <text:p>10.65</text:p>
          </table:table-cell>
          <table:table-cell table:formula="of:=([.G62]+[.P62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3]" office:value-type="float" office:value="3.875" calcext:value-type="float">
            <text:p>3.875</text:p>
          </table:table-cell>
          <table:table-cell table:formula="of:=([.C63]+[.L63])/2" office:value-type="float" office:value="0.82065" calcext:value-type="float">
            <text:p>0.82065</text:p>
          </table:table-cell>
          <table:table-cell table:style-name="ce2" table:formula="of:=SQRT([.D63]*[.D63]+[.M63]*[.M63])/2" office:value-type="float" office:value="5.61701878223671" calcext:value-type="float">
            <text:p>5.62</text:p>
          </table:table-cell>
          <table:table-cell table:formula="of:=([.E63]+[.N63])/2" office:value-type="float" office:value="12.16" calcext:value-type="float">
            <text:p>12.16</text:p>
          </table:table-cell>
          <table:table-cell table:formula="of:=([.F63]+[.O63])/2" office:value-type="float" office:value="10.63" calcext:value-type="float">
            <text:p>10.63</text:p>
          </table:table-cell>
          <table:table-cell table:formula="of:=([.G63]+[.P63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4]" office:value-type="float" office:value="4.2" calcext:value-type="float">
            <text:p>4.2</text:p>
          </table:table-cell>
          <table:table-cell table:formula="of:=([.C64]+[.L64])/2" office:value-type="float" office:value="0.85855" calcext:value-type="float">
            <text:p>0.85855</text:p>
          </table:table-cell>
          <table:table-cell table:style-name="ce2" table:formula="of:=SQRT([.D64]*[.D64]+[.M64]*[.M64])/2" office:value-type="float" office:value="5.43130969472373" calcext:value-type="float">
            <text:p>5.43</text:p>
          </table:table-cell>
          <table:table-cell table:formula="of:=([.E64]+[.N64])/2" office:value-type="float" office:value="12.36" calcext:value-type="float">
            <text:p>12.36</text:p>
          </table:table-cell>
          <table:table-cell table:formula="of:=([.F64]+[.O64])/2" office:value-type="float" office:value="10.65" calcext:value-type="float">
            <text:p>10.65</text:p>
          </table:table-cell>
          <table:table-cell table:formula="of:=([.G64]+[.P64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5]" office:value-type="float" office:value="4.6" calcext:value-type="float">
            <text:p>4.6</text:p>
          </table:table-cell>
          <table:table-cell table:formula="of:=([.C65]+[.L65])/2" office:value-type="float" office:value="0.8203" calcext:value-type="float">
            <text:p>0.8203</text:p>
          </table:table-cell>
          <table:table-cell table:style-name="ce2" table:formula="of:=SQRT([.D65]*[.D65]+[.M65]*[.M65])/2" office:value-type="float" office:value="7.52800106269918" calcext:value-type="float">
            <text:p>7.53</text:p>
          </table:table-cell>
          <table:table-cell table:formula="of:=([.E65]+[.N65])/2" office:value-type="float" office:value="12.64" calcext:value-type="float">
            <text:p>12.64</text:p>
          </table:table-cell>
          <table:table-cell table:formula="of:=([.F65]+[.O65])/2" office:value-type="float" office:value="10.75" calcext:value-type="float">
            <text:p>10.75</text:p>
          </table:table-cell>
          <table:table-cell table:formula="of:=([.G65]+[.P65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6]" office:value-type="float" office:value="5" calcext:value-type="float">
            <text:p>5</text:p>
          </table:table-cell>
          <table:table-cell table:formula="of:=([.C66]+[.L66])/2" office:value-type="float" office:value="0.73315" calcext:value-type="float">
            <text:p>0.73315</text:p>
          </table:table-cell>
          <table:table-cell table:style-name="ce2" table:formula="of:=SQRT([.D66]*[.D66]+[.M66]*[.M66])/2" office:value-type="float" office:value="11.4181226565491" calcext:value-type="float">
            <text:p>11.42</text:p>
          </table:table-cell>
          <table:table-cell table:formula="of:=([.E66]+[.N66])/2" office:value-type="float" office:value="12.97" calcext:value-type="float">
            <text:p>12.97</text:p>
          </table:table-cell>
          <table:table-cell table:formula="of:=([.F66]+[.O66])/2" office:value-type="float" office:value="10.95" calcext:value-type="float">
            <text:p>10.95</text:p>
          </table:table-cell>
          <table:table-cell table:formula="of:=([.G66]+[.P66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7]" office:value-type="float" office:value="5.4" calcext:value-type="float">
            <text:p>5.4</text:p>
          </table:table-cell>
          <table:table-cell table:formula="of:=([.C67]+[.L67])/2" office:value-type="float" office:value="0.61165" calcext:value-type="float">
            <text:p>0.61165</text:p>
          </table:table-cell>
          <table:table-cell table:style-name="ce2" table:formula="of:=SQRT([.D67]*[.D67]+[.M67]*[.M67])/2" office:value-type="float" office:value="21.1685049070547" calcext:value-type="float">
            <text:p>21.17</text:p>
          </table:table-cell>
          <table:table-cell table:formula="of:=([.E67]+[.N67])/2" office:value-type="float" office:value="13.35" calcext:value-type="float">
            <text:p>13.35</text:p>
          </table:table-cell>
          <table:table-cell table:formula="of:=([.F67]+[.O67])/2" office:value-type="float" office:value="11.26" calcext:value-type="float">
            <text:p>11.26</text:p>
          </table:table-cell>
          <table:table-cell table:formula="of:=([.G67]+[.P67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8]" office:value-type="float" office:value="5.8" calcext:value-type="float">
            <text:p>5.8</text:p>
          </table:table-cell>
          <table:table-cell table:formula="of:=([.C68]+[.L68])/2" office:value-type="float" office:value="0.76395" calcext:value-type="float">
            <text:p>0.76395</text:p>
          </table:table-cell>
          <table:table-cell table:style-name="ce2" table:formula="of:=SQRT([.D68]*[.D68]+[.M68]*[.M68])/2" office:value-type="float" office:value="21.7798903808077" calcext:value-type="float">
            <text:p>21.78</text:p>
          </table:table-cell>
          <table:table-cell table:formula="of:=([.E68]+[.N68])/2" office:value-type="float" office:value="14.35" calcext:value-type="float">
            <text:p>14.35</text:p>
          </table:table-cell>
          <table:table-cell table:formula="of:=([.F68]+[.O68])/2" office:value-type="float" office:value="12.14" calcext:value-type="float">
            <text:p>12.14</text:p>
          </table:table-cell>
          <table:table-cell table:formula="of:=([.G68]+[.P68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formula="of:=[.B69]" office:value-type="float" office:value="6.5" calcext:value-type="float">
            <text:p>6.5</text:p>
          </table:table-cell>
          <table:table-cell table:formula="of:=([.C69]+[.L69])/2" office:value-type="float" office:value="0.6206" calcext:value-type="float">
            <text:p>0.6206</text:p>
          </table:table-cell>
          <table:table-cell table:style-name="ce2" table:formula="of:=SQRT([.D69]*[.D69]+[.M69]*[.M69])/2" office:value-type="float" office:value="27.2918142489648" calcext:value-type="float">
            <text:p>27.29</text:p>
          </table:table-cell>
          <table:table-cell table:formula="of:=([.E69]+[.N69])/2" office:value-type="float" office:value="16.63" calcext:value-type="float">
            <text:p>16.63</text:p>
          </table:table-cell>
          <table:table-cell table:formula="of:=([.F69]+[.O69])/2" office:value-type="float" office:value="14.19" calcext:value-type="float">
            <text:p>14.19</text:p>
          </table:table-cell>
          <table:table-cell table:formula="of:=([.G69]+[.P69])/2" office:value-type="float" office:value="10.4" calcext:value-type="float">
            <text:p>10.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</table:table>
      <table:table table:name="charged hadrons" table:style-name="ta1">
        <table:table-column table:style-name="co1" table:number-columns-repeated="33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4,8-5,2</text:p>
          </table:table-cell>
          <table:table-cell office:value-type="string" calcext:value-type="string">
            <text:p>5,2-5,6</text:p>
          </table:table-cell>
          <table:table-cell office:value-type="string" calcext:value-type="string">
            <text:p>5,6-6,0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7-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y-up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84" calcext:value-type="float">
            <text:p>0.28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9" calcext:value-type="float">
            <text:p>0.20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y-down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" calcext:value-type="float">
            <text:p>0.21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" calcext:value-type="float">
            <text:p>0.1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p err 15%</text:p>
          </table:table-cell>
          <table:table-cell table:formula="of:=0.15*[.C6]" office:value-type="float" office:value="0.0345" calcext:value-type="float">
            <text:p>0.0345</text:p>
          </table:table-cell>
          <table:table-cell table:formula="of:=0.15*[.D6]" office:value-type="float" office:value="0.03555" calcext:value-type="float">
            <text:p>0.03555</text:p>
          </table:table-cell>
          <table:table-cell table:formula="of:=0.15*[.E6]" office:value-type="float" office:value="0.02835" calcext:value-type="float">
            <text:p>0.02835</text:p>
          </table:table-cell>
          <table:table-cell table:formula="of:=0.15*[.F6]" office:value-type="float" office:value="0.0339" calcext:value-type="float">
            <text:p>0.0339</text:p>
          </table:table-cell>
          <table:table-cell table:formula="of:=0.15*[.G6]" office:value-type="float" office:value="0.03135" calcext:value-type="float">
            <text:p>0.03135</text:p>
          </table:table-cell>
          <table:table-cell table:number-columns-repeated="26"/>
        </table:table-row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office:value-type="string" calcext:value-type="string">
            <text:p>x ce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4,8-5,2</text:p>
          </table:table-cell>
          <table:table-cell office:value-type="string" calcext:value-type="string">
            <text:p>5,2-5,6</text:p>
          </table:table-cell>
          <table:table-cell office:value-type="string" calcext:value-type="string">
            <text:p>5,6-6,0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7-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y-up total</text:p>
          </table:table-cell>
          <table:table-cell table:formula="of:=SQRT(([.C5]-[.C6])^2+[.C8]^2)" office:value-type="float" office:value="0.0450693909432999" calcext:value-type="float">
            <text:p>0.0450693909433</text:p>
          </table:table-cell>
          <table:table-cell table:formula="of:=SQRT(([.D5]-[.D6])^2+[.D8]^2)" office:value-type="float" office:value="0.0478309784553902" calcext:value-type="float">
            <text:p>0.04783097845539</text:p>
          </table:table-cell>
          <table:table-cell table:formula="of:=SQRT(([.E5]-[.E6])^2+[.E8]^2)" office:value-type="float" office:value="0.0420086003099365" calcext:value-type="float">
            <text:p>0.042008600309937</text:p>
          </table:table-cell>
          <table:table-cell table:formula="of:=SQRT(([.F5]-[.F6])^2+[.F8]^2)" office:value-type="float" office:value="0.0480126025122571" calcext:value-type="float">
            <text:p>0.048012602512257</text:p>
          </table:table-cell>
          <table:table-cell table:formula="of:=SQRT(([.G5]-[.G6])^2+[.G8]^2)" office:value-type="float" office:value="0.0812885139487739" calcext:value-type="float">
            <text:p>0.08128851394877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9" calcext:value-type="float">
            <text:p>0.20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y-down total</text:p>
          </table:table-cell>
          <table:table-cell table:formula="of:=SQRT(([.C7]-[.C6])^2+[.C8]^2)" office:value-type="float" office:value="0.039385911186616" calcext:value-type="float">
            <text:p>0.039385911186616</text:p>
          </table:table-cell>
          <table:table-cell table:formula="of:=SQRT(([.D7]-[.D6])^2+[.D8]^2)" office:value-type="float" office:value="0.0446408165247904" calcext:value-type="float">
            <text:p>0.044640816524791</text:p>
          </table:table-cell>
          <table:table-cell table:formula="of:=SQRT(([.E7]-[.E6])^2+[.E8]^2)" office:value-type="float" office:value="0.0358848505639915" calcext:value-type="float">
            <text:p>0.035884850563992</text:p>
          </table:table-cell>
          <table:table-cell table:formula="of:=SQRT(([.F7]-[.F6])^2+[.F8]^2)" office:value-type="float" office:value="0.0509235701812039" calcext:value-type="float">
            <text:p>0.050923570181204</text:p>
          </table:table-cell>
          <table:table-cell table:formula="of:=SQRT(([.G7]-[.G6])^2+[.G8]^2)" office:value-type="float" office:value="0.066811844009876" calcext:value-type="float">
            <text:p>0.066811844009876</text:p>
          </table:table-cell>
          <table:table-cell table:number-columns-repeated="26"/>
        </table:table-row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office:value-type="string" calcext:value-type="string">
            <text:p>RAA ch hadron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-10%</text:p>
          </table:table-cell>
          <table:table-cell office:value-type="string" calcext:value-type="string">
            <text:p>pt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75" calcext:value-type="float">
            <text:p>1.75</text:p>
          </table:table-cell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.125" calcext:value-type="float">
            <text:p>3.125</text:p>
          </table:table-cell>
          <table:table-cell office:value-type="float" office:value="3.375" calcext:value-type="float">
            <text:p>3.375</text:p>
          </table:table-cell>
          <table:table-cell office:value-type="float" office:value="3.625" calcext:value-type="float">
            <text:p>3.625</text:p>
          </table:table-cell>
          <table:table-cell office:value-type="float" office:value="3.875" calcext:value-type="float">
            <text:p>3.875</text:p>
          </table:table-cell>
          <table:table-cell office:value-type="float" office:value="4.2" calcext:value-type="float">
            <text:p>4.2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RAA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87" calcext:value-type="float">
            <text:p>0.5287</text:p>
          </table:table-cell>
          <table:table-cell office:value-type="float" office:value="0.5484" calcext:value-type="float">
            <text:p>0.5484</text:p>
          </table:table-cell>
          <table:table-cell office:value-type="float" office:value="0.5693" calcext:value-type="float">
            <text:p>0.5693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574" calcext:value-type="float">
            <text:p>0.574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3119" calcext:value-type="float">
            <text:p>0.3119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2452" calcext:value-type="float">
            <text:p>0.2452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214" calcext:value-type="float">
            <text:p>0.2214</text:p>
          </table:table-cell>
        </table:table-row>
        <table:table-row table:style-name="ro1">
          <table:table-cell/>
          <table:table-cell office:value-type="string" calcext:value-type="string">
            <text:p>stat</text:p>
          </table:table-cell>
          <table:table-cell table:style-name="ce4" table:formula="of:=[.C22]*[.C20]/100" office:value-type="float" office:value="0.00015048" calcext:value-type="float">
            <text:p>0.0002</text:p>
          </table:table-cell>
          <table:table-cell table:style-name="ce4" table:formula="of:=[.D22]*[.D20]/100" office:value-type="float" office:value="0.0001653" calcext:value-type="float">
            <text:p>0.0002</text:p>
          </table:table-cell>
          <table:table-cell table:style-name="ce4" table:formula="of:=[.E22]*[.E20]/100" office:value-type="float" office:value="0.00021007" calcext:value-type="float">
            <text:p>0.0002</text:p>
          </table:table-cell>
          <table:table-cell table:style-name="ce4" table:formula="of:=[.F22]*[.F20]/100" office:value-type="float" office:value="0.00026104" calcext:value-type="float">
            <text:p>0.0003</text:p>
          </table:table-cell>
          <table:table-cell table:style-name="ce4" table:formula="of:=[.G22]*[.G20]/100" office:value-type="float" office:value="0.00031725" calcext:value-type="float">
            <text:p>0.0003</text:p>
          </table:table-cell>
          <table:table-cell table:style-name="ce4" table:formula="of:=[.H22]*[.H20]/100" office:value-type="float" office:value="0.0003824" calcext:value-type="float">
            <text:p>0.0004</text:p>
          </table:table-cell>
          <table:table-cell table:style-name="ce4" table:formula="of:=[.I22]*[.I20]/100" office:value-type="float" office:value="0.00045463" calcext:value-type="float">
            <text:p>0.0005</text:p>
          </table:table-cell>
          <table:table-cell table:style-name="ce4" table:formula="of:=[.J22]*[.J20]/100" office:value-type="float" office:value="0.00058058" calcext:value-type="float">
            <text:p>0.0006</text:p>
          </table:table-cell>
          <table:table-cell table:style-name="ce4" table:formula="of:=[.K22]*[.K20]/100" office:value-type="float" office:value="0.0006671" calcext:value-type="float">
            <text:p>0.0007</text:p>
          </table:table-cell>
          <table:table-cell table:style-name="ce4" table:formula="of:=[.L22]*[.L20]/100" office:value-type="float" office:value="0.0008096" calcext:value-type="float">
            <text:p>0.0008</text:p>
          </table:table-cell>
          <table:table-cell table:style-name="ce4" table:formula="of:=[.M22]*[.M20]/100" office:value-type="float" office:value="0.00095166" calcext:value-type="float">
            <text:p>0.0010</text:p>
          </table:table-cell>
          <table:table-cell table:style-name="ce4" table:formula="of:=[.N22]*[.N20]/100" office:value-type="float" office:value="0.00115164" calcext:value-type="float">
            <text:p>0.0012</text:p>
          </table:table-cell>
          <table:table-cell table:style-name="ce4" table:formula="of:=[.O22]*[.O20]/100" office:value-type="float" office:value="0.00136632" calcext:value-type="float">
            <text:p>0.0014</text:p>
          </table:table-cell>
          <table:table-cell table:style-name="ce4" table:formula="of:=[.P22]*[.P20]/100" office:value-type="float" office:value="0.00157707" calcext:value-type="float">
            <text:p>0.0016</text:p>
          </table:table-cell>
          <table:table-cell table:style-name="ce4" table:formula="of:=[.Q22]*[.Q20]/100" office:value-type="float" office:value="0.00181598" calcext:value-type="float">
            <text:p>0.0018</text:p>
          </table:table-cell>
          <table:table-cell table:style-name="ce4" table:formula="of:=[.R22]*[.R20]/100" office:value-type="float" office:value="0.00152178" calcext:value-type="float">
            <text:p>0.0015</text:p>
          </table:table-cell>
          <table:table-cell table:style-name="ce4" table:formula="of:=[.S22]*[.S20]/100" office:value-type="float" office:value="0.0019516" calcext:value-type="float">
            <text:p>0.0020</text:p>
          </table:table-cell>
          <table:table-cell table:style-name="ce4" table:formula="of:=[.T22]*[.T20]/100" office:value-type="float" office:value="0.00238134" calcext:value-type="float">
            <text:p>0.0024</text:p>
          </table:table-cell>
          <table:table-cell table:style-name="ce4" table:formula="of:=[.U22]*[.U20]/100" office:value-type="float" office:value="0.0028798" calcext:value-type="float">
            <text:p>0.0029</text:p>
          </table:table-cell>
          <table:table-cell table:style-name="ce4" table:formula="of:=[.V22]*[.V20]/100" office:value-type="float" office:value="0.00348539" calcext:value-type="float">
            <text:p>0.0035</text:p>
          </table:table-cell>
          <table:table-cell table:style-name="ce4" table:formula="of:=[.W22]*[.W20]/100" office:value-type="float" office:value="0.0037506" calcext:value-type="float">
            <text:p>0.0038</text:p>
          </table:table-cell>
          <table:table-cell table:style-name="ce4" table:formula="of:=[.X22]*[.X20]/100" office:value-type="float" office:value="0.00456624" calcext:value-type="float">
            <text:p>0.0046</text:p>
          </table:table-cell>
          <table:table-cell table:style-name="ce4" table:formula="of:=[.Y22]*[.Y20]/100" office:value-type="float" office:value="0.00553535" calcext:value-type="float">
            <text:p>0.0055</text:p>
          </table:table-cell>
          <table:table-cell table:style-name="ce4" table:formula="of:=[.Z22]*[.Z20]/100" office:value-type="float" office:value="0.00666792" calcext:value-type="float">
            <text:p>0.0067</text:p>
          </table:table-cell>
          <table:table-cell table:style-name="ce4" table:formula="of:=[.AA22]*[.AA20]/100" office:value-type="float" office:value="0.00661228" calcext:value-type="float">
            <text:p>0.0066</text:p>
          </table:table-cell>
          <table:table-cell table:style-name="ce4" table:formula="of:=[.AB22]*[.AB20]/100" office:value-type="float" office:value="0.00873459" calcext:value-type="float">
            <text:p>0.0087</text:p>
          </table:table-cell>
          <table:table-cell table:style-name="ce4" table:formula="of:=[.AC22]*[.AC20]/100" office:value-type="float" office:value="0.01167411" calcext:value-type="float">
            <text:p>0.0117</text:p>
          </table:table-cell>
          <table:table-cell table:style-name="ce4" table:formula="of:=[.AD22]*[.AD20]/100" office:value-type="float" office:value="0.01662456" calcext:value-type="float">
            <text:p>0.0166</text:p>
          </table:table-cell>
          <table:table-cell table:style-name="ce4" table:formula="of:=[.AE22]*[.AE20]/100" office:value-type="float" office:value="0.0219558" calcext:value-type="float">
            <text:p>0.0220</text:p>
          </table:table-cell>
          <table:table-cell table:style-name="ce4" table:formula="of:=[.AF22]*[.AF20]/100" office:value-type="float" office:value="0.02816256" calcext:value-type="float">
            <text:p>0.0282</text:p>
          </table:table-cell>
          <table:table-cell table:style-name="ce4" table:formula="of:=[.AG22]*[.AG20]/100" office:value-type="float" office:value="0.06292188" calcext:value-type="float">
            <text:p>0.0629</text:p>
          </table:table-cell>
        </table:table-row>
        <table:table-row table:style-name="ro1">
          <table:table-cell/>
          <table:table-cell office:value-type="string" calcext:value-type="string">
            <text:p>stat rel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 office:value-type="float" office:value="1.12" calcext:value-type="float">
            <text:p>1.12</text:p>
          </table:table-cell>
          <table:table-cell office:value-type="float" office:value="1.49" calcext:value-type="float">
            <text:p>1.49</text:p>
          </table:table-cell>
          <table:table-cell office:value-type="float" office:value="1.96" calcext:value-type="float">
            <text:p>1.96</text:p>
          </table:table-cell>
          <table:table-cell office:value-type="float" office:value="2.12" calcext:value-type="float">
            <text:p>2.12</text:p>
          </table:table-cell>
          <table:table-cell office:value-type="float" office:value="3.33" calcext:value-type="float">
            <text:p>3.33</text:p>
          </table:table-cell>
          <table:table-cell office:value-type="float" office:value="4.83" calcext:value-type="float">
            <text:p>4.83</text:p>
          </table:table-cell>
          <table:table-cell office:value-type="float" office:value="6.78" calcext:value-type="float">
            <text:p>6.78</text:p>
          </table:table-cell>
          <table:table-cell office:value-type="float" office:value="11.1" calcext:value-type="float">
            <text:p>11.1</text:p>
          </table:table-cell>
          <table:table-cell office:value-type="float" office:value="12.16" calcext:value-type="float">
            <text:p>12.16</text:p>
          </table:table-cell>
          <table:table-cell office:value-type="float" office:value="28.42" calcext:value-type="float">
            <text:p>28.42</text:p>
          </table:table-cell>
        </table:table-row>
        <table:table-row table:style-name="ro1">
          <table:table-cell/>
          <table:table-cell office:value-type="string" calcext:value-type="string">
            <text:p>sys up</text:p>
          </table:table-cell>
          <table:table-cell table:style-name="ce5" table:formula="of:=[.C25]*[.C20]/100" office:value-type="float" office:value="0.04519416" calcext:value-type="float">
            <text:p>0.045</text:p>
          </table:table-cell>
          <table:table-cell table:style-name="ce5" table:formula="of:=[.D25]*[.D20]/100" office:value-type="float" office:value="0.0497002" calcext:value-type="float">
            <text:p>0.050</text:p>
          </table:table-cell>
          <table:table-cell table:style-name="ce5" table:formula="of:=[.E25]*[.E20]/100" office:value-type="float" office:value="0.05392797" calcext:value-type="float">
            <text:p>0.054</text:p>
          </table:table-cell>
          <table:table-cell table:style-name="ce5" table:formula="of:=[.F25]*[.F20]/100" office:value-type="float" office:value="0.05814666" calcext:value-type="float">
            <text:p>0.058</text:p>
          </table:table-cell>
          <table:table-cell table:style-name="ce5" table:formula="of:=[.G25]*[.G20]/100" office:value-type="float" office:value="0.06207525" calcext:value-type="float">
            <text:p>0.062</text:p>
          </table:table-cell>
          <table:table-cell table:style-name="ce5" table:formula="of:=[.H25]*[.H20]/100" office:value-type="float" office:value="0.06630816" calcext:value-type="float">
            <text:p>0.066</text:p>
          </table:table-cell>
          <table:table-cell table:style-name="ce5" table:formula="of:=[.I25]*[.I20]/100" office:value-type="float" office:value="0.070261" calcext:value-type="float">
            <text:p>0.070</text:p>
          </table:table-cell>
          <table:table-cell table:style-name="ce5" table:formula="of:=[.J25]*[.J20]/100" office:value-type="float" office:value="0.0741356" calcext:value-type="float">
            <text:p>0.074</text:p>
          </table:table-cell>
          <table:table-cell table:style-name="ce5" table:formula="of:=[.K25]*[.K20]/100" office:value-type="float" office:value="0.07695475" calcext:value-type="float">
            <text:p>0.077</text:p>
          </table:table-cell>
          <table:table-cell table:style-name="ce5" table:formula="of:=[.L25]*[.L20]/100" office:value-type="float" office:value="0.0791384" calcext:value-type="float">
            <text:p>0.079</text:p>
          </table:table-cell>
          <table:table-cell table:style-name="ce5" table:formula="of:=[.M25]*[.M20]/100" office:value-type="float" office:value="0.07967509" calcext:value-type="float">
            <text:p>0.080</text:p>
          </table:table-cell>
          <table:table-cell table:style-name="ce5" table:formula="of:=[.N25]*[.N20]/100" office:value-type="float" office:value="0.07946316" calcext:value-type="float">
            <text:p>0.079</text:p>
          </table:table-cell>
          <table:table-cell table:style-name="ce5" table:formula="of:=[.O25]*[.O20]/100" office:value-type="float" office:value="0.07947428" calcext:value-type="float">
            <text:p>0.079</text:p>
          </table:table-cell>
          <table:table-cell table:style-name="ce5" table:formula="of:=[.P25]*[.P20]/100" office:value-type="float" office:value="0.07891191" calcext:value-type="float">
            <text:p>0.079</text:p>
          </table:table-cell>
          <table:table-cell table:style-name="ce5" table:formula="of:=[.Q25]*[.Q20]/100" office:value-type="float" office:value="0.07685696" calcext:value-type="float">
            <text:p>0.077</text:p>
          </table:table-cell>
          <table:table-cell table:style-name="ce5" table:formula="of:=[.R25]*[.R20]/100" office:value-type="float" office:value="0.07404045" calcext:value-type="float">
            <text:p>0.074</text:p>
          </table:table-cell>
          <table:table-cell table:style-name="ce5" table:formula="of:=[.S25]*[.S20]/100" office:value-type="float" office:value="0.0701428" calcext:value-type="float">
            <text:p>0.070</text:p>
          </table:table-cell>
          <table:table-cell table:style-name="ce5" table:formula="of:=[.T25]*[.T20]/100" office:value-type="float" office:value="0.06634524" calcext:value-type="float">
            <text:p>0.066</text:p>
          </table:table-cell>
          <table:table-cell table:style-name="ce5" table:formula="of:=[.U25]*[.U20]/100" office:value-type="float" office:value="0.06225604" calcext:value-type="float">
            <text:p>0.062</text:p>
          </table:table-cell>
          <table:table-cell table:style-name="ce5" table:formula="of:=[.V25]*[.V20]/100" office:value-type="float" office:value="0.05974253" calcext:value-type="float">
            <text:p>0.060</text:p>
          </table:table-cell>
          <table:table-cell table:style-name="ce5" table:formula="of:=[.W25]*[.W20]/100" office:value-type="float" office:value="0.0561697" calcext:value-type="float">
            <text:p>0.056</text:p>
          </table:table-cell>
          <table:table-cell table:style-name="ce5" table:formula="of:=[.X25]*[.X20]/100" office:value-type="float" office:value="0.05173713" calcext:value-type="float">
            <text:p>0.052</text:p>
          </table:table-cell>
          <table:table-cell table:style-name="ce5" table:formula="of:=[.Y25]*[.Y20]/100" office:value-type="float" office:value="0.04758915" calcext:value-type="float">
            <text:p>0.048</text:p>
          </table:table-cell>
          <table:table-cell table:style-name="ce5" table:formula="of:=[.Z25]*[.Z20]/100" office:value-type="float" office:value="0.04402188" calcext:value-type="float">
            <text:p>0.044</text:p>
          </table:table-cell>
          <table:table-cell table:style-name="ce5" table:formula="of:=[.AA25]*[.AA20]/100" office:value-type="float" office:value="0.04095247" calcext:value-type="float">
            <text:p>0.041</text:p>
          </table:table-cell>
          <table:table-cell table:style-name="ce5" table:formula="of:=[.AB25]*[.AB20]/100" office:value-type="float" office:value="0.0351482" calcext:value-type="float">
            <text:p>0.035</text:p>
          </table:table-cell>
          <table:table-cell table:style-name="ce5" table:formula="of:=[.AC25]*[.AC20]/100" office:value-type="float" office:value="0.03313707" calcext:value-type="float">
            <text:p>0.033</text:p>
          </table:table-cell>
          <table:table-cell table:style-name="ce5" table:formula="of:=[.AD25]*[.AD20]/100" office:value-type="float" office:value="0.03449964" calcext:value-type="float">
            <text:p>0.034</text:p>
          </table:table-cell>
          <table:table-cell table:style-name="ce5" table:formula="of:=[.AE25]*[.AE20]/100" office:value-type="float" office:value="0.02970956" calcext:value-type="float">
            <text:p>0.030</text:p>
          </table:table-cell>
          <table:table-cell table:style-name="ce5" table:formula="of:=[.AF25]*[.AF20]/100" office:value-type="float" office:value="0.03988152" calcext:value-type="float">
            <text:p>0.040</text:p>
          </table:table-cell>
          <table:table-cell table:style-name="ce5" table:formula="of:=[.AG25]*[.AG20]/100" office:value-type="float" office:value="0.04374864" calcext:value-type="float">
            <text:p>0.044</text:p>
          </table:table-cell>
        </table:table-row>
        <table:table-row table:style-name="ro1">
          <table:table-cell/>
          <table:table-cell office:value-type="string" calcext:value-type="string">
            <text:p>sys down</text:p>
          </table:table-cell>
          <table:table-cell table:style-name="ce5" table:formula="of:=[.C26]*[.C20]/100" office:value-type="float" office:value="0.03114936" calcext:value-type="float">
            <text:p>0.031</text:p>
          </table:table-cell>
          <table:table-cell table:style-name="ce5" table:formula="of:=[.D26]*[.D20]/100" office:value-type="float" office:value="0.03407935" calcext:value-type="float">
            <text:p>0.034</text:p>
          </table:table-cell>
          <table:table-cell table:style-name="ce5" table:formula="of:=[.E26]*[.E20]/100" office:value-type="float" office:value="0.03700233" calcext:value-type="float">
            <text:p>0.037</text:p>
          </table:table-cell>
          <table:table-cell table:style-name="ce5" table:formula="of:=[.F26]*[.F20]/100" office:value-type="float" office:value="0.04006964" calcext:value-type="float">
            <text:p>0.040</text:p>
          </table:table-cell>
          <table:table-cell table:style-name="ce5" table:formula="of:=[.G26]*[.G20]/100" office:value-type="float" office:value="0.04311075" calcext:value-type="float">
            <text:p>0.043</text:p>
          </table:table-cell>
          <table:table-cell table:style-name="ce5" table:formula="of:=[.H26]*[.H20]/100" office:value-type="float" office:value="0.04653808" calcext:value-type="float">
            <text:p>0.047</text:p>
          </table:table-cell>
          <table:table-cell table:style-name="ce5" table:formula="of:=[.I26]*[.I20]/100" office:value-type="float" office:value="0.05009196" calcext:value-type="float">
            <text:p>0.050</text:p>
          </table:table-cell>
          <table:table-cell table:style-name="ce5" table:formula="of:=[.J26]*[.J20]/100" office:value-type="float" office:value="0.05390462" calcext:value-type="float">
            <text:p>0.054</text:p>
          </table:table-cell>
          <table:table-cell table:style-name="ce5" table:formula="of:=[.K26]*[.K20]/100" office:value-type="float" office:value="0.05722765" calcext:value-type="float">
            <text:p>0.057</text:p>
          </table:table-cell>
          <table:table-cell table:style-name="ce5" table:formula="of:=[.L26]*[.L20]/100" office:value-type="float" office:value="0.0605176" calcext:value-type="float">
            <text:p>0.061</text:p>
          </table:table-cell>
          <table:table-cell table:style-name="ce5" table:formula="of:=[.M26]*[.M20]/100" office:value-type="float" office:value="0.0629153" calcext:value-type="float">
            <text:p>0.063</text:p>
          </table:table-cell>
          <table:table-cell table:style-name="ce5" table:formula="of:=[.N26]*[.N20]/100" office:value-type="float" office:value="0.0649854" calcext:value-type="float">
            <text:p>0.065</text:p>
          </table:table-cell>
          <table:table-cell table:style-name="ce5" table:formula="of:=[.O26]*[.O20]/100" office:value-type="float" office:value="0.06712047" calcext:value-type="float">
            <text:p>0.067</text:p>
          </table:table-cell>
          <table:table-cell table:style-name="ce5" table:formula="of:=[.P26]*[.P20]/100" office:value-type="float" office:value="0.06857334" calcext:value-type="float">
            <text:p>0.069</text:p>
          </table:table-cell>
          <table:table-cell table:style-name="ce5" table:formula="of:=[.Q26]*[.Q20]/100" office:value-type="float" office:value="0.06848002" calcext:value-type="float">
            <text:p>0.068</text:p>
          </table:table-cell>
          <table:table-cell table:style-name="ce5" table:formula="of:=[.R26]*[.R20]/100" office:value-type="float" office:value="0.06795333" calcext:value-type="float">
            <text:p>0.068</text:p>
          </table:table-cell>
          <table:table-cell table:style-name="ce5" table:formula="of:=[.S26]*[.S20]/100" office:value-type="float" office:value="0.0660674" calcext:value-type="float">
            <text:p>0.066</text:p>
          </table:table-cell>
          <table:table-cell table:style-name="ce5" table:formula="of:=[.T26]*[.T20]/100" office:value-type="float" office:value="0.06318858" calcext:value-type="float">
            <text:p>0.063</text:p>
          </table:table-cell>
          <table:table-cell table:style-name="ce5" table:formula="of:=[.U26]*[.U20]/100" office:value-type="float" office:value="0.05927152" calcext:value-type="float">
            <text:p>0.059</text:p>
          </table:table-cell>
          <table:table-cell table:style-name="ce5" table:formula="of:=[.V26]*[.V20]/100" office:value-type="float" office:value="0.05517716" calcext:value-type="float">
            <text:p>0.055</text:p>
          </table:table-cell>
          <table:table-cell table:style-name="ce5" table:formula="of:=[.W26]*[.W20]/100" office:value-type="float" office:value="0.050901" calcext:value-type="float">
            <text:p>0.051</text:p>
          </table:table-cell>
          <table:table-cell table:style-name="ce5" table:formula="of:=[.X26]*[.X20]/100" office:value-type="float" office:value="0.04619241" calcext:value-type="float">
            <text:p>0.046</text:p>
          </table:table-cell>
          <table:table-cell table:style-name="ce5" table:formula="of:=[.Y26]*[.Y20]/100" office:value-type="float" office:value="0.04194235" calcext:value-type="float">
            <text:p>0.042</text:p>
          </table:table-cell>
          <table:table-cell table:style-name="ce5" table:formula="of:=[.Z26]*[.Z20]/100" office:value-type="float" office:value="0.03834054" calcext:value-type="float">
            <text:p>0.038</text:p>
          </table:table-cell>
          <table:table-cell table:style-name="ce5" table:formula="of:=[.AA26]*[.AA20]/100" office:value-type="float" office:value="0.03518232" calcext:value-type="float">
            <text:p>0.035</text:p>
          </table:table-cell>
          <table:table-cell table:style-name="ce5" table:formula="of:=[.AB26]*[.AB20]/100" office:value-type="float" office:value="0.02984974" calcext:value-type="float">
            <text:p>0.030</text:p>
          </table:table-cell>
          <table:table-cell table:style-name="ce5" table:formula="of:=[.AC26]*[.AC20]/100" office:value-type="float" office:value="0.02794052" calcext:value-type="float">
            <text:p>0.028</text:p>
          </table:table-cell>
          <table:table-cell table:style-name="ce5" table:formula="of:=[.AD26]*[.AD20]/100" office:value-type="float" office:value="0.0290562" calcext:value-type="float">
            <text:p>0.029</text:p>
          </table:table-cell>
          <table:table-cell table:style-name="ce5" table:formula="of:=[.AE26]*[.AE20]/100" office:value-type="float" office:value="0.02508104" calcext:value-type="float">
            <text:p>0.025</text:p>
          </table:table-cell>
          <table:table-cell table:style-name="ce5" table:formula="of:=[.AF26]*[.AF20]/100" office:value-type="float" office:value="0.03385992" calcext:value-type="float">
            <text:p>0.034</text:p>
          </table:table-cell>
          <table:table-cell table:style-name="ce5" table:formula="of:=[.AG26]*[.AG20]/100" office:value-type="float" office:value="0.03799224" calcext:value-type="float">
            <text:p>0.038</text:p>
          </table:table-cell>
        </table:table-row>
        <table:table-row table:style-name="ro1">
          <table:table-cell/>
          <table:table-cell office:value-type="string" calcext:value-type="string">
            <text:p>sys up rel</text:p>
          </table:table-cell>
          <table:table-cell office:value-type="float" office:value="18.02" calcext:value-type="float">
            <text:p>18.02</text:p>
          </table:table-cell>
          <table:table-cell office:value-type="float" office:value="18.04" calcext:value-type="float">
            <text:p>18.04</text:p>
          </table:table-cell>
          <table:table-cell office:value-type="float" office:value="17.97" calcext:value-type="float">
            <text:p>17.97</text:p>
          </table:table-cell>
          <table:table-cell office:value-type="float" office:value="17.82" calcext:value-type="float">
            <text:p>17.82</text:p>
          </table:table-cell>
          <table:table-cell office:value-type="float" office:value="17.61" calcext:value-type="float">
            <text:p>17.61</text:p>
          </table:table-cell>
          <table:table-cell office:value-type="float" office:value="17.34" calcext:value-type="float">
            <text:p>17.34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6.15" calcext:value-type="float">
            <text:p>16.1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07" calcext:value-type="float">
            <text:p>15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3.96" calcext:value-type="float">
            <text:p>13.96</text:p>
          </table:table-cell>
          <table:table-cell office:value-type="float" office:value="13.51" calcext:value-type="float">
            <text:p>13.51</text:p>
          </table:table-cell>
          <table:table-cell office:value-type="float" office:value="13.12" calcext:value-type="float">
            <text:p>13.12</text:p>
          </table:table-cell>
          <table:table-cell office:value-type="float" office:value="12.65" calcext:value-type="float">
            <text:p>12.65</text:p>
          </table:table-cell>
          <table:table-cell office:value-type="float" office:value="12.22" calcext:value-type="float">
            <text:p>12.22</text:p>
          </table:table-cell>
          <table:table-cell office:value-type="float" office:value="11.98" calcext:value-type="float">
            <text:p>11.98</text:p>
          </table:table-cell>
          <table:table-cell office:value-type="float" office:value="11.89" calcext:value-type="float">
            <text:p>11.89</text:p>
          </table:table-cell>
          <table:table-cell office:value-type="float" office:value="12.17" calcext:value-type="float">
            <text:p>12.17</text:p>
          </table:table-cell>
          <table:table-cell office:value-type="float" office:value="12.58" calcext:value-type="float">
            <text:p>12.58</text:p>
          </table:table-cell>
          <table:table-cell office:value-type="float" office:value="12.69" calcext:value-type="float">
            <text:p>12.69</text:p>
          </table:table-cell>
          <table:table-cell office:value-type="float" office:value="12.81" calcext:value-type="float">
            <text:p>12.81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3" calcext:value-type="float">
            <text:p>13.13</text:p>
          </table:table-cell>
          <table:table-cell office:value-type="float" office:value="13.4" calcext:value-type="float">
            <text:p>13.4</text:p>
          </table:table-cell>
          <table:table-cell office:value-type="float" office:value="13.71" calcext:value-type="float">
            <text:p>13.71</text:p>
          </table:table-cell>
          <table:table-cell office:value-type="float" office:value="14.07" calcext:value-type="float">
            <text:p>14.07</text:p>
          </table:table-cell>
          <table:table-cell office:value-type="float" office:value="15.02" calcext:value-type="float">
            <text:p>15.02</text:p>
          </table:table-cell>
          <table:table-cell office:value-type="float" office:value="17.22" calcext:value-type="float">
            <text:p>17.22</text:p>
          </table:table-cell>
          <table:table-cell office:value-type="float" office:value="19.76" calcext:value-type="float">
            <text:p>19.76</text:p>
          </table:table-cell>
        </table:table-row>
        <table:table-row table:style-name="ro1">
          <table:table-cell/>
          <table:table-cell office:value-type="string" calcext:value-type="string">
            <text:p>sys down rel</text:p>
          </table:table-cell>
          <table:table-cell office:value-type="float" office:value="12.42" calcext:value-type="float">
            <text:p>12.42</text:p>
          </table:table-cell>
          <table:table-cell office:value-type="float" office:value="12.37" calcext:value-type="float">
            <text:p>12.37</text:p>
          </table:table-cell>
          <table:table-cell office:value-type="float" office:value="12.33" calcext:value-type="float">
            <text:p>12.33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3" calcext:value-type="float">
            <text:p>12.23</text:p>
          </table:table-cell>
          <table:table-cell office:value-type="float" office:value="12.17" calcext:value-type="float">
            <text:p>12.17</text:p>
          </table:table-cell>
          <table:table-cell office:value-type="float" office:value="12.12" calcext:value-type="float">
            <text:p>12.12</text:p>
          </table:table-cell>
          <table:table-cell office:value-type="float" office:value="12.07" calcext:value-type="float">
            <text:p>12.07</text:p>
          </table:table-cell>
          <table:table-cell office:value-type="float" office:value="12.01" calcext:value-type="float">
            <text:p>12.01</text:p>
          </table:table-cell>
          <table:table-cell office:value-type="float" office:value="11.96" calcext:value-type="float">
            <text:p>11.96</text:p>
          </table:table-cell>
          <table:table-cell office:value-type="float" office:value="11.9" calcext:value-type="float">
            <text:p>11.9</text:p>
          </table:table-cell>
          <table:table-cell office:value-type="float" office:value="11.85" calcext:value-type="float">
            <text:p>11.85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4" calcext:value-type="float">
            <text:p>11.74</text:p>
          </table:table-cell>
          <table:table-cell office:value-type="float" office:value="11.69" calcext:value-type="float">
            <text:p>11.69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1" calcext:value-type="float">
            <text:p>11.51</text:p>
          </table:table-cell>
          <table:table-cell office:value-type="float" office:value="11.41" calcext:value-type="float">
            <text:p>11.41</text:p>
          </table:table-cell>
          <table:table-cell office:value-type="float" office:value="11.32" calcext:value-type="float">
            <text:p>11.32</text:p>
          </table:table-cell>
          <table:table-cell office:value-type="float" office:value="11.24" calcext:value-type="float">
            <text:p>11.24</text:p>
          </table:table-cell>
          <table:table-cell office:value-type="float" office:value="11.4" calcext:value-type="float">
            <text:p>11.4</text:p>
          </table:table-cell>
          <table:table-cell office:value-type="float" office:value="11.33" calcext:value-type="float">
            <text:p>11.33</text:p>
          </table:table-cell>
          <table:table-cell office:value-type="float" office:value="11.29" calcext:value-type="float">
            <text:p>11.29</text:p>
          </table:table-cell>
          <table:table-cell office:value-type="float" office:value="11.27" calcext:value-type="float">
            <text:p>11.27</text:p>
          </table:table-cell>
          <table:table-cell office:value-type="float" office:value="11.28" calcext:value-type="float">
            <text:p>11.28</text:p>
          </table:table-cell>
          <table:table-cell office:value-type="float" office:value="11.38" calcext:value-type="float">
            <text:p>11.38</text:p>
          </table:table-cell>
          <table:table-cell office:value-type="float" office:value="11.56" calcext:value-type="float">
            <text:p>11.56</text:p>
          </table:table-cell>
          <table:table-cell office:value-type="float" office:value="11.85" calcext:value-type="float">
            <text:p>11.85</text:p>
          </table:table-cell>
          <table:table-cell office:value-type="float" office:value="12.68" calcext:value-type="float">
            <text:p>12.68</text:p>
          </table:table-cell>
          <table:table-cell office:value-type="float" office:value="14.62" calcext:value-type="float">
            <text:p>14.62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/>
          <table:table-cell office:value-type="string" calcext:value-type="string">
            <text:p>norm rel</text:p>
          </table:table-cell>
          <table:table-cell table:number-columns-repeated="31" office:value-type="float" office:value="10.4" calcext:value-type="float">
            <text:p>10.4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60-80</text:p>
          </table:table-cell>
          <table:table-cell office:value-type="string" calcext:value-type="string">
            <text:p>pt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75" calcext:value-type="float">
            <text:p>1.75</text:p>
          </table:table-cell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3.125" calcext:value-type="float">
            <text:p>3.125</text:p>
          </table:table-cell>
          <table:table-cell office:value-type="float" office:value="3.375" calcext:value-type="float">
            <text:p>3.375</text:p>
          </table:table-cell>
          <table:table-cell office:value-type="float" office:value="3.625" calcext:value-type="float">
            <text:p>3.625</text:p>
          </table:table-cell>
          <table:table-cell office:value-type="float" office:value="3.875" calcext:value-type="float">
            <text:p>3.875</text:p>
          </table:table-cell>
          <table:table-cell office:value-type="float" office:value="4.2" calcext:value-type="float">
            <text:p>4.2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5.8" calcext:value-type="float">
            <text:p>5.8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A</text:p>
          </table:table-cell>
          <table:table-cell office:value-type="float" office:value="0.56425" calcext:value-type="float">
            <text:p>0.56425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68435" calcext:value-type="float">
            <text:p>0.68435</text:p>
          </table:table-cell>
          <table:table-cell office:value-type="float" office:value="0.70665" calcext:value-type="float">
            <text:p>0.70665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78365" calcext:value-type="float">
            <text:p>0.7836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795" calcext:value-type="float">
            <text:p>0.82795</text:p>
          </table:table-cell>
          <table:table-cell office:value-type="float" office:value="0.85095" calcext:value-type="float">
            <text:p>0.85095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8655" calcext:value-type="float">
            <text:p>0.88655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0985" calcext:value-type="float">
            <text:p>0.90985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89105" calcext:value-type="float">
            <text:p>0.89105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82065" calcext:value-type="float">
            <text:p>0.82065</text:p>
          </table:table-cell>
          <table:table-cell office:value-type="float" office:value="0.85855" calcext:value-type="float">
            <text:p>0.85855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73315" calcext:value-type="float">
            <text:p>0.73315</text:p>
          </table:table-cell>
          <table:table-cell office:value-type="float" office:value="0.61165" calcext:value-type="float">
            <text:p>0.61165</text:p>
          </table:table-cell>
          <table:table-cell office:value-type="float" office:value="0.76395" calcext:value-type="float">
            <text:p>0.76395</text:p>
          </table:table-cell>
          <table:table-cell office:value-type="float" office:value="0.6206" calcext:value-type="float">
            <text:p>0.62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</text:p>
          </table:table-cell>
          <table:table-cell table:style-name="ce4" table:formula="of:=[.C32]*[.C30]/100" office:value-type="float" office:value="0.000993865151268647" calcext:value-type="float">
            <text:p>0.0010</text:p>
          </table:table-cell>
          <table:table-cell table:style-name="ce4" table:formula="of:=[.D32]*[.D30]/100" office:value-type="float" office:value="0.00118179201181934" calcext:value-type="float">
            <text:p>0.0012</text:p>
          </table:table-cell>
          <table:table-cell table:style-name="ce4" table:formula="of:=[.E32]*[.E30]/100" office:value-type="float" office:value="0.00137835669113622" calcext:value-type="float">
            <text:p>0.0014</text:p>
          </table:table-cell>
          <table:table-cell table:style-name="ce4" table:formula="of:=[.F32]*[.F30]/100" office:value-type="float" office:value="0.00165825850847546" calcext:value-type="float">
            <text:p>0.0017</text:p>
          </table:table-cell>
          <table:table-cell table:style-name="ce4" table:formula="of:=[.G32]*[.G30]/100" office:value-type="float" office:value="0.00197901505865923" calcext:value-type="float">
            <text:p>0.0020</text:p>
          </table:table-cell>
          <table:table-cell table:style-name="ce4" table:formula="of:=[.H32]*[.H30]/100" office:value-type="float" office:value="0.00236323802246251" calcext:value-type="float">
            <text:p>0.0024</text:p>
          </table:table-cell>
          <table:table-cell table:style-name="ce4" table:formula="of:=[.I32]*[.I30]/100" office:value-type="float" office:value="0.00279327938569748" calcext:value-type="float">
            <text:p>0.0028</text:p>
          </table:table-cell>
          <table:table-cell table:style-name="ce4" table:formula="of:=[.J32]*[.J30]/100" office:value-type="float" office:value="0.00333584664791414" calcext:value-type="float">
            <text:p>0.0033</text:p>
          </table:table-cell>
          <table:table-cell table:style-name="ce4" table:formula="of:=[.K32]*[.K30]/100" office:value-type="float" office:value="0.00393552014157278" calcext:value-type="float">
            <text:p>0.0039</text:p>
          </table:table-cell>
          <table:table-cell table:style-name="ce4" table:formula="of:=[.L32]*[.L30]/100" office:value-type="float" office:value="0.00465150902825967" calcext:value-type="float">
            <text:p>0.0047</text:p>
          </table:table-cell>
          <table:table-cell table:style-name="ce4" table:formula="of:=[.M32]*[.M30]/100" office:value-type="float" office:value="0.00547185957879038" calcext:value-type="float">
            <text:p>0.0055</text:p>
          </table:table-cell>
          <table:table-cell table:style-name="ce4" table:formula="of:=[.N32]*[.N30]/100" office:value-type="float" office:value="0.00636081714283285" calcext:value-type="float">
            <text:p>0.0064</text:p>
          </table:table-cell>
          <table:table-cell table:style-name="ce4" table:formula="of:=[.O32]*[.O30]/100" office:value-type="float" office:value="0.00738723119322499" calcext:value-type="float">
            <text:p>0.0074</text:p>
          </table:table-cell>
          <table:table-cell table:style-name="ce4" table:formula="of:=[.P32]*[.P30]/100" office:value-type="float" office:value="0.00854248348696092" calcext:value-type="float">
            <text:p>0.0085</text:p>
          </table:table-cell>
          <table:table-cell table:style-name="ce4" table:formula="of:=[.Q32]*[.Q30]/100" office:value-type="float" office:value="0.0098355121208659" calcext:value-type="float">
            <text:p>0.0098</text:p>
          </table:table-cell>
          <table:table-cell table:style-name="ce4" table:formula="of:=[.R32]*[.R30]/100" office:value-type="float" office:value="0.00838679197786615" calcext:value-type="float">
            <text:p>0.0084</text:p>
          </table:table-cell>
          <table:table-cell table:style-name="ce4" table:formula="of:=[.S32]*[.S30]/100" office:value-type="float" office:value="0.0107636639378249" calcext:value-type="float">
            <text:p>0.0108</text:p>
          </table:table-cell>
          <table:table-cell table:style-name="ce4" table:formula="of:=[.T32]*[.T30]/100" office:value-type="float" office:value="0.0137918624734162" calcext:value-type="float">
            <text:p>0.0138</text:p>
          </table:table-cell>
          <table:table-cell table:style-name="ce4" table:formula="of:=[.U32]*[.U30]/100" office:value-type="float" office:value="0.0171279830667486" calcext:value-type="float">
            <text:p>0.0171</text:p>
          </table:table-cell>
          <table:table-cell table:style-name="ce4" table:formula="of:=[.V32]*[.V30]/100" office:value-type="float" office:value="0.020699323562948" calcext:value-type="float">
            <text:p>0.0207</text:p>
          </table:table-cell>
          <table:table-cell table:style-name="ce4" table:formula="of:=[.W32]*[.W30]/100" office:value-type="float" office:value="0.023407865674072" calcext:value-type="float">
            <text:p>0.0234</text:p>
          </table:table-cell>
          <table:table-cell table:style-name="ce4" table:formula="of:=[.X32]*[.X30]/100" office:value-type="float" office:value="0.0291324483425484" calcext:value-type="float">
            <text:p>0.0291</text:p>
          </table:table-cell>
          <table:table-cell table:style-name="ce4" table:formula="of:=[.Y32]*[.Y30]/100" office:value-type="float" office:value="0.0369123525213884" calcext:value-type="float">
            <text:p>0.0369</text:p>
          </table:table-cell>
          <table:table-cell table:style-name="ce4" table:formula="of:=[.Z32]*[.Z30]/100" office:value-type="float" office:value="0.0460960646364256" calcext:value-type="float">
            <text:p>0.0461</text:p>
          </table:table-cell>
          <table:table-cell table:style-name="ce4" table:formula="of:=[.AA32]*[.AA30]/100" office:value-type="float" office:value="0.0466305093840506" calcext:value-type="float">
            <text:p>0.0466</text:p>
          </table:table-cell>
          <table:table-cell table:style-name="ce4" table:formula="of:=[.AB32]*[.AB30]/100" office:value-type="float" office:value="0.0617521927173214" calcext:value-type="float">
            <text:p>0.0618</text:p>
          </table:table-cell>
          <table:table-cell table:style-name="ce4" table:formula="of:=[.AC32]*[.AC30]/100" office:value-type="float" office:value="0.0837119662564898" calcext:value-type="float">
            <text:p>0.0837</text:p>
          </table:table-cell>
          <table:table-cell table:style-name="ce4" table:formula="of:=[.AD32]*[.AD30]/100" office:value-type="float" office:value="0.129477160264" calcext:value-type="float">
            <text:p>0.1295</text:p>
          </table:table-cell>
          <table:table-cell table:style-name="ce4" table:formula="of:=[.AE32]*[.AE30]/100" office:value-type="float" office:value="0.16638747256418" calcext:value-type="float">
            <text:p>0.1664</text:p>
          </table:table-cell>
          <table:table-cell table:style-name="ce4" table:formula="of:=[.AF32]*[.AF30]/100" office:value-type="float" office:value="0.169372999229076" calcext:value-type="float">
            <text:p>0.16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 rel</text:p>
          </table:table-cell>
          <table:table-cell table:style-name="ce2" office:value-type="float" office:value="0.176139149538085" calcext:value-type="float">
            <text:p>0.18</text:p>
          </table:table-cell>
          <table:table-cell table:style-name="ce2" office:value-type="float" office:value="0.201121853611188" calcext:value-type="float">
            <text:p>0.20</text:p>
          </table:table-cell>
          <table:table-cell table:style-name="ce2" office:value-type="float" office:value="0.2261083810919" calcext:value-type="float">
            <text:p>0.23</text:p>
          </table:table-cell>
          <table:table-cell table:style-name="ce2" office:value-type="float" office:value="0.262154534578367" calcext:value-type="float">
            <text:p>0.26</text:p>
          </table:table-cell>
          <table:table-cell table:style-name="ce2" office:value-type="float" office:value="0.302324329156619" calcext:value-type="float">
            <text:p>0.30</text:p>
          </table:table-cell>
          <table:table-cell table:style-name="ce2" office:value-type="float" office:value="0.34532593299664" calcext:value-type="float">
            <text:p>0.35</text:p>
          </table:table-cell>
          <table:table-cell table:style-name="ce2" office:value-type="float" office:value="0.395284707521047" calcext:value-type="float">
            <text:p>0.40</text:p>
          </table:table-cell>
          <table:table-cell table:style-name="ce2" office:value-type="float" office:value="0.453486493734929" calcext:value-type="float">
            <text:p>0.45</text:p>
          </table:table-cell>
          <table:table-cell table:style-name="ce2" office:value-type="float" office:value="0.514514334105475" calcext:value-type="float">
            <text:p>0.51</text:p>
          </table:table-cell>
          <table:table-cell table:style-name="ce2" office:value-type="float" office:value="0.593569709469747" calcext:value-type="float">
            <text:p>0.59</text:p>
          </table:table-cell>
          <table:table-cell table:style-name="ce2" office:value-type="float" office:value="0.665676347784717" calcext:value-type="float">
            <text:p>0.67</text:p>
          </table:table-cell>
          <table:table-cell table:style-name="ce2" office:value-type="float" office:value="0.768261023350788" calcext:value-type="float">
            <text:p>0.77</text:p>
          </table:table-cell>
          <table:table-cell table:style-name="ce2" office:value-type="float" office:value="0.868115775688934" calcext:value-type="float">
            <text:p>0.87</text:p>
          </table:table-cell>
          <table:table-cell table:style-name="ce2" office:value-type="float" office:value="0.979081201943945" calcext:value-type="float">
            <text:p>0.98</text:p>
          </table:table-cell>
          <table:table-cell table:style-name="ce2" office:value-type="float" office:value="1.10941425986869" calcext:value-type="float">
            <text:p>1.11</text:p>
          </table:table-cell>
          <table:table-cell table:style-name="ce2" office:value-type="float" office:value="0.951314879522022" calcext:value-type="float">
            <text:p>0.95</text:p>
          </table:table-cell>
          <table:table-cell table:style-name="ce2" office:value-type="float" office:value="1.18301521545583" calcext:value-type="float">
            <text:p>1.18</text:p>
          </table:table-cell>
          <table:table-cell table:style-name="ce2" office:value-type="float" office:value="1.47838594419725" calcext:value-type="float">
            <text:p>1.48</text:p>
          </table:table-cell>
          <table:table-cell table:style-name="ce2" office:value-type="float" office:value="1.85548511176997" calcext:value-type="float">
            <text:p>1.86</text:p>
          </table:table-cell>
          <table:table-cell table:style-name="ce2" office:value-type="float" office:value="2.32302604376275" calcext:value-type="float">
            <text:p>2.32</text:p>
          </table:table-cell>
          <table:table-cell table:style-name="ce2" office:value-type="float" office:value="2.56019530504999" calcext:value-type="float">
            <text:p>2.56</text:p>
          </table:table-cell>
          <table:table-cell table:style-name="ce2" office:value-type="float" office:value="3.39341273646458" calcext:value-type="float">
            <text:p>3.39</text:p>
          </table:table-cell>
          <table:table-cell table:style-name="ce2" office:value-type="float" office:value="4.13028449383332" calcext:value-type="float">
            <text:p>4.13</text:p>
          </table:table-cell>
          <table:table-cell table:style-name="ce2" office:value-type="float" office:value="5.61701878223671" calcext:value-type="float">
            <text:p>5.62</text:p>
          </table:table-cell>
          <table:table-cell table:style-name="ce2" office:value-type="float" office:value="5.43130969472373" calcext:value-type="float">
            <text:p>5.43</text:p>
          </table:table-cell>
          <table:table-cell table:style-name="ce2" office:value-type="float" office:value="7.52800106269918" calcext:value-type="float">
            <text:p>7.53</text:p>
          </table:table-cell>
          <table:table-cell table:style-name="ce2" office:value-type="float" office:value="11.4181226565491" calcext:value-type="float">
            <text:p>11.42</text:p>
          </table:table-cell>
          <table:table-cell table:style-name="ce2" office:value-type="float" office:value="21.1685049070547" calcext:value-type="float">
            <text:p>21.17</text:p>
          </table:table-cell>
          <table:table-cell table:style-name="ce2" office:value-type="float" office:value="21.7798903808077" calcext:value-type="float">
            <text:p>21.78</text:p>
          </table:table-cell>
          <table:table-cell table:style-name="ce2" office:value-type="float" office:value="27.2918142489648" calcext:value-type="float">
            <text:p>27.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 up</text:p>
          </table:table-cell>
          <table:table-cell table:style-name="ce5" table:formula="of:=[.C35]*[.C30]/100" office:value-type="float" office:value="0.098574475" calcext:value-type="float">
            <text:p>0.099</text:p>
          </table:table-cell>
          <table:table-cell table:style-name="ce5" table:formula="of:=[.D35]*[.D30]/100" office:value-type="float" office:value="0.10271248" calcext:value-type="float">
            <text:p>0.103</text:p>
          </table:table-cell>
          <table:table-cell table:style-name="ce5" table:formula="of:=[.E35]*[.E30]/100" office:value-type="float" office:value="0.10613136" calcext:value-type="float">
            <text:p>0.106</text:p>
          </table:table-cell>
          <table:table-cell table:style-name="ce5" table:formula="of:=[.F35]*[.F30]/100" office:value-type="float" office:value="0.10917813" calcext:value-type="float">
            <text:p>0.109</text:p>
          </table:table-cell>
          <table:table-cell table:style-name="ce5" table:formula="of:=[.G35]*[.G30]/100" office:value-type="float" office:value="0.11154384" calcext:value-type="float">
            <text:p>0.112</text:p>
          </table:table-cell>
          <table:table-cell table:style-name="ce5" table:formula="of:=[.H35]*[.H30]/100" office:value-type="float" office:value="0.11469706" calcext:value-type="float">
            <text:p>0.115</text:p>
          </table:table-cell>
          <table:table-cell table:style-name="ce5" table:formula="of:=[.I35]*[.I30]/100" office:value-type="float" office:value="0.115961265" calcext:value-type="float">
            <text:p>0.116</text:p>
          </table:table-cell>
          <table:table-cell table:style-name="ce5" table:formula="of:=[.J35]*[.J30]/100" office:value-type="float" office:value="0.117696" calcext:value-type="float">
            <text:p>0.118</text:p>
          </table:table-cell>
          <table:table-cell table:style-name="ce5" table:formula="of:=[.K35]*[.K30]/100" office:value-type="float" office:value="0.11878897" calcext:value-type="float">
            <text:p>0.119</text:p>
          </table:table-cell>
          <table:table-cell table:style-name="ce5" table:formula="of:=[.L35]*[.L30]/100" office:value-type="float" office:value="0.117469135" calcext:value-type="float">
            <text:p>0.117</text:p>
          </table:table-cell>
          <table:table-cell table:style-name="ce5" table:formula="of:=[.M35]*[.M30]/100" office:value-type="float" office:value="0.1184502" calcext:value-type="float">
            <text:p>0.118</text:p>
          </table:table-cell>
          <table:table-cell table:style-name="ce5" table:formula="of:=[.N35]*[.N30]/100" office:value-type="float" office:value="0.114174305" calcext:value-type="float">
            <text:p>0.114</text:p>
          </table:table-cell>
          <table:table-cell table:style-name="ce5" table:formula="of:=[.O35]*[.O30]/100" office:value-type="float" office:value="0.11266578" calcext:value-type="float">
            <text:p>0.113</text:p>
          </table:table-cell>
          <table:table-cell table:style-name="ce5" table:formula="of:=[.P35]*[.P30]/100" office:value-type="float" office:value="0.111331" calcext:value-type="float">
            <text:p>0.111</text:p>
          </table:table-cell>
          <table:table-cell table:style-name="ce5" table:formula="of:=[.Q35]*[.Q30]/100" office:value-type="float" office:value="0.109488925" calcext:value-type="float">
            <text:p>0.109</text:p>
          </table:table-cell>
          <table:table-cell table:style-name="ce5" table:formula="of:=[.R35]*[.R30]/100" office:value-type="float" office:value="0.1044696" calcext:value-type="float">
            <text:p>0.104</text:p>
          </table:table-cell>
          <table:table-cell table:style-name="ce5" table:formula="of:=[.S35]*[.S30]/100" office:value-type="float" office:value="0.103631915" calcext:value-type="float">
            <text:p>0.104</text:p>
          </table:table-cell>
          <table:table-cell table:style-name="ce5" table:formula="of:=[.T35]*[.T30]/100" office:value-type="float" office:value="0.10383177" calcext:value-type="float">
            <text:p>0.104</text:p>
          </table:table-cell>
          <table:table-cell table:style-name="ce5" table:formula="of:=[.U35]*[.U30]/100" office:value-type="float" office:value="0.10181793" calcext:value-type="float">
            <text:p>0.102</text:p>
          </table:table-cell>
          <table:table-cell table:style-name="ce5" table:formula="of:=[.V35]*[.V30]/100" office:value-type="float" office:value="0.10104507" calcext:value-type="float">
            <text:p>0.101</text:p>
          </table:table-cell>
          <table:table-cell table:style-name="ce5" table:formula="of:=[.W35]*[.W30]/100" office:value-type="float" office:value="0.10761311" calcext:value-type="float">
            <text:p>0.108</text:p>
          </table:table-cell>
          <table:table-cell table:style-name="ce5" table:formula="of:=[.X35]*[.X30]/100" office:value-type="float" office:value="0.10207565" calcext:value-type="float">
            <text:p>0.102</text:p>
          </table:table-cell>
          <table:table-cell table:style-name="ce5" table:formula="of:=[.Y35]*[.Y30]/100" office:value-type="float" office:value="0.10742274" calcext:value-type="float">
            <text:p>0.107</text:p>
          </table:table-cell>
          <table:table-cell table:style-name="ce5" table:formula="of:=[.Z35]*[.Z30]/100" office:value-type="float" office:value="0.09979104" calcext:value-type="float">
            <text:p>0.100</text:p>
          </table:table-cell>
          <table:table-cell table:style-name="ce5" table:formula="of:=[.AA35]*[.AA30]/100" office:value-type="float" office:value="0.10611678" calcext:value-type="float">
            <text:p>0.106</text:p>
          </table:table-cell>
          <table:table-cell table:style-name="ce5" table:formula="of:=[.AB35]*[.AB30]/100" office:value-type="float" office:value="0.10368592" calcext:value-type="float">
            <text:p>0.104</text:p>
          </table:table-cell>
          <table:table-cell table:style-name="ce5" table:formula="of:=[.AC35]*[.AC30]/100" office:value-type="float" office:value="0.095089555" calcext:value-type="float">
            <text:p>0.095</text:p>
          </table:table-cell>
          <table:table-cell table:style-name="ce5" table:formula="of:=[.AD35]*[.AD30]/100" office:value-type="float" office:value="0.081655275" calcext:value-type="float">
            <text:p>0.082</text:p>
          </table:table-cell>
          <table:table-cell table:style-name="ce5" table:formula="of:=[.AE35]*[.AE30]/100" office:value-type="float" office:value="0.109626825" calcext:value-type="float">
            <text:p>0.110</text:p>
          </table:table-cell>
          <table:table-cell table:style-name="ce5" table:formula="of:=[.AF35]*[.AF30]/100" office:value-type="float" office:value="0.10320578" calcext:value-type="float">
            <text:p>0.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 down</text:p>
          </table:table-cell>
          <table:table-cell table:style-name="ce5" table:formula="of:=[.C36]*[.C30]/100" office:value-type="float" office:value="0.066976475" calcext:value-type="float">
            <text:p>0.067</text:p>
          </table:table-cell>
          <table:table-cell table:style-name="ce5" table:formula="of:=[.D36]*[.D30]/100" office:value-type="float" office:value="0.06945432" calcext:value-type="float">
            <text:p>0.069</text:p>
          </table:table-cell>
          <table:table-cell table:style-name="ce5" table:formula="of:=[.E36]*[.E30]/100" office:value-type="float" office:value="0.07174992" calcext:value-type="float">
            <text:p>0.072</text:p>
          </table:table-cell>
          <table:table-cell table:style-name="ce5" table:formula="of:=[.F36]*[.F30]/100" office:value-type="float" office:value="0.07413486" calcext:value-type="float">
            <text:p>0.074</text:p>
          </table:table-cell>
          <table:table-cell table:style-name="ce5" table:formula="of:=[.G36]*[.G30]/100" office:value-type="float" office:value="0.07632636" calcext:value-type="float">
            <text:p>0.076</text:p>
          </table:table-cell>
          <table:table-cell table:style-name="ce5" table:formula="of:=[.H36]*[.H30]/100" office:value-type="float" office:value="0.079453035" calcext:value-type="float">
            <text:p>0.079</text:p>
          </table:table-cell>
          <table:table-cell table:style-name="ce5" table:formula="of:=[.I36]*[.I30]/100" office:value-type="float" office:value="0.081618075" calcext:value-type="float">
            <text:p>0.082</text:p>
          </table:table-cell>
          <table:table-cell table:style-name="ce5" table:formula="of:=[.J36]*[.J30]/100" office:value-type="float" office:value="0.08452044" calcext:value-type="float">
            <text:p>0.085</text:p>
          </table:table-cell>
          <table:table-cell table:style-name="ce5" table:formula="of:=[.K36]*[.K30]/100" office:value-type="float" office:value="0.08742807" calcext:value-type="float">
            <text:p>0.087</text:p>
          </table:table-cell>
          <table:table-cell table:style-name="ce5" table:formula="of:=[.L36]*[.L30]/100" office:value-type="float" office:value="0.08917937" calcext:value-type="float">
            <text:p>0.089</text:p>
          </table:table-cell>
          <table:table-cell table:style-name="ce5" table:formula="of:=[.M36]*[.M30]/100" office:value-type="float" office:value="0.0930504" calcext:value-type="float">
            <text:p>0.093</text:p>
          </table:table-cell>
          <table:table-cell table:style-name="ce5" table:formula="of:=[.N36]*[.N30]/100" office:value-type="float" office:value="0.09322717" calcext:value-type="float">
            <text:p>0.093</text:p>
          </table:table-cell>
          <table:table-cell table:style-name="ce5" table:formula="of:=[.O36]*[.O30]/100" office:value-type="float" office:value="0.0953064" calcext:value-type="float">
            <text:p>0.095</text:p>
          </table:table-cell>
          <table:table-cell table:style-name="ce5" table:formula="of:=[.P36]*[.P30]/100" office:value-type="float" office:value="0.0971965" calcext:value-type="float">
            <text:p>0.097</text:p>
          </table:table-cell>
          <table:table-cell table:style-name="ce5" table:formula="of:=[.Q36]*[.Q30]/100" office:value-type="float" office:value="0.09822974" calcext:value-type="float">
            <text:p>0.098</text:p>
          </table:table-cell>
          <table:table-cell table:style-name="ce5" table:formula="of:=[.R36]*[.R30]/100" office:value-type="float" office:value="0.096976" calcext:value-type="float">
            <text:p>0.097</text:p>
          </table:table-cell>
          <table:table-cell table:style-name="ce5" table:formula="of:=[.S36]*[.S30]/100" office:value-type="float" office:value="0.099082665" calcext:value-type="float">
            <text:p>0.099</text:p>
          </table:table-cell>
          <table:table-cell table:style-name="ce5" table:formula="of:=[.T36]*[.T30]/100" office:value-type="float" office:value="0.10056662" calcext:value-type="float">
            <text:p>0.101</text:p>
          </table:table-cell>
          <table:table-cell table:style-name="ce5" table:formula="of:=[.U36]*[.U30]/100" office:value-type="float" office:value="0.09867939" calcext:value-type="float">
            <text:p>0.099</text:p>
          </table:table-cell>
          <table:table-cell table:style-name="ce5" table:formula="of:=[.V36]*[.V30]/100" office:value-type="float" office:value="0.0944513" calcext:value-type="float">
            <text:p>0.094</text:p>
          </table:table-cell>
          <table:table-cell table:style-name="ce5" table:formula="of:=[.W36]*[.W30]/100" office:value-type="float" office:value="0.09847011" calcext:value-type="float">
            <text:p>0.098</text:p>
          </table:table-cell>
          <table:table-cell table:style-name="ce5" table:formula="of:=[.X36]*[.X30]/100" office:value-type="float" office:value="0.0918595" calcext:value-type="float">
            <text:p>0.092</text:p>
          </table:table-cell>
          <table:table-cell table:style-name="ce5" table:formula="of:=[.Y36]*[.Y30]/100" office:value-type="float" office:value="0.09517905" calcext:value-type="float">
            <text:p>0.095</text:p>
          </table:table-cell>
          <table:table-cell table:style-name="ce5" table:formula="of:=[.Z36]*[.Z30]/100" office:value-type="float" office:value="0.087235095" calcext:value-type="float">
            <text:p>0.087</text:p>
          </table:table-cell>
          <table:table-cell table:style-name="ce5" table:formula="of:=[.AA36]*[.AA30]/100" office:value-type="float" office:value="0.091435575" calcext:value-type="float">
            <text:p>0.091</text:p>
          </table:table-cell>
          <table:table-cell table:style-name="ce5" table:formula="of:=[.AB36]*[.AB30]/100" office:value-type="float" office:value="0.08818225" calcext:value-type="float">
            <text:p>0.088</text:p>
          </table:table-cell>
          <table:table-cell table:style-name="ce5" table:formula="of:=[.AC36]*[.AC30]/100" office:value-type="float" office:value="0.080279925" calcext:value-type="float">
            <text:p>0.080</text:p>
          </table:table-cell>
          <table:table-cell table:style-name="ce5" table:formula="of:=[.AD36]*[.AD30]/100" office:value-type="float" office:value="0.06887179" calcext:value-type="float">
            <text:p>0.069</text:p>
          </table:table-cell>
          <table:table-cell table:style-name="ce5" table:formula="of:=[.AE36]*[.AE30]/100" office:value-type="float" office:value="0.09274353" calcext:value-type="float">
            <text:p>0.093</text:p>
          </table:table-cell>
          <table:table-cell table:style-name="ce5" table:formula="of:=[.AF36]*[.AF30]/100" office:value-type="float" office:value="0.08806314" calcext:value-type="float">
            <text:p>0.0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 up rel</text:p>
          </table:table-cell>
          <table:table-cell office:value-type="float" office:value="17.47" calcext:value-type="float">
            <text:p>17.47</text:p>
          </table:table-cell>
          <table:table-cell office:value-type="float" office:value="17.48" calcext:value-type="float">
            <text:p>17.48</text:p>
          </table:table-cell>
          <table:table-cell office:value-type="float" office:value="17.41" calcext:value-type="float">
            <text:p>17.41</text:p>
          </table:table-cell>
          <table:table-cell office:value-type="float" office:value="17.26" calcext:value-type="float">
            <text:p>17.26</text:p>
          </table:table-cell>
          <table:table-cell office:value-type="float" office:value="17.04" calcext:value-type="float">
            <text:p>17.04</text:p>
          </table:table-cell>
          <table:table-cell office:value-type="float" office:value="16.76" calcext:value-type="float">
            <text:p>16.76</text:p>
          </table:table-cell>
          <table:table-cell office:value-type="float" office:value="16.41" calcext:value-type="float">
            <text:p>16.41</text:p>
          </table:table-cell>
          <table:table-cell office:value-type="float" office:value="16" calcext:value-type="float">
            <text:p>16</text:p>
          </table:table-cell>
          <table:table-cell office:value-type="float" office:value="15.53" calcext:value-type="float">
            <text:p>15.53</text:p>
          </table:table-cell>
          <table:table-cell office:value-type="float" office:value="14.99" calcext:value-type="float">
            <text:p>14.99</text:p>
          </table:table-cell>
          <table:table-cell office:value-type="float" office:value="14.41" calcext:value-type="float">
            <text:p>14.41</text:p>
          </table:table-cell>
          <table:table-cell office:value-type="float" office:value="13.79" calcext:value-type="float">
            <text:p>13.79</text:p>
          </table:table-cell>
          <table:table-cell office:value-type="float" office:value="13.24" calcext:value-type="float">
            <text:p>13.24</text:p>
          </table:table-cell>
          <table:table-cell office:value-type="float" office:value="12.76" calcext:value-type="float">
            <text:p>12.76</text:p>
          </table:table-cell>
          <table:table-cell office:value-type="float" office:value="12.35" calcext:value-type="float">
            <text:p>12.35</text:p>
          </table:table-cell>
          <table:table-cell office:value-type="float" office:value="11.85" calcext:value-type="float">
            <text:p>11.85</text:p>
          </table:table-cell>
          <table:table-cell office:value-type="float" office:value="11.39" calcext:value-type="float">
            <text:p>11.39</text:p>
          </table:table-cell>
          <table:table-cell office:value-type="float" office:value="11.13" calcext:value-type="float">
            <text:p>11.13</text:p>
          </table:table-cell>
          <table:table-cell office:value-type="float" office:value="11.03" calcext:value-type="float">
            <text:p>11.03</text:p>
          </table:table-cell>
          <table:table-cell office:value-type="float" office:value="11.34" calcext:value-type="float">
            <text:p>11.34</text:p>
          </table:table-cell>
          <table:table-cell office:value-type="float" office:value="11.77" calcext:value-type="float">
            <text:p>11.77</text:p>
          </table:table-cell>
          <table:table-cell office:value-type="float" office:value="11.89" calcext:value-type="float">
            <text:p>11.89</text:p>
          </table:table-cell>
          <table:table-cell office:value-type="float" office:value="12.02" calcext:value-type="float">
            <text:p>12.02</text:p>
          </table:table-cell>
          <table:table-cell office:value-type="float" office:value="12.16" calcext:value-type="float">
            <text:p>12.16</text:p>
          </table:table-cell>
          <table:table-cell office:value-type="float" office:value="12.36" calcext:value-type="float">
            <text:p>12.36</text:p>
          </table:table-cell>
          <table:table-cell office:value-type="float" office:value="12.64" calcext:value-type="float">
            <text:p>12.64</text:p>
          </table:table-cell>
          <table:table-cell office:value-type="float" office:value="12.97" calcext:value-type="float">
            <text:p>12.97</text:p>
          </table:table-cell>
          <table:table-cell office:value-type="float" office:value="13.35" calcext:value-type="float">
            <text:p>13.35</text:p>
          </table:table-cell>
          <table:table-cell office:value-type="float" office:value="14.35" calcext:value-type="float">
            <text:p>14.35</text:p>
          </table:table-cell>
          <table:table-cell office:value-type="float" office:value="16.63" calcext:value-type="float">
            <text:p>16.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 down rel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7" calcext:value-type="float">
            <text:p>11.77</text:p>
          </table:table-cell>
          <table:table-cell office:value-type="float" office:value="11.72" calcext:value-type="float">
            <text:p>11.72</text:p>
          </table:table-cell>
          <table:table-cell office:value-type="float" office:value="11.66" calcext:value-type="float">
            <text:p>11.66</text:p>
          </table:table-cell>
          <table:table-cell office:value-type="float" office:value="11.61" calcext:value-type="float">
            <text:p>11.61</text:p>
          </table:table-cell>
          <table:table-cell office:value-type="float" office:value="11.55" calcext:value-type="float">
            <text:p>11.55</text:p>
          </table:table-cell>
          <table:table-cell office:value-type="float" office:value="11.49" calcext:value-type="float">
            <text:p>11.49</text:p>
          </table:table-cell>
          <table:table-cell office:value-type="float" office:value="11.43" calcext:value-type="float">
            <text:p>11.43</text:p>
          </table:table-cell>
          <table:table-cell office:value-type="float" office:value="11.38" calcext:value-type="float">
            <text:p>11.38</text:p>
          </table:table-cell>
          <table:table-cell office:value-type="float" office:value="11.32" calcext:value-type="float">
            <text:p>11.32</text:p>
          </table:table-cell>
          <table:table-cell office:value-type="float" office:value="11.26" calcext:value-type="float">
            <text:p>11.26</text:p>
          </table:table-cell>
          <table:table-cell office:value-type="float" office:value="11.2" calcext:value-type="float">
            <text:p>11.2</text:p>
          </table:table-cell>
          <table:table-cell office:value-type="float" office:value="11.14" calcext:value-type="float">
            <text:p>11.14</text:p>
          </table:table-cell>
          <table:table-cell office:value-type="float" office:value="11.08" calcext:value-type="float">
            <text:p>11.08</text:p>
          </table:table-cell>
          <table:table-cell office:value-type="float" office:value="11" calcext:value-type="float">
            <text:p>11</text:p>
          </table:table-cell>
          <table:table-cell office:value-type="float" office:value="10.89" calcext:value-type="float">
            <text:p>10.89</text:p>
          </table:table-cell>
          <table:table-cell office:value-type="float" office:value="10.78" calcext:value-type="float">
            <text:p>10.78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" calcext:value-type="float">
            <text:p>10.6</text:p>
          </table:table-cell>
          <table:table-cell office:value-type="float" office:value="10.77" calcext:value-type="float">
            <text:p>10.77</text:p>
          </table:table-cell>
          <table:table-cell office:value-type="float" office:value="10.7" calcext:value-type="float">
            <text:p>10.7</text:p>
          </table:table-cell>
          <table:table-cell office:value-type="float" office:value="10.65" calcext:value-type="float">
            <text:p>10.65</text:p>
          </table:table-cell>
          <table:table-cell office:value-type="float" office:value="10.63" calcext:value-type="float">
            <text:p>10.63</text:p>
          </table:table-cell>
          <table:table-cell office:value-type="float" office:value="10.65" calcext:value-type="float">
            <text:p>10.65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6" calcext:value-type="float">
            <text:p>11.26</text:p>
          </table:table-cell>
          <table:table-cell office:value-type="float" office:value="12.14" calcext:value-type="float">
            <text:p>12.14</text:p>
          </table:table-cell>
          <table:table-cell office:value-type="float" office:value="14.19" calcext:value-type="float">
            <text:p>14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 rel</text:p>
          </table:table-cell>
          <table:table-cell table:number-columns-repeated="30" office:value-type="float" office:value="10.4" calcext:value-type="float">
            <text:p>10.4</text:p>
          </table:table-cell>
          <table:table-cell/>
        </table:table-row>
      </table:table>
      <table:table table:name="pi0 yields in AuAu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0-1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table:style-name="Default" office:value-type="string" calcext:value-type="string">
            <text:p><text:s/>val</text:p>
          </table:table-cell>
          <table:table-cell table:style-name="Default" office:value-type="string" calcext:value-type="string">
            <text:p><text:s/>tot_err</text:p>
          </table:table-cell>
          <table:table-cell/>
          <table:table-cell table:style-name="Default" office:value-type="string" calcext:value-type="string">
            <text:p><text:s/>stat_err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syst_err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3.314" calcext:value-type="float">
            <text:p>3.31E+00</text:p>
          </table:table-cell>
          <table:table-cell office:value-type="float" office:value="0.4034" calcext:value-type="float">
            <text:p>4.03E-01</text:p>
          </table:table-cell>
          <table:table-cell office:value-type="float" office:value="12.17" calcext:value-type="float">
            <text:p>12.17</text:p>
          </table:table-cell>
          <table:table-cell office:value-type="float" office:value="0.02518" calcext:value-type="float">
            <text:p>2.52E-02</text:p>
          </table:table-cell>
          <table:table-cell office:value-type="float" office:value="0.76" calcext:value-type="float">
            <text:p>0.76</text:p>
          </table:table-cell>
          <table:table-cell office:value-type="float" office:value="0.4026" calcext:value-type="float">
            <text:p>4.03E-01</text:p>
          </table:table-cell>
          <table:table-cell office:value-type="float" office:value="12.15" calcext:value-type="float">
            <text:p>12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0.5981" calcext:value-type="float">
            <text:p>5.98E-01</text:p>
          </table:table-cell>
          <table:table-cell office:value-type="float" office:value="0.06802" calcext:value-type="float">
            <text:p>6.80E-02</text:p>
          </table:table-cell>
          <table:table-cell office:value-type="float" office:value="11.37" calcext:value-type="float">
            <text:p>11.37</text:p>
          </table:table-cell>
          <table:table-cell office:value-type="float" office:value="0.004946" calcext:value-type="float">
            <text:p>4.95E-03</text:p>
          </table:table-cell>
          <table:table-cell office:value-type="float" office:value="0.83" calcext:value-type="float">
            <text:p>0.83</text:p>
          </table:table-cell>
          <table:table-cell office:value-type="float" office:value="0.06784" calcext:value-type="float">
            <text:p>6.78E-02</text:p>
          </table:table-cell>
          <table:table-cell office:value-type="float" office:value="11.34" calcext:value-type="float">
            <text:p>11.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0.1208" calcext:value-type="float">
            <text:p>1.21E-01</text:p>
          </table:table-cell>
          <table:table-cell office:value-type="float" office:value="0.01452" calcext:value-type="float">
            <text:p>1.45E-02</text:p>
          </table:table-cell>
          <table:table-cell office:value-type="float" office:value="12.02" calcext:value-type="float">
            <text:p>12.02</text:p>
          </table:table-cell>
          <table:table-cell office:value-type="float" office:value="0.001253" calcext:value-type="float">
            <text:p>1.25E-03</text:p>
          </table:table-cell>
          <table:table-cell office:value-type="float" office:value="1.04" calcext:value-type="float">
            <text:p>1.04</text:p>
          </table:table-cell>
          <table:table-cell office:value-type="float" office:value="0.01447" calcext:value-type="float">
            <text:p>1.45E-02</text:p>
          </table:table-cell>
          <table:table-cell office:value-type="float" office:value="11.98" calcext:value-type="float">
            <text:p>11.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float" office:value="0.02718" calcext:value-type="float">
            <text:p>2.72E-02</text:p>
          </table:table-cell>
          <table:table-cell office:value-type="float" office:value="0.003541" calcext:value-type="float">
            <text:p>3.54E-03</text:p>
          </table:table-cell>
          <table:table-cell office:value-type="float" office:value="13.03" calcext:value-type="float">
            <text:p>13.03</text:p>
          </table:table-cell>
          <table:table-cell office:value-type="float" office:value="0.0003744" calcext:value-type="float">
            <text:p>3.74E-04</text:p>
          </table:table-cell>
          <table:table-cell office:value-type="float" office:value="1.38" calcext:value-type="float">
            <text:p>1.38</text:p>
          </table:table-cell>
          <table:table-cell office:value-type="float" office:value="0.003521" calcext:value-type="float">
            <text:p>3.52E-03</text:p>
          </table:table-cell>
          <table:table-cell office:value-type="float" office:value="12.96" calcext:value-type="float">
            <text:p>12.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float" office:value="0.00697" calcext:value-type="float">
            <text:p>6.97E-03</text:p>
          </table:table-cell>
          <table:table-cell office:value-type="float" office:value="0.0009833" calcext:value-type="float">
            <text:p>9.83E-04</text:p>
          </table:table-cell>
          <table:table-cell office:value-type="float" office:value="14.11" calcext:value-type="float">
            <text:p>14.11</text:p>
          </table:table-cell>
          <table:table-cell office:value-type="float" office:value="0.000127" calcext:value-type="float">
            <text:p>1.27E-04</text:p>
          </table:table-cell>
          <table:table-cell office:value-type="float" office:value="1.82" calcext:value-type="float">
            <text:p>1.82</text:p>
          </table:table-cell>
          <table:table-cell office:value-type="float" office:value="0.0009751" calcext:value-type="float">
            <text:p>9.75E-04</text:p>
          </table:table-cell>
          <table:table-cell office:value-type="float" office:value="13.99" calcext:value-type="float">
            <text:p>13.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office:value-type="float" office:value="0.002158" calcext:value-type="float">
            <text:p>2.16E-03</text:p>
          </table:table-cell>
          <table:table-cell office:value-type="float" office:value="0.0002727" calcext:value-type="float">
            <text:p>2.73E-04</text:p>
          </table:table-cell>
          <table:table-cell office:value-type="float" office:value="12.63" calcext:value-type="float">
            <text:p>12.63</text:p>
          </table:table-cell>
          <table:table-cell office:value-type="float" office:value="0.00004713" calcext:value-type="float">
            <text:p>4.71E-05</text:p>
          </table:table-cell>
          <table:table-cell office:value-type="float" office:value="2.18" calcext:value-type="float">
            <text:p>2.18</text:p>
          </table:table-cell>
          <table:table-cell office:value-type="float" office:value="0.0002686" calcext:value-type="float">
            <text:p>2.69E-04</text:p>
          </table:table-cell>
          <table:table-cell office:value-type="float" office:value="12.44" calcext:value-type="float">
            <text:p>12.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office:value-type="float" office:value="0.0007185" calcext:value-type="float">
            <text:p>7.19E-04</text:p>
          </table:table-cell>
          <table:table-cell office:value-type="float" office:value="0.00009589" calcext:value-type="float">
            <text:p>9.59E-05</text:p>
          </table:table-cell>
          <table:table-cell office:value-type="float" office:value="13.35" calcext:value-type="float">
            <text:p>13.35</text:p>
          </table:table-cell>
          <table:table-cell office:value-type="float" office:value="0.00002133" calcext:value-type="float">
            <text:p>2.13E-05</text:p>
          </table:table-cell>
          <table:table-cell office:value-type="float" office:value="2.97" calcext:value-type="float">
            <text:p>2.97</text:p>
          </table:table-cell>
          <table:table-cell office:value-type="float" office:value="0.00009349" calcext:value-type="float">
            <text:p>9.35E-05</text:p>
          </table:table-cell>
          <table:table-cell office:value-type="float" office:value="13.01" calcext:value-type="float">
            <text:p>13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0.0002715" calcext:value-type="float">
            <text:p>2.72E-04</text:p>
          </table:table-cell>
          <table:table-cell office:value-type="float" office:value="0.0000373" calcext:value-type="float">
            <text:p>3.73E-05</text:p>
          </table:table-cell>
          <table:table-cell office:value-type="float" office:value="13.74" calcext:value-type="float">
            <text:p>13.74</text:p>
          </table:table-cell>
          <table:table-cell office:value-type="float" office:value="0.00001063" calcext:value-type="float">
            <text:p>1.06E-05</text:p>
          </table:table-cell>
          <table:table-cell office:value-type="float" office:value="3.92" calcext:value-type="float">
            <text:p>3.92</text:p>
          </table:table-cell>
          <table:table-cell office:value-type="float" office:value="0.00003575" calcext:value-type="float">
            <text:p>3.58E-05</text:p>
          </table:table-cell>
          <table:table-cell office:value-type="float" office:value="13.17" calcext:value-type="float">
            <text:p>13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office:value-type="float" office:value="0.0001288" calcext:value-type="float">
            <text:p>1.29E-04</text:p>
          </table:table-cell>
          <table:table-cell office:value-type="float" office:value="0.00001802" calcext:value-type="float">
            <text:p>1.80E-05</text:p>
          </table:table-cell>
          <table:table-cell office:value-type="float" office:value="13.99" calcext:value-type="float">
            <text:p>13.99</text:p>
          </table:table-cell>
          <table:table-cell office:value-type="float" office:value="0.000005931" calcext:value-type="float">
            <text:p>5.93E-06</text:p>
          </table:table-cell>
          <table:table-cell office:value-type="float" office:value="4.61" calcext:value-type="float">
            <text:p>4.61</text:p>
          </table:table-cell>
          <table:table-cell office:value-type="float" office:value="0.00001702" calcext:value-type="float">
            <text:p>1.70E-05</text:p>
          </table:table-cell>
          <table:table-cell office:value-type="float" office:value="13.21" calcext:value-type="float">
            <text:p>13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office:value-type="float" office:value="0.00005417" calcext:value-type="float">
            <text:p>5.42E-05</text:p>
          </table:table-cell>
          <table:table-cell office:value-type="float" office:value="0.000008158" calcext:value-type="float">
            <text:p>8.16E-06</text:p>
          </table:table-cell>
          <table:table-cell office:value-type="float" office:value="15.06" calcext:value-type="float">
            <text:p>15.06</text:p>
          </table:table-cell>
          <table:table-cell office:value-type="float" office:value="0.000002606" calcext:value-type="float">
            <text:p>2.61E-06</text:p>
          </table:table-cell>
          <table:table-cell office:value-type="float" office:value="4.81" calcext:value-type="float">
            <text:p>4.81</text:p>
          </table:table-cell>
          <table:table-cell office:value-type="float" office:value="0.000007731" calcext:value-type="float">
            <text:p>7.73E-06</text:p>
          </table:table-cell>
          <table:table-cell office:value-type="float" office:value="14.27" calcext:value-type="float">
            <text:p>14.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office:value-type="float" office:value="0.0000294" calcext:value-type="float">
            <text:p>2.94E-05</text:p>
          </table:table-cell>
          <table:table-cell office:value-type="float" office:value="0.000004393" calcext:value-type="float">
            <text:p>4.39E-06</text:p>
          </table:table-cell>
          <table:table-cell office:value-type="float" office:value="14.94" calcext:value-type="float">
            <text:p>14.94</text:p>
          </table:table-cell>
          <table:table-cell office:value-type="float" office:value="0.00000156" calcext:value-type="float">
            <text:p>1.56E-06</text:p>
          </table:table-cell>
          <table:table-cell office:value-type="float" office:value="5.31" calcext:value-type="float">
            <text:p>5.31</text:p>
          </table:table-cell>
          <table:table-cell office:value-type="float" office:value="0.000004106" calcext:value-type="float">
            <text:p>4.11E-06</text:p>
          </table:table-cell>
          <table:table-cell office:value-type="float" office:value="13.97" calcext:value-type="float">
            <text:p>13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office:value-type="float" office:value="0.0000128" calcext:value-type="float">
            <text:p>1.28E-05</text:p>
          </table:table-cell>
          <table:table-cell office:value-type="float" office:value="0.000002144" calcext:value-type="float">
            <text:p>2.14E-06</text:p>
          </table:table-cell>
          <table:table-cell office:value-type="float" office:value="16.75" calcext:value-type="float">
            <text:p>16.75</text:p>
          </table:table-cell>
          <table:table-cell office:value-type="float" office:value="0.0000009501" calcext:value-type="float">
            <text:p>9.50E-07</text:p>
          </table:table-cell>
          <table:table-cell office:value-type="float" office:value="7.43" calcext:value-type="float">
            <text:p>7.43</text:p>
          </table:table-cell>
          <table:table-cell office:value-type="float" office:value="0.000001922" calcext:value-type="float">
            <text:p>1.92E-06</text:p>
          </table:table-cell>
          <table:table-cell office:value-type="float" office:value="15.02" calcext:value-type="float">
            <text:p>15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([.L17]+[.L18])/2" office:value-type="float" office:value="0.0000061355" calcext:value-type="float">
            <text:p>6.14E-06</text:p>
          </table:table-cell>
          <table:table-cell table:formula="of:=SQRT([.F17]*[.F17]+[.H17]*[.H17])" office:value-type="float" office:value="0.00000107255455465432" calcext:value-type="float">
            <text:p>1.07E-06</text:p>
          </table:table-cell>
          <table:table-cell table:style-name="ce9" table:formula="of:=[.D17]/[.C17]*100" office:value-type="float" office:value="17.4811271233692" calcext:value-type="float">
            <text:p>17.48</text:p>
          </table:table-cell>
          <table:table-cell table:formula="of:=SQRT([.O17]*[.O17]+[.O18]*[.O18])/2" office:value-type="float" office:value="0.000000398462372753062" calcext:value-type="float">
            <text:p>3.98E-07</text:p>
          </table:table-cell>
          <table:table-cell table:style-name="ce9" table:formula="of:=[.F17]/[.C17]*100" office:value-type="float" office:value="6.49437491244498" calcext:value-type="float">
            <text:p>6.49</text:p>
          </table:table-cell>
          <table:table-cell table:formula="of:=[.I17]*[.C17]/100" office:value-type="float" office:value="0.00000099579165" calcext:value-type="float">
            <text:p>9.96E-07</text:p>
          </table:table-cell>
          <table:table-cell table:formula="of:=([.R17]+[.R18])/2" office:value-type="float" office:value="16.23" calcext:value-type="float">
            <text:p>16.23</text:p>
          </table:table-cell>
          <table:table-cell/>
          <table:table-cell office:value-type="float" office:value="7.25" calcext:value-type="float">
            <text:p>7.25</text:p>
          </table:table-cell>
          <table:table-cell table:style-name="ce1" office:value-type="float" office:value="0.000007641" calcext:value-type="float">
            <text:p>7.64E-06</text:p>
          </table:table-cell>
          <table:table-cell table:style-name="ce1" office:value-type="float" office:value="0.000001399" calcext:value-type="float">
            <text:p>1.40E-06</text:p>
          </table:table-cell>
          <table:table-cell office:value-type="float" office:value="18.31" calcext:value-type="float">
            <text:p>18.31</text:p>
          </table:table-cell>
          <table:table-cell table:style-name="ce1" office:value-type="float" office:value="0.0000006459" calcext:value-type="float">
            <text:p>6.46E-07</text:p>
          </table:table-cell>
          <table:table-cell office:value-type="float" office:value="8.45" calcext:value-type="float">
            <text:p>8.45</text:p>
          </table:table-cell>
          <table:table-cell table:style-name="ce1" office:value-type="float" office:value="0.000001241" calcext:value-type="float">
            <text:p>1.24E-06</text:p>
          </table:table-cell>
          <table:table-cell office:value-type="float" office:value="16.24" calcext:value-type="float">
            <text:p>16.24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0.000001883" calcext:value-type="float">
            <text:p>1.88E-06</text:p>
          </table:table-cell>
          <table:table-cell office:value-type="float" office:value="0.0000003531" calcext:value-type="float">
            <text:p>3.53E-07</text:p>
          </table:table-cell>
          <table:table-cell office:value-type="float" office:value="18.76" calcext:value-type="float">
            <text:p>18.76</text:p>
          </table:table-cell>
          <table:table-cell office:value-type="float" office:value="0.0000001809" calcext:value-type="float">
            <text:p>1.81E-07</text:p>
          </table:table-cell>
          <table:table-cell office:value-type="float" office:value="9.61" calcext:value-type="float">
            <text:p>9.61</text:p>
          </table:table-cell>
          <table:table-cell office:value-type="float" office:value="0.0000003033" calcext:value-type="float">
            <text:p>3.03E-07</text:p>
          </table:table-cell>
          <table:table-cell office:value-type="float" office:value="16.11" calcext:value-type="float">
            <text:p>16.11</text:p>
          </table:table-cell>
          <table:table-cell/>
          <table:table-cell office:value-type="float" office:value="7.75" calcext:value-type="float">
            <text:p>7.75</text:p>
          </table:table-cell>
          <table:table-cell table:style-name="ce1" office:value-type="float" office:value="0.00000463" calcext:value-type="float">
            <text:p>4.63E-06</text:p>
          </table:table-cell>
          <table:table-cell table:style-name="ce1" office:value-type="float" office:value="0.0000008841" calcext:value-type="float">
            <text:p>8.84E-07</text:p>
          </table:table-cell>
          <table:table-cell office:value-type="float" office:value="19.09" calcext:value-type="float">
            <text:p>19.09</text:p>
          </table:table-cell>
          <table:table-cell table:style-name="ce1" office:value-type="float" office:value="0.0000004668" calcext:value-type="float">
            <text:p>4.67E-07</text:p>
          </table:table-cell>
          <table:table-cell office:value-type="float" office:value="10.08" calcext:value-type="float">
            <text:p>10.08</text:p>
          </table:table-cell>
          <table:table-cell table:style-name="ce1" office:value-type="float" office:value="0.0000007508" calcext:value-type="float">
            <text:p>7.51E-07</text:p>
          </table:table-cell>
          <table:table-cell office:value-type="float" office:value="16.22" calcext:value-type="float">
            <text:p>16.22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0.000001057" calcext:value-type="float">
            <text:p>1.06E-06</text:p>
          </table:table-cell>
          <table:table-cell office:value-type="float" office:value="0.0000002332" calcext:value-type="float">
            <text:p>2.33E-07</text:p>
          </table:table-cell>
          <table:table-cell office:value-type="float" office:value="22.06" calcext:value-type="float">
            <text:p>22.06</text:p>
          </table:table-cell>
          <table:table-cell office:value-type="float" office:value="0.0000001276" calcext:value-type="float">
            <text:p>1.28E-07</text:p>
          </table:table-cell>
          <table:table-cell office:value-type="float" office:value="12.07" calcext:value-type="float">
            <text:p>12.07</text:p>
          </table:table-cell>
          <table:table-cell office:value-type="float" office:value="0.0000001952" calcext:value-type="float">
            <text:p>1.95E-07</text:p>
          </table:table-cell>
          <table:table-cell office:value-type="float" office:value="18.47" calcext:value-type="float">
            <text:p>18.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000002777" calcext:value-type="float">
            <text:p>2.78E-07</text:p>
          </table:table-cell>
          <table:table-cell office:value-type="float" office:value="0.00000007095" calcext:value-type="float">
            <text:p>7.10E-08</text:p>
          </table:table-cell>
          <table:table-cell office:value-type="float" office:value="25.55" calcext:value-type="float">
            <text:p>25.55</text:p>
          </table:table-cell>
          <table:table-cell office:value-type="float" office:value="0.00000004274" calcext:value-type="float">
            <text:p>4.27E-08</text:p>
          </table:table-cell>
          <table:table-cell office:value-type="float" office:value="15.39" calcext:value-type="float">
            <text:p>15.39</text:p>
          </table:table-cell>
          <table:table-cell office:value-type="float" office:value="0.00000005664" calcext:value-type="float">
            <text:p>5.66E-08</text:p>
          </table:table-cell>
          <table:table-cell office:value-type="float" office:value="20.39" calcext:value-type="float">
            <text:p>20.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000005941" calcext:value-type="float">
            <text:p>5.94E-08</text:p>
          </table:table-cell>
          <table:table-cell office:value-type="float" office:value="0.00000001704" calcext:value-type="float">
            <text:p>1.70E-08</text:p>
          </table:table-cell>
          <table:table-cell office:value-type="float" office:value="28.68" calcext:value-type="float">
            <text:p>28.68</text:p>
          </table:table-cell>
          <table:table-cell office:value-type="float" office:value="0.00000001222" calcext:value-type="float">
            <text:p>1.22E-08</text:p>
          </table:table-cell>
          <table:table-cell office:value-type="float" office:value="20.57" calcext:value-type="float">
            <text:p>20.57</text:p>
          </table:table-cell>
          <table:table-cell office:value-type="float" office:value="0.00000001187" calcext:value-type="float">
            <text:p>1.19E-08</text:p>
          </table:table-cell>
          <table:table-cell office:value-type="float" office:value="19.98" calcext:value-type="float">
            <text:p>19.98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60-7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70-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table:style-name="Default" office:value-type="string" calcext:value-type="string">
            <text:p><text:s/>val</text:p>
          </table:table-cell>
          <table:table-cell table:style-name="Default" office:value-type="string" calcext:value-type="string">
            <text:p><text:s/>tot_err</text:p>
          </table:table-cell>
          <table:table-cell/>
          <table:table-cell table:style-name="Default" office:value-type="string" calcext:value-type="string">
            <text:p><text:s/>stat_err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syst_err</text:p>
          </table:table-cell>
          <table:table-cell table:number-columns-repeated="2"/>
          <table:table-cell office:value-type="string" calcext:value-type="string">
            <text:p>pt</text:p>
          </table:table-cell>
          <table:table-cell office:value-type="string" calcext:value-type="string">
            <text:p><text:s/>val</text:p>
          </table:table-cell>
          <table:table-cell office:value-type="string" calcext:value-type="string">
            <text:p><text:s/>tot_err</text:p>
          </table:table-cell>
          <table:table-cell/>
          <table:table-cell office:value-type="string" calcext:value-type="string">
            <text:p><text:s/>stat_er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yst_err</text:p>
          </table:table-cell>
          <table:table-cell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0.1731" calcext:value-type="float">
            <text:p>1.73E-01</text:p>
          </table:table-cell>
          <table:table-cell office:value-type="float" office:value="0.01988" calcext:value-type="float">
            <text:p>1.99E-02</text:p>
          </table:table-cell>
          <table:table-cell office:value-type="float" office:value="11.49" calcext:value-type="float">
            <text:p>11.49</text:p>
          </table:table-cell>
          <table:table-cell office:value-type="float" office:value="0.001121" calcext:value-type="float">
            <text:p>1.12E-03</text:p>
          </table:table-cell>
          <table:table-cell office:value-type="float" office:value="0.65" calcext:value-type="float">
            <text:p>0.65</text:p>
          </table:table-cell>
          <table:table-cell office:value-type="float" office:value="0.01985" calcext:value-type="float">
            <text:p>1.99E-02</text:p>
          </table:table-cell>
          <table:table-cell office:value-type="float" office:value="11.47" calcext:value-type="float">
            <text:p>11.47</text:p>
          </table:table-cell>
          <table:table-cell/>
          <table:table-cell office:value-type="float" office:value="1.25" calcext:value-type="float">
            <text:p>1.25</text:p>
          </table:table-cell>
          <table:table-cell table:style-name="ce1" office:value-type="float" office:value="0.07416" calcext:value-type="float">
            <text:p>7.42E-02</text:p>
          </table:table-cell>
          <table:table-cell table:style-name="ce1" office:value-type="float" office:value="0.008857" calcext:value-type="float">
            <text:p>8.86E-03</text:p>
          </table:table-cell>
          <table:table-cell office:value-type="float" office:value="11.94" calcext:value-type="float">
            <text:p>11.94</text:p>
          </table:table-cell>
          <table:table-cell table:style-name="ce1" office:value-type="float" office:value="0.0005166" calcext:value-type="float">
            <text:p>5.17E-04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008842" calcext:value-type="float">
            <text:p>8.84E-03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0.03022" calcext:value-type="float">
            <text:p>3.02E-02</text:p>
          </table:table-cell>
          <table:table-cell office:value-type="float" office:value="0.003432" calcext:value-type="float">
            <text:p>3.43E-03</text:p>
          </table:table-cell>
          <table:table-cell office:value-type="float" office:value="11.36" calcext:value-type="float">
            <text:p>11.36</text:p>
          </table:table-cell>
          <table:table-cell office:value-type="float" office:value="0.0002288" calcext:value-type="float">
            <text:p>2.29E-04</text:p>
          </table:table-cell>
          <table:table-cell office:value-type="float" office:value="0.76" calcext:value-type="float">
            <text:p>0.76</text:p>
          </table:table-cell>
          <table:table-cell office:value-type="float" office:value="0.003425" calcext:value-type="float">
            <text:p>3.43E-03</text:p>
          </table:table-cell>
          <table:table-cell office:value-type="float" office:value="11.33" calcext:value-type="float">
            <text:p>11.33</text:p>
          </table:table-cell>
          <table:table-cell/>
          <table:table-cell office:value-type="float" office:value="1.75" calcext:value-type="float">
            <text:p>1.75</text:p>
          </table:table-cell>
          <table:table-cell table:style-name="ce1" office:value-type="float" office:value="0.01282" calcext:value-type="float">
            <text:p>1.28E-02</text:p>
          </table:table-cell>
          <table:table-cell table:style-name="ce1" office:value-type="float" office:value="0.0015" calcext:value-type="float">
            <text:p>1.50E-03</text:p>
          </table:table-cell>
          <table:table-cell office:value-type="float" office:value="11.71" calcext:value-type="float">
            <text:p>11.71</text:p>
          </table:table-cell>
          <table:table-cell table:style-name="ce1" office:value-type="float" office:value="0.0001189" calcext:value-type="float">
            <text:p>1.19E-04</text:p>
          </table:table-cell>
          <table:table-cell office:value-type="float" office:value="0.93" calcext:value-type="float">
            <text:p>0.93</text:p>
          </table:table-cell>
          <table:table-cell table:style-name="ce1" office:value-type="float" office:value="0.001496" calcext:value-type="float">
            <text:p>1.50E-03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0.006567" calcext:value-type="float">
            <text:p>6.57E-03</text:p>
          </table:table-cell>
          <table:table-cell office:value-type="float" office:value="0.0007804" calcext:value-type="float">
            <text:p>7.80E-04</text:p>
          </table:table-cell>
          <table:table-cell office:value-type="float" office:value="11.88" calcext:value-type="float">
            <text:p>11.88</text:p>
          </table:table-cell>
          <table:table-cell office:value-type="float" office:value="0.00007011" calcext:value-type="float">
            <text:p>7.01E-05</text:p>
          </table:table-cell>
          <table:table-cell office:value-type="float" office:value="1.07" calcext:value-type="float">
            <text:p>1.07</text:p>
          </table:table-cell>
          <table:table-cell office:value-type="float" office:value="0.0007773" calcext:value-type="float">
            <text:p>7.77E-04</text:p>
          </table:table-cell>
          <table:table-cell office:value-type="float" office:value="11.84" calcext:value-type="float">
            <text:p>11.84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1" office:value-type="float" office:value="0.002721" calcext:value-type="float">
            <text:p>2.72E-03</text:p>
          </table:table-cell>
          <table:table-cell table:style-name="ce1" office:value-type="float" office:value="0.0003266" calcext:value-type="float">
            <text:p>3.27E-0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00003774" calcext:value-type="float">
            <text:p>3.77E-05</text:p>
          </table:table-cell>
          <table:table-cell office:value-type="float" office:value="1.39" calcext:value-type="float">
            <text:p>1.39</text:p>
          </table:table-cell>
          <table:table-cell table:style-name="ce1" office:value-type="float" office:value="0.0003245" calcext:value-type="float">
            <text:p>3.25E-04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float" office:value="0.001644" calcext:value-type="float">
            <text:p>1.64E-03</text:p>
          </table:table-cell>
          <table:table-cell office:value-type="float" office:value="0.0002073" calcext:value-type="float">
            <text:p>2.07E-04</text:p>
          </table:table-cell>
          <table:table-cell office:value-type="float" office:value="12.61" calcext:value-type="float">
            <text:p>12.61</text:p>
          </table:table-cell>
          <table:table-cell office:value-type="float" office:value="0.00002565" calcext:value-type="float">
            <text:p>2.57E-05</text:p>
          </table:table-cell>
          <table:table-cell office:value-type="float" office:value="1.56" calcext:value-type="float">
            <text:p>1.56</text:p>
          </table:table-cell>
          <table:table-cell office:value-type="float" office:value="0.0002057" calcext:value-type="float">
            <text:p>2.06E-04</text:p>
          </table:table-cell>
          <table:table-cell office:value-type="float" office:value="12.51" calcext:value-type="float">
            <text:p>12.51</text:p>
          </table:table-cell>
          <table:table-cell/>
          <table:table-cell office:value-type="float" office:value="2.75" calcext:value-type="float">
            <text:p>2.75</text:p>
          </table:table-cell>
          <table:table-cell table:style-name="ce1" office:value-type="float" office:value="0.0007455" calcext:value-type="float">
            <text:p>7.46E-04</text:p>
          </table:table-cell>
          <table:table-cell table:style-name="ce1" office:value-type="float" office:value="0.00009256" calcext:value-type="float">
            <text:p>9.26E-05</text:p>
          </table:table-cell>
          <table:table-cell office:value-type="float" office:value="12.41" calcext:value-type="float">
            <text:p>12.41</text:p>
          </table:table-cell>
          <table:table-cell table:style-name="ce1" office:value-type="float" office:value="0.00001514" calcext:value-type="float">
            <text:p>1.51E-05</text:p>
          </table:table-cell>
          <table:table-cell office:value-type="float" office:value="2.03" calcext:value-type="float">
            <text:p>2.03</text:p>
          </table:table-cell>
          <table:table-cell table:style-name="ce1" office:value-type="float" office:value="0.00009131" calcext:value-type="float">
            <text:p>9.13E-05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office:value-type="float" office:value="0.0005255" calcext:value-type="float">
            <text:p>5.26E-04</text:p>
          </table:table-cell>
          <table:table-cell office:value-type="float" office:value="0.00006782" calcext:value-type="float">
            <text:p>6.78E-05</text:p>
          </table:table-cell>
          <table:table-cell office:value-type="float" office:value="12.91" calcext:value-type="float">
            <text:p>12.91</text:p>
          </table:table-cell>
          <table:table-cell office:value-type="float" office:value="0.00001158" calcext:value-type="float">
            <text:p>1.16E-05</text:p>
          </table:table-cell>
          <table:table-cell office:value-type="float" office:value="2.2" calcext:value-type="float">
            <text:p>2.2</text:p>
          </table:table-cell>
          <table:table-cell office:value-type="float" office:value="0.00006682" calcext:value-type="float">
            <text:p>6.68E-05</text:p>
          </table:table-cell>
          <table:table-cell office:value-type="float" office:value="12.72" calcext:value-type="float">
            <text:p>12.72</text:p>
          </table:table-cell>
          <table:table-cell/>
          <table:table-cell office:value-type="float" office:value="3.25" calcext:value-type="float">
            <text:p>3.25</text:p>
          </table:table-cell>
          <table:table-cell table:style-name="ce1" office:value-type="float" office:value="0.0002461" calcext:value-type="float">
            <text:p>2.46E-04</text:p>
          </table:table-cell>
          <table:table-cell table:style-name="ce1" office:value-type="float" office:value="0.00003334" calcext:value-type="float">
            <text:p>3.33E-05</text:p>
          </table:table-cell>
          <table:table-cell office:value-type="float" office:value="13.54" calcext:value-type="float">
            <text:p>13.54</text:p>
          </table:table-cell>
          <table:table-cell table:style-name="ce1" office:value-type="float" office:value="0.000007508" calcext:value-type="float">
            <text:p>7.51E-06</text:p>
          </table:table-cell>
          <table:table-cell office:value-type="float" office:value="3.05" calcext:value-type="float">
            <text:p>3.05</text:p>
          </table:table-cell>
          <table:table-cell table:style-name="ce1" office:value-type="float" office:value="0.00003248" calcext:value-type="float">
            <text:p>3.25E-05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office:value-type="float" office:value="0.0001801" calcext:value-type="float">
            <text:p>1.80E-04</text:p>
          </table:table-cell>
          <table:table-cell office:value-type="float" office:value="0.00002338" calcext:value-type="float">
            <text:p>2.34E-05</text:p>
          </table:table-cell>
          <table:table-cell office:value-type="float" office:value="12.99" calcext:value-type="float">
            <text:p>12.99</text:p>
          </table:table-cell>
          <table:table-cell office:value-type="float" office:value="0.000006044" calcext:value-type="float">
            <text:p>6.04E-06</text:p>
          </table:table-cell>
          <table:table-cell office:value-type="float" office:value="3.36" calcext:value-type="float">
            <text:p>3.36</text:p>
          </table:table-cell>
          <table:table-cell office:value-type="float" office:value="0.00002259" calcext:value-type="float">
            <text:p>2.26E-05</text:p>
          </table:table-cell>
          <table:table-cell office:value-type="float" office:value="12.54" calcext:value-type="float">
            <text:p>12.54</text:p>
          </table:table-cell>
          <table:table-cell/>
          <table:table-cell office:value-type="float" office:value="3.75" calcext:value-type="float">
            <text:p>3.75</text:p>
          </table:table-cell>
          <table:table-cell table:style-name="ce1" office:value-type="float" office:value="0.000072" calcext:value-type="float">
            <text:p>7.20E-05</text:p>
          </table:table-cell>
          <table:table-cell table:style-name="ce1" office:value-type="float" office:value="0.00001037" calcext:value-type="float">
            <text:p>1.04E-05</text:p>
          </table:table-cell>
          <table:table-cell office:value-type="float" office:value="14.4" calcext:value-type="float">
            <text:p>14.4</text:p>
          </table:table-cell>
          <table:table-cell table:style-name="ce1" office:value-type="float" office:value="0.000003689" calcext:value-type="float">
            <text:p>3.69E-06</text:p>
          </table:table-cell>
          <table:table-cell office:value-type="float" office:value="5.12" calcext:value-type="float">
            <text:p>5.12</text:p>
          </table:table-cell>
          <table:table-cell table:style-name="ce1" office:value-type="float" office:value="0.000009687" calcext:value-type="float">
            <text:p>9.69E-06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office:value-type="float" office:value="0.00006986" calcext:value-type="float">
            <text:p>6.99E-05</text:p>
          </table:table-cell>
          <table:table-cell office:value-type="float" office:value="0.000009786" calcext:value-type="float">
            <text:p>9.79E-06</text:p>
          </table:table-cell>
          <table:table-cell office:value-type="float" office:value="14.01" calcext:value-type="float">
            <text:p>14.01</text:p>
          </table:table-cell>
          <table:table-cell office:value-type="float" office:value="0.000003184" calcext:value-type="float">
            <text:p>3.18E-06</text:p>
          </table:table-cell>
          <table:table-cell office:value-type="float" office:value="4.56" calcext:value-type="float">
            <text:p>4.56</text:p>
          </table:table-cell>
          <table:table-cell office:value-type="float" office:value="0.000009254" calcext:value-type="float">
            <text:p>9.25E-06</text:p>
          </table:table-cell>
          <table:table-cell office:value-type="float" office:value="13.25" calcext:value-type="float">
            <text:p>13.25</text:p>
          </table:table-cell>
          <table:table-cell/>
          <table:table-cell office:value-type="float" office:value="4.25" calcext:value-type="float">
            <text:p>4.25</text:p>
          </table:table-cell>
          <table:table-cell table:style-name="ce1" office:value-type="float" office:value="0.00002609" calcext:value-type="float">
            <text:p>2.61E-05</text:p>
          </table:table-cell>
          <table:table-cell table:style-name="ce1" office:value-type="float" office:value="0.000004535" calcext:value-type="float">
            <text:p>4.54E-06</text:p>
          </table:table-cell>
          <table:table-cell office:value-type="float" office:value="17.38" calcext:value-type="float">
            <text:p>17.38</text:p>
          </table:table-cell>
          <table:table-cell table:style-name="ce1" office:value-type="float" office:value="0.000002071" calcext:value-type="float">
            <text:p>2.07E-06</text:p>
          </table:table-cell>
          <table:table-cell office:value-type="float" office:value="7.94" calcext:value-type="float">
            <text:p>7.94</text:p>
          </table:table-cell>
          <table:table-cell table:style-name="ce1" office:value-type="float" office:value="0.000004034" calcext:value-type="float">
            <text:p>4.03E-06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office:value-type="float" office:value="0.00002312" calcext:value-type="float">
            <text:p>2.31E-05</text:p>
          </table:table-cell>
          <table:table-cell office:value-type="float" office:value="0.000003504" calcext:value-type="float">
            <text:p>3.50E-06</text:p>
          </table:table-cell>
          <table:table-cell office:value-type="float" office:value="15.15" calcext:value-type="float">
            <text:p>15.15</text:p>
          </table:table-cell>
          <table:table-cell office:value-type="float" office:value="0.000001631" calcext:value-type="float">
            <text:p>1.63E-06</text:p>
          </table:table-cell>
          <table:table-cell office:value-type="float" office:value="7.06" calcext:value-type="float">
            <text:p>7.06</text:p>
          </table:table-cell>
          <table:table-cell office:value-type="float" office:value="0.000003101" calcext:value-type="float">
            <text:p>3.10E-06</text:p>
          </table:table-cell>
          <table:table-cell office:value-type="float" office:value="13.41" calcext:value-type="float">
            <text:p>13.41</text:p>
          </table:table-cell>
          <table:table-cell/>
          <table:table-cell office:value-type="float" office:value="4.75" calcext:value-type="float">
            <text:p>4.75</text:p>
          </table:table-cell>
          <table:table-cell table:style-name="ce1" office:value-type="float" office:value="0.00001288" calcext:value-type="float">
            <text:p>1.29E-05</text:p>
          </table:table-cell>
          <table:table-cell table:style-name="ce1" office:value-type="float" office:value="0.000002526" calcext:value-type="float">
            <text:p>2.53E-06</text:p>
          </table:table-cell>
          <table:table-cell office:value-type="float" office:value="19.61" calcext:value-type="float">
            <text:p>19.61</text:p>
          </table:table-cell>
          <table:table-cell table:style-name="ce1" office:value-type="float" office:value="0.000001308" calcext:value-type="float">
            <text:p>1.31E-06</text:p>
          </table:table-cell>
          <table:table-cell office:value-type="float" office:value="10.15" calcext:value-type="float">
            <text:p>10.15</text:p>
          </table:table-cell>
          <table:table-cell table:style-name="ce1" office:value-type="float" office:value="0.000002161" calcext:value-type="float">
            <text:p>2.16E-06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office:value-type="float" office:value="0.00001156" calcext:value-type="float">
            <text:p>1.16E-05</text:p>
          </table:table-cell>
          <table:table-cell office:value-type="float" office:value="0.000002066" calcext:value-type="float">
            <text:p>2.07E-06</text:p>
          </table:table-cell>
          <table:table-cell office:value-type="float" office:value="17.87" calcext:value-type="float">
            <text:p>17.87</text:p>
          </table:table-cell>
          <table:table-cell office:value-type="float" office:value="0.000001145" calcext:value-type="float">
            <text:p>1.15E-06</text:p>
          </table:table-cell>
          <table:table-cell office:value-type="float" office:value="9.9" calcext:value-type="float">
            <text:p>9.9</text:p>
          </table:table-cell>
          <table:table-cell office:value-type="float" office:value="0.00000172" calcext:value-type="float">
            <text:p>1.72E-06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float" office:value="5.25" calcext:value-type="float">
            <text:p>5.25</text:p>
          </table:table-cell>
          <table:table-cell table:style-name="ce1" office:value-type="float" office:value="0.00000465" calcext:value-type="float">
            <text:p>4.65E-06</text:p>
          </table:table-cell>
          <table:table-cell table:style-name="ce1" office:value-type="float" office:value="0.00000119" calcext:value-type="float">
            <text:p>1.19E-06</text:p>
          </table:table-cell>
          <table:table-cell office:value-type="float" office:value="25.59" calcext:value-type="float">
            <text:p>25.59</text:p>
          </table:table-cell>
          <table:table-cell table:style-name="ce1" office:value-type="float" office:value="0.0000007727" calcext:value-type="float">
            <text:p>7.73E-07</text:p>
          </table:table-cell>
          <table:table-cell office:value-type="float" office:value="16.62" calcext:value-type="float">
            <text:p>16.62</text:p>
          </table:table-cell>
          <table:table-cell table:style-name="ce1" office:value-type="float" office:value="0.000000905" calcext:value-type="float">
            <text:p>9.05E-07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office:value-type="float" office:value="0.000004884" calcext:value-type="float">
            <text:p>4.88E-06</text:p>
          </table:table-cell>
          <table:table-cell office:value-type="float" office:value="0.0000009088" calcext:value-type="float">
            <text:p>9.09E-07</text:p>
          </table:table-cell>
          <table:table-cell office:value-type="float" office:value="18.61" calcext:value-type="float">
            <text:p>18.61</text:p>
          </table:table-cell>
          <table:table-cell office:value-type="float" office:value="0.0000005045" calcext:value-type="float">
            <text:p>5.05E-07</text:p>
          </table:table-cell>
          <table:table-cell office:value-type="float" office:value="10.33" calcext:value-type="float">
            <text:p>10.33</text:p>
          </table:table-cell>
          <table:table-cell office:value-type="float" office:value="0.000000756" calcext:value-type="float">
            <text:p>7.56E-07</text:p>
          </table:table-cell>
          <table:table-cell office:value-type="float" office:value="15.48" calcext:value-type="float">
            <text:p>15.48</text:p>
          </table:table-cell>
          <table:table-cell/>
          <table:table-cell office:value-type="float" office:value="5.75" calcext:value-type="float">
            <text:p>5.75</text:p>
          </table:table-cell>
          <table:table-cell table:style-name="ce1" office:value-type="float" office:value="0.000002416" calcext:value-type="float">
            <text:p>2.42E-06</text:p>
          </table:table-cell>
          <table:table-cell table:style-name="ce1" office:value-type="float" office:value="0.0000006133" calcext:value-type="float">
            <text:p>6.13E-07</text:p>
          </table:table-cell>
          <table:table-cell office:value-type="float" office:value="25.39" calcext:value-type="float">
            <text:p>25.39</text:p>
          </table:table-cell>
          <table:table-cell table:style-name="ce1" office:value-type="float" office:value="0.0000003897" calcext:value-type="float">
            <text:p>3.90E-07</text:p>
          </table:table-cell>
          <table:table-cell office:value-type="float" office:value="16.13" calcext:value-type="float">
            <text:p>16.13</text:p>
          </table:table-cell>
          <table:table-cell table:style-name="ce1" office:value-type="float" office:value="0.0000004736" calcext:value-type="float">
            <text:p>4.74E-07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office:value-type="float" office:value="0.00000269" calcext:value-type="float">
            <text:p>2.69E-06</text:p>
          </table:table-cell>
          <table:table-cell office:value-type="float" office:value="0.0000005642" calcext:value-type="float">
            <text:p>5.64E-07</text:p>
          </table:table-cell>
          <table:table-cell office:value-type="float" office:value="20.98" calcext:value-type="float">
            <text:p>20.98</text:p>
          </table:table-cell>
          <table:table-cell office:value-type="float" office:value="0.000000365" calcext:value-type="float">
            <text:p>3.65E-07</text:p>
          </table:table-cell>
          <table:table-cell office:value-type="float" office:value="13.57" calcext:value-type="float">
            <text:p>13.57</text:p>
          </table:table-cell>
          <table:table-cell office:value-type="float" office:value="0.0000004303" calcext:value-type="float">
            <text:p>4.30E-0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.25" calcext:value-type="float">
            <text:p>6.25</text:p>
          </table:table-cell>
          <table:table-cell table:style-name="ce1" office:value-type="float" office:value="0.000001763" calcext:value-type="float">
            <text:p>1.76E-06</text:p>
          </table:table-cell>
          <table:table-cell table:style-name="ce1" office:value-type="float" office:value="0.0000003895" calcext:value-type="float">
            <text:p>3.90E-07</text:p>
          </table:table-cell>
          <table:table-cell office:value-type="float" office:value="22.09" calcext:value-type="float">
            <text:p>22.09</text:p>
          </table:table-cell>
          <table:table-cell table:style-name="ce1" office:value-type="float" office:value="0.0000002713" calcext:value-type="float">
            <text:p>2.71E-07</text:p>
          </table:table-cell>
          <table:table-cell office:value-type="float" office:value="15.39" calcext:value-type="float">
            <text:p>15.39</text:p>
          </table:table-cell>
          <table:table-cell table:style-name="ce1" office:value-type="float" office:value="0.0000002795" calcext:value-type="float">
            <text:p>2.80E-07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office:value-type="float" office:value="0.000001822" calcext:value-type="float">
            <text:p>1.82E-06</text:p>
          </table:table-cell>
          <table:table-cell office:value-type="float" office:value="0.0000004291" calcext:value-type="float">
            <text:p>4.29E-07</text:p>
          </table:table-cell>
          <table:table-cell office:value-type="float" office:value="23.54" calcext:value-type="float">
            <text:p>23.54</text:p>
          </table:table-cell>
          <table:table-cell office:value-type="float" office:value="0.0000002658" calcext:value-type="float">
            <text:p>2.66E-07</text:p>
          </table:table-cell>
          <table:table-cell office:value-type="float" office:value="14.58" calcext:value-type="float">
            <text:p>14.58</text:p>
          </table:table-cell>
          <table:table-cell office:value-type="float" office:value="0.0000003369" calcext:value-type="float">
            <text:p>3.37E-07</text:p>
          </table:table-cell>
          <table:table-cell office:value-type="float" office:value="18.48" calcext:value-type="float">
            <text:p>18.48</text:p>
          </table:table-cell>
          <table:table-cell/>
          <table:table-cell office:value-type="float" office:value="6.75" calcext:value-type="float">
            <text:p>6.75</text:p>
          </table:table-cell>
          <table:table-cell table:style-name="ce1" office:value-type="float" office:value="0.0000005945" calcext:value-type="float">
            <text:p>5.95E-07</text:p>
          </table:table-cell>
          <table:table-cell table:style-name="ce1" office:value-type="float" office:value="0.0000002053" calcext:value-type="float">
            <text:p>2.05E-07</text:p>
          </table:table-cell>
          <table:table-cell office:value-type="float" office:value="34.54" calcext:value-type="float">
            <text:p>34.54</text:p>
          </table:table-cell>
          <table:table-cell table:style-name="ce1" office:value-type="float" office:value="0.0000001651" calcext:value-type="float">
            <text:p>1.65E-07</text:p>
          </table:table-cell>
          <table:table-cell office:value-type="float" office:value="27.77" calcext:value-type="float">
            <text:p>27.77</text:p>
          </table:table-cell>
          <table:table-cell table:style-name="ce1" office:value-type="float" office:value="0.0000001221" calcext:value-type="float">
            <text:p>1.22E-07</text:p>
          </table:table-cell>
          <table:table-cell office:value-type="float" office:value="20.53" calcext:value-type="float">
            <text:p>20.53</text:p>
          </table:table-cell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office:value-type="float" office:value="0.0000006281" calcext:value-type="float">
            <text:p>6.28E-07</text:p>
          </table:table-cell>
          <table:table-cell office:value-type="float" office:value="0.0000001892" calcext:value-type="float">
            <text:p>1.89E-07</text:p>
          </table:table-cell>
          <table:table-cell office:value-type="float" office:value="30.13" calcext:value-type="float">
            <text:p>30.13</text:p>
          </table:table-cell>
          <table:table-cell office:value-type="float" office:value="0.000000148" calcext:value-type="float">
            <text:p>1.48E-07</text:p>
          </table:table-cell>
          <table:table-cell office:value-type="float" office:value="23.57" calcext:value-type="float">
            <text:p>23.57</text:p>
          </table:table-cell>
          <table:table-cell office:value-type="float" office:value="0.0000001178" calcext:value-type="float">
            <text:p>1.18E-07</text:p>
          </table:table-cell>
          <table:table-cell office:value-type="float" office:value="18.76" calcext:value-type="float">
            <text:p>18.76</text:p>
          </table:table-cell>
          <table:table-cell/>
          <table:table-cell office:value-type="float" office:value="7.25" calcext:value-type="float">
            <text:p>7.25</text:p>
          </table:table-cell>
          <table:table-cell table:style-name="ce1" office:value-type="float" office:value="0.0000004817" calcext:value-type="float">
            <text:p>4.82E-07</text:p>
          </table:table-cell>
          <table:table-cell table:style-name="ce1" office:value-type="float" office:value="0.0000001484" calcext:value-type="float">
            <text:p>1.48E-07</text:p>
          </table:table-cell>
          <table:table-cell office:value-type="float" office:value="30.82" calcext:value-type="float">
            <text:p>30.82</text:p>
          </table:table-cell>
          <table:table-cell table:style-name="ce1" office:value-type="float" office:value="0.0000001245" calcext:value-type="float">
            <text:p>1.25E-07</text:p>
          </table:table-cell>
          <table:table-cell office:value-type="float" office:value="25.84" calcext:value-type="float">
            <text:p>25.84</text:p>
          </table:table-cell>
          <table:table-cell table:style-name="ce1" office:value-type="float" office:value="0.00000008088" calcext:value-type="float">
            <text:p>8.09E-08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office:value-type="float" office:value="0.0000002446" calcext:value-type="float">
            <text:p>2.45E-07</text:p>
          </table:table-cell>
          <table:table-cell office:value-type="float" office:value="0.0000001177" calcext:value-type="float">
            <text:p>1.18E-07</text:p>
          </table:table-cell>
          <table:table-cell office:value-type="float" office:value="48.11" calcext:value-type="float">
            <text:p>48.11</text:p>
          </table:table-cell>
          <table:table-cell office:value-type="float" office:value="0.0000001082" calcext:value-type="float">
            <text:p>1.08E-07</text:p>
          </table:table-cell>
          <table:table-cell office:value-type="float" office:value="44.22" calcext:value-type="float">
            <text:p>44.22</text:p>
          </table:table-cell>
          <table:table-cell office:value-type="float" office:value="0.00000004632" calcext:value-type="float">
            <text:p>4.63E-08</text:p>
          </table:table-cell>
          <table:table-cell office:value-type="float" office:value="18.94" calcext:value-type="float">
            <text:p>18.94</text:p>
          </table:table-cell>
          <table:table-cell/>
          <table:table-cell office:value-type="float" office:value="7.75" calcext:value-type="float">
            <text:p>7.75</text:p>
          </table:table-cell>
          <table:table-cell table:style-name="ce1" office:value-type="float" office:value="0.0000001344" calcext:value-type="float">
            <text:p>1.34E-07</text:p>
          </table:table-cell>
          <table:table-cell table:style-name="ce1" office:value-type="float" office:value="0.00000007184" calcext:value-type="float">
            <text:p>7.18E-08</text:p>
          </table:table-cell>
          <table:table-cell office:value-type="float" office:value="53.47" calcext:value-type="float">
            <text:p>53.47</text:p>
          </table:table-cell>
          <table:table-cell table:style-name="ce1" office:value-type="float" office:value="0.00000006718" calcext:value-type="float">
            <text:p>6.72E-08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.00000002545" calcext:value-type="float">
            <text:p>2.55E-08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0.0000001417" calcext:value-type="float">
            <text:p>1.42E-07</text:p>
          </table:table-cell>
          <table:table-cell office:value-type="float" office:value="0.00000005236" calcext:value-type="float">
            <text:p>5.24E-08</text:p>
          </table:table-cell>
          <table:table-cell office:value-type="float" office:value="36.94" calcext:value-type="float">
            <text:p>36.94</text:p>
          </table:table-cell>
          <table:table-cell office:value-type="float" office:value="0.00000004482" calcext:value-type="float">
            <text:p>4.48E-08</text:p>
          </table:table-cell>
          <table:table-cell office:value-type="float" office:value="31.62" calcext:value-type="float">
            <text:p>31.62</text:p>
          </table:table-cell>
          <table:table-cell office:value-type="float" office:value="0.00000002707" calcext:value-type="float">
            <text:p>2.71E-08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" office:value-type="float" office:value="0.0000001135" calcext:value-type="float">
            <text:p>1.14E-07</text:p>
          </table:table-cell>
          <table:table-cell table:style-name="ce1" office:value-type="float" office:value="0.0000000456" calcext:value-type="float">
            <text:p>4.56E-08</text:p>
          </table:table-cell>
          <table:table-cell office:value-type="float" office:value="40.18" calcext:value-type="float">
            <text:p>40.18</text:p>
          </table:table-cell>
          <table:table-cell table:style-name="ce1" office:value-type="float" office:value="0.00000004012" calcext:value-type="float">
            <text:p>4.01E-08</text:p>
          </table:table-cell>
          <table:table-cell office:value-type="float" office:value="35.36" calcext:value-type="float">
            <text:p>35.36</text:p>
          </table:table-cell>
          <table:table-cell table:style-name="ce1" office:value-type="float" office:value="0.00000002167" calcext:value-type="float">
            <text:p>2.17E-08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0.0000001094" calcext:value-type="float">
            <text:p>1.09E-07</text:p>
          </table:table-cell>
          <table:table-cell office:value-type="float" office:value="0.00000004382" calcext:value-type="float">
            <text:p>4.38E-08</text:p>
          </table:table-cell>
          <table:table-cell office:value-type="float" office:value="40.07" calcext:value-type="float">
            <text:p>40.07</text:p>
          </table:table-cell>
          <table:table-cell office:value-type="float" office:value="0.00000003843" calcext:value-type="float">
            <text:p>3.84E-08</text:p>
          </table:table-cell>
          <table:table-cell office:value-type="float" office:value="35.14" calcext:value-type="float">
            <text:p>35.14</text:p>
          </table:table-cell>
          <table:table-cell office:value-type="float" office:value="0.00000002106" calcext:value-type="float">
            <text:p>2.11E-08</text:p>
          </table:table-cell>
          <table:table-cell office:value-type="float" office:value="19.26" calcext:value-type="float">
            <text:p>19.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60-8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formula="of:=[.B26]" office:value-type="float" office:value="1.25" calcext:value-type="float">
            <text:p>1.25</text:p>
          </table:table-cell>
          <table:table-cell table:style-name="Default" table:formula="of:=([.C26]+[.L26])" office:value-type="float" office:value="0.24726" calcext:value-type="float">
            <text:p>0.24726</text:p>
          </table:table-cell>
          <table:table-cell table:style-name="Default" table:formula="of:=SQRT([.F44]*[.F44]+[.H44]*[.H44])" office:value-type="float" office:value="0.0289433878822305" calcext:value-type="float">
            <text:p>0.028943387882231</text:p>
          </table:table-cell>
          <table:table-cell table:formula="of:=[.D44]/[.C44]*100" office:value-type="float" office:value="11.7056490666628" calcext:value-type="float">
            <text:p>11.7056490666628</text:p>
          </table:table-cell>
          <table:table-cell table:style-name="Default" table:formula="of:=SQRT([.F26]*[.F26]+[.O26]*[.O26])" office:value-type="float" office:value="0.00123430813008746" calcext:value-type="float">
            <text:p>0.001234308130087</text:p>
          </table:table-cell>
          <table:table-cell table:formula="of:=[.F44]/[.C44]*100" office:value-type="float" office:value="0.499194422910078" calcext:value-type="float">
            <text:p>0.499194422910078</text:p>
          </table:table-cell>
          <table:table-cell table:style-name="Default" table:formula="of:=[.I44]*[.C44]/100" office:value-type="float" office:value="0.028917057" calcext:value-type="float">
            <text:p>0.028917057</text:p>
          </table:table-cell>
          <table:table-cell table:formula="of:=([.I26]+[.R26])/2" office:value-type="float" office:value="11.695" calcext:value-type="float">
            <text:p>11.695</text:p>
          </table:table-cell>
          <table:table-cell table:number-columns-repeated="9"/>
        </table:table-row>
        <table:table-row table:style-name="ro1">
          <table:table-cell/>
          <table:table-cell table:formula="of:=[.B27]" office:value-type="float" office:value="1.75" calcext:value-type="float">
            <text:p>1.75</text:p>
          </table:table-cell>
          <table:table-cell table:style-name="Default" table:formula="of:=([.C27]+[.L27])" office:value-type="float" office:value="0.04304" calcext:value-type="float">
            <text:p>0.04304</text:p>
          </table:table-cell>
          <table:table-cell table:style-name="Default" table:formula="of:=SQRT([.F45]*[.F45]+[.H45]*[.H45])" office:value-type="float" office:value="0.00495631181525134" calcext:value-type="float">
            <text:p>0.004956311815251</text:p>
          </table:table-cell>
          <table:table-cell table:formula="of:=[.D45]/[.C45]*100" office:value-type="float" office:value="11.5155943662903" calcext:value-type="float">
            <text:p>11.5155943662903</text:p>
          </table:table-cell>
          <table:table-cell table:style-name="Default" table:formula="of:=SQRT([.F27]*[.F27]+[.O27]*[.O27])" office:value-type="float" office:value="0.000257850053325571" calcext:value-type="float">
            <text:p>0.000257850053326</text:p>
          </table:table-cell>
          <table:table-cell table:formula="of:=[.F45]/[.C45]*100" office:value-type="float" office:value="0.599093990068706" calcext:value-type="float">
            <text:p>0.599093990068706</text:p>
          </table:table-cell>
          <table:table-cell table:style-name="Default" table:formula="of:=[.I45]*[.C45]/100" office:value-type="float" office:value="0.0049496" calcext:value-type="float">
            <text:p>0.0049496</text:p>
          </table:table-cell>
          <table:table-cell table:formula="of:=([.I27]+[.R27])/2" office:value-type="float" office:value="11.5" calcext:value-type="float">
            <text:p>11.5</text:p>
          </table:table-cell>
          <table:table-cell table:number-columns-repeated="9"/>
        </table:table-row>
        <table:table-row table:style-name="ro1">
          <table:table-cell/>
          <table:table-cell table:formula="of:=[.B28]" office:value-type="float" office:value="2.25" calcext:value-type="float">
            <text:p>2.25</text:p>
          </table:table-cell>
          <table:table-cell table:style-name="Default" table:formula="of:=([.C28]+[.L28])" office:value-type="float" office:value="0.009288" calcext:value-type="float">
            <text:p>0.009288</text:p>
          </table:table-cell>
          <table:table-cell table:style-name="Default" table:formula="of:=SQRT([.F46]*[.F46]+[.H46]*[.H46])" office:value-type="float" office:value="0.00110628344371023" calcext:value-type="float">
            <text:p>0.00110628344371</text:p>
          </table:table-cell>
          <table:table-cell table:formula="of:=[.D46]/[.C46]*100" office:value-type="float" office:value="11.9108897901618" calcext:value-type="float">
            <text:p>11.9108897901618</text:p>
          </table:table-cell>
          <table:table-cell table:style-name="Default" table:formula="of:=SQRT([.F28]*[.F28]+[.O28]*[.O28])" office:value-type="float" office:value="0.0000796223567850136" calcext:value-type="float">
            <text:p>7.96223567850136E-05</text:p>
          </table:table-cell>
          <table:table-cell table:formula="of:=[.F46]/[.C46]*100" office:value-type="float" office:value="0.857260516634513" calcext:value-type="float">
            <text:p>0.857260516634513</text:p>
          </table:table-cell>
          <table:table-cell table:style-name="Default" table:formula="of:=[.I46]*[.C46]/100" office:value-type="float" office:value="0.0011034144" calcext:value-type="float">
            <text:p>0.0011034144</text:p>
          </table:table-cell>
          <table:table-cell table:formula="of:=([.I28]+[.R28])/2" office:value-type="float" office:value="11.88" calcext:value-type="float">
            <text:p>11.88</text:p>
          </table:table-cell>
          <table:table-cell table:number-columns-repeated="9"/>
        </table:table-row>
        <table:table-row table:style-name="ro1">
          <table:table-cell/>
          <table:table-cell table:formula="of:=[.B29]" office:value-type="float" office:value="2.75" calcext:value-type="float">
            <text:p>2.75</text:p>
          </table:table-cell>
          <table:table-cell table:style-name="Default" table:formula="of:=([.C29]+[.L29])" office:value-type="float" office:value="0.0023895" calcext:value-type="float">
            <text:p>0.0023895</text:p>
          </table:table-cell>
          <table:table-cell table:style-name="Default" table:formula="of:=SQRT([.F47]*[.F47]+[.H47]*[.H47])" office:value-type="float" office:value="0.000297315781054437" calcext:value-type="float">
            <text:p>0.000297315781054</text:p>
          </table:table-cell>
          <table:table-cell table:formula="of:=[.D47]/[.C47]*100" office:value-type="float" office:value="12.4425938922133" calcext:value-type="float">
            <text:p>12.4425938922133</text:p>
          </table:table-cell>
          <table:table-cell table:style-name="Default" table:formula="of:=SQRT([.F29]*[.F29]+[.O29]*[.O29])" office:value-type="float" office:value="0.0000297849307536546" calcext:value-type="float">
            <text:p>2.97849307536546E-05</text:p>
          </table:table-cell>
          <table:table-cell table:formula="of:=[.F47]/[.C47]*100" office:value-type="float" office:value="1.24649218471038" calcext:value-type="float">
            <text:p>1.24649218471038</text:p>
          </table:table-cell>
          <table:table-cell table:style-name="Default" table:formula="of:=[.I47]*[.C47]/100" office:value-type="float" office:value="0.0002958201" calcext:value-type="float">
            <text:p>0.0002958201</text:p>
          </table:table-cell>
          <table:table-cell table:formula="of:=([.I29]+[.R29])/2" office:value-type="float" office:value="12.38" calcext:value-type="float">
            <text:p>12.38</text:p>
          </table:table-cell>
          <table:table-cell table:number-columns-repeated="9"/>
        </table:table-row>
        <table:table-row table:style-name="ro1">
          <table:table-cell/>
          <table:table-cell table:formula="of:=[.B30]" office:value-type="float" office:value="3.25" calcext:value-type="float">
            <text:p>3.25</text:p>
          </table:table-cell>
          <table:table-cell table:style-name="Default" table:formula="of:=([.C30]+[.L30])" office:value-type="float" office:value="0.0007716" calcext:value-type="float">
            <text:p>0.0007716</text:p>
          </table:table-cell>
          <table:table-cell table:style-name="Default" table:formula="of:=SQRT([.F48]*[.F48]+[.H48]*[.H48])" office:value-type="float" office:value="0.000100947206322957" calcext:value-type="float">
            <text:p>0.000100947206323</text:p>
          </table:table-cell>
          <table:table-cell table:formula="of:=[.D48]/[.C48]*100" office:value-type="float" office:value="13.0828416696419" calcext:value-type="float">
            <text:p>13.0828416696419</text:p>
          </table:table-cell>
          <table:table-cell table:style-name="Default" table:formula="of:=SQRT([.F30]*[.F30]+[.O30]*[.O30])" office:value-type="float" office:value="0.0000138009588072713" calcext:value-type="float">
            <text:p>1.38009588072713E-05</text:p>
          </table:table-cell>
          <table:table-cell table:formula="of:=[.F48]/[.C48]*100" office:value-type="float" office:value="1.7886157085629" calcext:value-type="float">
            <text:p>1.7886157085629</text:p>
          </table:table-cell>
          <table:table-cell table:style-name="Default" table:formula="of:=[.I48]*[.C48]/100" office:value-type="float" office:value="0.00009999936" calcext:value-type="float">
            <text:p>9.999936E-05</text:p>
          </table:table-cell>
          <table:table-cell table:formula="of:=([.I30]+[.R30])/2" office:value-type="float" office:value="12.96" calcext:value-type="float">
            <text:p>12.96</text:p>
          </table:table-cell>
          <table:table-cell table:number-columns-repeated="9"/>
        </table:table-row>
        <table:table-row table:style-name="ro1">
          <table:table-cell/>
          <table:table-cell table:formula="of:=[.B31]" office:value-type="float" office:value="3.75" calcext:value-type="float">
            <text:p>3.75</text:p>
          </table:table-cell>
          <table:table-cell table:style-name="Default" table:formula="of:=([.C31]+[.L31])" office:value-type="float" office:value="0.0002521" calcext:value-type="float">
            <text:p>0.0002521</text:p>
          </table:table-cell>
          <table:table-cell table:style-name="Default" table:formula="of:=SQRT([.F49]*[.F49]+[.H49]*[.H49])" office:value-type="float" office:value="0.0000335292139186113" calcext:value-type="float">
            <text:p>3.35292139186113E-05</text:p>
          </table:table-cell>
          <table:table-cell table:formula="of:=[.D49]/[.C49]*100" office:value-type="float" office:value="13.2999658542687" calcext:value-type="float">
            <text:p>13.2999658542687</text:p>
          </table:table-cell>
          <table:table-cell table:style-name="Default" table:formula="of:=SQRT([.F31]*[.F31]+[.O31]*[.O31])" office:value-type="float" office:value="0.00000708086555443613" calcext:value-type="float">
            <text:p>7.08086555443613E-06</text:p>
          </table:table-cell>
          <table:table-cell table:formula="of:=[.F49]/[.C49]*100" office:value-type="float" office:value="2.80875269910199" calcext:value-type="float">
            <text:p>2.80875269910199</text:p>
          </table:table-cell>
          <table:table-cell table:style-name="Default" table:formula="of:=[.I49]*[.C49]/100" office:value-type="float" office:value="0.000032773" calcext:value-type="float">
            <text:p>3.2773E-05</text:p>
          </table:table-cell>
          <table:table-cell table:formula="of:=([.I31]+[.R31])/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formula="of:=[.B32]" office:value-type="float" office:value="4.25" calcext:value-type="float">
            <text:p>4.25</text:p>
          </table:table-cell>
          <table:table-cell table:style-name="Default" table:formula="of:=([.C32]+[.L32])" office:value-type="float" office:value="0.00009595" calcext:value-type="float">
            <text:p>9.595E-05</text:p>
          </table:table-cell>
          <table:table-cell table:style-name="Default" table:formula="of:=SQRT([.F50]*[.F50]+[.H50]*[.H50])" office:value-type="float" office:value="0.0000142877420809765" calcext:value-type="float">
            <text:p>1.42877420809765E-05</text:p>
          </table:table-cell>
          <table:table-cell table:formula="of:=[.D50]/[.C50]*100" office:value-type="float" office:value="14.8908203032585" calcext:value-type="float">
            <text:p>14.8908203032585</text:p>
          </table:table-cell>
          <table:table-cell table:style-name="Default" table:formula="of:=SQRT([.F32]*[.F32]+[.O32]*[.O32])" office:value-type="float" office:value="0.00000379827552976347" calcext:value-type="float">
            <text:p>3.79827552976347E-06</text:p>
          </table:table-cell>
          <table:table-cell table:formula="of:=[.F50]/[.C50]*100" office:value-type="float" office:value="3.95859878036839" calcext:value-type="float">
            <text:p>3.95859878036839</text:p>
          </table:table-cell>
          <table:table-cell table:style-name="Default" table:formula="of:=[.I50]*[.C50]/100" office:value-type="float" office:value="0.0000137736225" calcext:value-type="float">
            <text:p>1.37736225E-05</text:p>
          </table:table-cell>
          <table:table-cell table:formula="of:=([.I32]+[.R32])/2" office:value-type="float" office:value="14.355" calcext:value-type="float">
            <text:p>14.355</text:p>
          </table:table-cell>
          <table:table-cell table:number-columns-repeated="9"/>
        </table:table-row>
        <table:table-row table:style-name="ro1">
          <table:table-cell/>
          <table:table-cell table:formula="of:=[.B33]" office:value-type="float" office:value="4.75" calcext:value-type="float">
            <text:p>4.75</text:p>
          </table:table-cell>
          <table:table-cell table:style-name="Default" table:formula="of:=([.C33]+[.L33])" office:value-type="float" office:value="0.000036" calcext:value-type="float">
            <text:p>3.6E-05</text:p>
          </table:table-cell>
          <table:table-cell table:style-name="Default" table:formula="of:=SQRT([.F51]*[.F51]+[.H51]*[.H51])" office:value-type="float" office:value="0.00000582250415543003" calcext:value-type="float">
            <text:p>5.82250415543003E-06</text:p>
          </table:table-cell>
          <table:table-cell table:formula="of:=[.D51]/[.C51]*100" office:value-type="float" office:value="16.1736226539723" calcext:value-type="float">
            <text:p>16.1736226539723</text:p>
          </table:table-cell>
          <table:table-cell table:style-name="Default" table:formula="of:=SQRT([.F33]*[.F33]+[.O33]*[.O33])" office:value-type="float" office:value="0.00000209069964365999" calcext:value-type="float">
            <text:p>2.09069964365999E-06</text:p>
          </table:table-cell>
          <table:table-cell table:formula="of:=[.F51]/[.C51]*100" office:value-type="float" office:value="5.80749901016664" calcext:value-type="float">
            <text:p>5.80749901016664</text:p>
          </table:table-cell>
          <table:table-cell table:style-name="Default" table:formula="of:=[.I51]*[.C51]/100" office:value-type="float" office:value="0.0000054342" calcext:value-type="float">
            <text:p>5.4342E-06</text:p>
          </table:table-cell>
          <table:table-cell table:formula="of:=([.I33]+[.R33])/2" office:value-type="float" office:value="15.095" calcext:value-type="float">
            <text:p>15.095</text:p>
          </table:table-cell>
          <table:table-cell table:number-columns-repeated="9"/>
        </table:table-row>
        <table:table-row table:style-name="ro1">
          <table:table-cell/>
          <table:table-cell table:formula="of:=[.B34]" office:value-type="float" office:value="5.25" calcext:value-type="float">
            <text:p>5.25</text:p>
          </table:table-cell>
          <table:table-cell table:style-name="Default" table:formula="of:=([.C34]+[.L34])" office:value-type="float" office:value="0.00001621" calcext:value-type="float">
            <text:p>1.621E-05</text:p>
          </table:table-cell>
          <table:table-cell table:style-name="Default" table:formula="of:=SQRT([.F52]*[.F52]+[.H52]*[.H52])" office:value-type="float" office:value="0.0000031064608182564" calcext:value-type="float">
            <text:p>3.1064608182564E-06</text:p>
          </table:table-cell>
          <table:table-cell table:formula="of:=[.D52]/[.C52]*100" office:value-type="float" office:value="19.1638545234818" calcext:value-type="float">
            <text:p>19.1638545234818</text:p>
          </table:table-cell>
          <table:table-cell table:style-name="Default" table:formula="of:=SQRT([.F34]*[.F34]+[.O34]*[.O34])" office:value-type="float" office:value="0.00000138133641449142" calcext:value-type="float">
            <text:p>1.38133641449142E-06</text:p>
          </table:table-cell>
          <table:table-cell table:formula="of:=[.F52]/[.C52]*100" office:value-type="float" office:value="8.52150780068735" calcext:value-type="float">
            <text:p>8.52150780068735</text:p>
          </table:table-cell>
          <table:table-cell table:style-name="Default" table:formula="of:=[.I52]*[.C52]/100" office:value-type="float" office:value="0.0000027824465" calcext:value-type="float">
            <text:p>2.7824465E-06</text:p>
          </table:table-cell>
          <table:table-cell table:formula="of:=([.I34]+[.R34])/2" office:value-type="float" office:value="17.165" calcext:value-type="float">
            <text:p>17.165</text:p>
          </table:table-cell>
          <table:table-cell table:number-columns-repeated="9"/>
        </table:table-row>
        <table:table-row table:style-name="ro1">
          <table:table-cell/>
          <table:table-cell table:formula="of:=[.B35]" office:value-type="float" office:value="5.75" calcext:value-type="float">
            <text:p>5.75</text:p>
          </table:table-cell>
          <table:table-cell table:style-name="Default" table:formula="of:=([.C35]+[.L35])" office:value-type="float" office:value="0.0000073" calcext:value-type="float">
            <text:p>7.3E-06</text:p>
          </table:table-cell>
          <table:table-cell table:style-name="Default" table:formula="of:=SQRT([.F53]*[.F53]+[.H53]*[.H53])" office:value-type="float" office:value="0.00000143033622494853" calcext:value-type="float">
            <text:p>1.43033622494853E-06</text:p>
          </table:table-cell>
          <table:table-cell table:formula="of:=[.D53]/[.C53]*100" office:value-type="float" office:value="19.5936469171032" calcext:value-type="float">
            <text:p>19.5936469171032</text:p>
          </table:table-cell>
          <table:table-cell table:style-name="Default" table:formula="of:=SQRT([.F35]*[.F35]+[.O35]*[.O35])" office:value-type="float" office:value="0.000000637484384122466" calcext:value-type="float">
            <text:p>6.37484384122466E-07</text:p>
          </table:table-cell>
          <table:table-cell table:formula="of:=[.F53]/[.C53]*100" office:value-type="float" office:value="8.73266279619816" calcext:value-type="float">
            <text:p>8.73266279619816</text:p>
          </table:table-cell>
          <table:table-cell table:style-name="Default" table:formula="of:=[.I53]*[.C53]/100" office:value-type="float" office:value="0.00000128042" calcext:value-type="float">
            <text:p>1.28042E-06</text:p>
          </table:table-cell>
          <table:table-cell table:formula="of:=([.I35]+[.R35])/2" office:value-type="float" office:value="17.54" calcext:value-type="float">
            <text:p>17.54</text:p>
          </table:table-cell>
          <table:table-cell table:number-columns-repeated="9"/>
        </table:table-row>
        <table:table-row table:style-name="ro1">
          <table:table-cell/>
          <table:table-cell table:formula="of:=[.B36]" office:value-type="float" office:value="6.25" calcext:value-type="float">
            <text:p>6.25</text:p>
          </table:table-cell>
          <table:table-cell table:style-name="Default" table:formula="of:=([.C36]+[.L36])" office:value-type="float" office:value="0.000004453" calcext:value-type="float">
            <text:p>4.453E-06</text:p>
          </table:table-cell>
          <table:table-cell table:style-name="Default" table:formula="of:=SQRT([.F54]*[.F54]+[.H54]*[.H54])" office:value-type="float" office:value="0.000000842442036089168" calcext:value-type="float">
            <text:p>8.42442036089168E-07</text:p>
          </table:table-cell>
          <table:table-cell table:formula="of:=[.D54]/[.C54]*100" office:value-type="float" office:value="18.9185276462872" calcext:value-type="float">
            <text:p>18.9185276462872</text:p>
          </table:table-cell>
          <table:table-cell table:style-name="Default" table:formula="of:=SQRT([.F36]*[.F36]+[.O36]*[.O36])" office:value-type="float" office:value="0.00000045478422356102" calcext:value-type="float">
            <text:p>4.5478422356102E-07</text:p>
          </table:table-cell>
          <table:table-cell table:formula="of:=[.F54]/[.C54]*100" office:value-type="float" office:value="10.2129850339326" calcext:value-type="float">
            <text:p>10.2129850339326</text:p>
          </table:table-cell>
          <table:table-cell table:style-name="Default" table:formula="of:=[.I54]*[.C54]/100" office:value-type="float" office:value="0.00000070914025" calcext:value-type="float">
            <text:p>7.0914025E-07</text:p>
          </table:table-cell>
          <table:table-cell table:formula="of:=([.I36]+[.R36])/2" office:value-type="float" office:value="15.925" calcext:value-type="float">
            <text:p>15.925</text:p>
          </table:table-cell>
          <table:table-cell table:number-columns-repeated="9"/>
        </table:table-row>
        <table:table-row table:style-name="ro1">
          <table:table-cell/>
          <table:table-cell table:formula="of:=[.B37]" office:value-type="float" office:value="6.75" calcext:value-type="float">
            <text:p>6.75</text:p>
          </table:table-cell>
          <table:table-cell table:style-name="Default" table:formula="of:=([.C37]+[.L37])" office:value-type="float" office:value="0.0000024165" calcext:value-type="float">
            <text:p>2.4165E-06</text:p>
          </table:table-cell>
          <table:table-cell table:style-name="Default" table:formula="of:=SQRT([.F55]*[.F55]+[.H55]*[.H55])" office:value-type="float" office:value="0.000000565745054431593" calcext:value-type="float">
            <text:p>5.65745054431593E-07</text:p>
          </table:table-cell>
          <table:table-cell table:formula="of:=[.D55]/[.C55]*100" office:value-type="float" office:value="23.4117547871547" calcext:value-type="float">
            <text:p>23.4117547871547</text:p>
          </table:table-cell>
          <table:table-cell table:style-name="Default" table:formula="of:=SQRT([.F37]*[.F37]+[.O37]*[.O37])" office:value-type="float" office:value="0.000000312901981457453" calcext:value-type="float">
            <text:p>3.12901981457453E-07</text:p>
          </table:table-cell>
          <table:table-cell table:formula="of:=[.F55]/[.C55]*100" office:value-type="float" office:value="12.9485612024603" calcext:value-type="float">
            <text:p>12.9485612024603</text:p>
          </table:table-cell>
          <table:table-cell table:style-name="Default" table:formula="of:=[.I55]*[.C55]/100" office:value-type="float" office:value="0.000000471338325" calcext:value-type="float">
            <text:p>4.71338325E-07</text:p>
          </table:table-cell>
          <table:table-cell table:formula="of:=([.I37]+[.R37])/2" office:value-type="float" office:value="19.505" calcext:value-type="float">
            <text:p>19.5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style-name="Default" table:formula="of:=([.L56]+[.L57])/2" office:value-type="float" office:value="0.0000007444" calcext:value-type="float">
            <text:p>7.444E-07</text:p>
          </table:table-cell>
          <table:table-cell table:style-name="Default" table:formula="of:=SQRT([.F56]*[.F56]+[.H56]*[.H56])" office:value-type="float" office:value="0.000000179109647616852" calcext:value-type="float">
            <text:p>1.79109647616852E-07</text:p>
          </table:table-cell>
          <table:table-cell table:formula="of:=[.D56]/[.C56]*100" office:value-type="float" office:value="24.0609413778683" calcext:value-type="float">
            <text:p>24.0609413778683</text:p>
          </table:table-cell>
          <table:table-cell table:style-name="Default" table:formula="of:=SQRT([.O56]*[.O56]+[.O57]*[.O57])/2" office:value-type="float" office:value="0.000000115784975709286" calcext:value-type="float">
            <text:p>1.15784975709286E-07</text:p>
          </table:table-cell>
          <table:table-cell table:formula="of:=[.F56]/[.C56]*100" office:value-type="float" office:value="15.5541342973248" calcext:value-type="float">
            <text:p>15.5541342973248</text:p>
          </table:table-cell>
          <table:table-cell table:style-name="Default" table:formula="of:=[.I56]*[.C56]/100" office:value-type="float" office:value="0.00000013665323" calcext:value-type="float">
            <text:p>1.3665323E-07</text:p>
          </table:table-cell>
          <table:table-cell table:formula="of:=([.R56]+[.R57])/2" office:value-type="float" office:value="18.3575" calcext:value-type="float">
            <text:p>18.3575</text:p>
          </table:table-cell>
          <table:table-cell/>
          <table:table-cell table:formula="of:=[.B38]" office:value-type="float" office:value="7.25" calcext:value-type="float">
            <text:p>7.25</text:p>
          </table:table-cell>
          <table:table-cell table:formula="of:=([.C38]+[.L38])" office:value-type="float" office:value="0.0000011098" calcext:value-type="float">
            <text:p>1.1098E-06</text:p>
          </table:table-cell>
          <table:table-cell table:formula="of:=SQRT([.O56]*[.O56]+[.Q56]*[.Q56])" office:value-type="float" office:value="0.000000276258030765266" calcext:value-type="float">
            <text:p>2.76258030765266E-07</text:p>
          </table:table-cell>
          <table:table-cell table:formula="of:=[.M56]/[.L56]*100" office:value-type="float" office:value="24.8925960321919" calcext:value-type="float">
            <text:p>24.8925960321919</text:p>
          </table:table-cell>
          <table:table-cell table:formula="of:=SQRT([.F38]*[.F38]+[.O38]*[.O38])" office:value-type="float" office:value="0.000000193401783859405" calcext:value-type="float">
            <text:p>1.93401783859405E-07</text:p>
          </table:table-cell>
          <table:table-cell table:formula="of:=[.O56]/[.L56]*100" office:value-type="float" office:value="17.4267240817629" calcext:value-type="float">
            <text:p>17.4267240817629</text:p>
          </table:table-cell>
          <table:table-cell table:formula="of:=[.R56]*[.L56]/100" office:value-type="float" office:value="0.00000019726695" calcext:value-type="float">
            <text:p>1.9726695E-07</text:p>
          </table:table-cell>
          <table:table-cell table:formula="of:=([.I38]+[.R38])/2" office:value-type="float" office:value="17.775" calcext:value-type="float">
            <text:p>17.775</text:p>
          </table:table-cell>
        </table:table-row>
        <table:table-row table:style-name="ro1">
          <table:table-cell/>
          <table:table-cell table:formula="of:=[.B40]" office:value-type="float" office:value="8.5" calcext:value-type="float">
            <text:p>8.5</text:p>
          </table:table-cell>
          <table:table-cell table:style-name="Default" table:formula="of:=([.C40]+[.L40])" office:value-type="float" office:value="0.0000002552" calcext:value-type="float">
            <text:p>2.552E-07</text:p>
          </table:table-cell>
          <table:table-cell table:style-name="Default" table:formula="of:=SQRT([.F57]*[.F57]+[.H57]*[.H57])" office:value-type="float" office:value="0.0000000774231641451058" calcext:value-type="float">
            <text:p>7.74231641451058E-08</text:p>
          </table:table-cell>
          <table:table-cell table:formula="of:=[.D57]/[.C57]*100" office:value-type="float" office:value="30.3382304643831" calcext:value-type="float">
            <text:p>30.3382304643831</text:p>
          </table:table-cell>
          <table:table-cell table:style-name="Default" table:formula="of:=SQRT([.F40]*[.F40]+[.O40]*[.O40])" office:value-type="float" office:value="0.0000000601535269123931" calcext:value-type="float">
            <text:p>6.01535269123931E-08</text:p>
          </table:table-cell>
          <table:table-cell table:formula="of:=[.F57]/[.C57]*100" office:value-type="float" office:value="23.5711312352638" calcext:value-type="float">
            <text:p>23.5711312352638</text:p>
          </table:table-cell>
          <table:table-cell table:style-name="Default" table:formula="of:=[.I57]*[.C57]/100" office:value-type="float" office:value="0.0000000487432" calcext:value-type="float">
            <text:p>4.87432E-08</text:p>
          </table:table-cell>
          <table:table-cell table:formula="of:=([.I40]+[.R40])/2" office:value-type="float" office:value="19.1" calcext:value-type="float">
            <text:p>19.1</text:p>
          </table:table-cell>
          <table:table-cell/>
          <table:table-cell table:formula="of:=[.B39]" office:value-type="float" office:value="7.75" calcext:value-type="float">
            <text:p>7.75</text:p>
          </table:table-cell>
          <table:table-cell table:formula="of:=([.C39]+[.L39])" office:value-type="float" office:value="0.000000379" calcext:value-type="float">
            <text:p>3.79E-07</text:p>
          </table:table-cell>
          <table:table-cell table:formula="of:=SQRT([.O57]*[.O57]+[.Q57]*[.Q57])" office:value-type="float" office:value="0.000000146195533662147" calcext:value-type="float">
            <text:p>1.46195533662147E-07</text:p>
          </table:table-cell>
          <table:table-cell table:formula="of:=[.M57]/[.L57]*100" office:value-type="float" office:value="38.5740194359227" calcext:value-type="float">
            <text:p>38.5740194359227</text:p>
          </table:table-cell>
          <table:table-cell table:formula="of:=SQRT([.F39]*[.F39]+[.O39]*[.O39])" office:value-type="float" office:value="0.000000127359304332271" calcext:value-type="float">
            <text:p>1.27359304332271E-07</text:p>
          </table:table-cell>
          <table:table-cell table:formula="of:=[.O57]/[.L57]*100" office:value-type="float" office:value="33.6040380823934" calcext:value-type="float">
            <text:p>33.6040380823934</text:p>
          </table:table-cell>
          <table:table-cell table:formula="of:=[.R57]*[.L57]/100" office:value-type="float" office:value="0.0000000717826" calcext:value-type="float">
            <text:p>7.17826E-08</text:p>
          </table:table-cell>
          <table:table-cell table:formula="of:=([.I39]+[.R39])/2" office:value-type="float" office:value="18.94" calcext:value-type="float">
            <text:p>18.94</text:p>
          </table:table-cell>
        </table:table-row>
      </table:table>
      <table:table table:name="pi0 yields in pp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number-columns-repeated="15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t-bin</text:p>
          </table:table-cell>
          <table:table-cell office:value-type="string" calcext:value-type="string">
            <text:p><text:s/>pt* </text:p>
          </table:table-cell>
          <table:table-cell table:style-name="Default" office:value-type="string" calcext:value-type="string">
            <text:p>cross-section </text:p>
          </table:table-cell>
          <table:table-cell table:style-name="Default" office:value-type="string" calcext:value-type="string">
            <text:p>stat.error </text:p>
          </table:table-cell>
          <table:table-cell table:style-name="Default"/>
          <table:table-cell table:style-name="Default" office:value-type="string" calcext:value-type="string">
            <text:p>syst.error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1.0-1.5</text:p>
          </table:table-cell>
          <table:table-cell office:value-type="float" office:value="1.215" calcext:value-type="float">
            <text:p>1.215</text:p>
          </table:table-cell>
          <table:table-cell office:value-type="float" office:value="0.3733" calcext:value-type="float">
            <text:p>3.73E-01</text:p>
          </table:table-cell>
          <table:table-cell office:value-type="float" office:value="0.006117" calcext:value-type="float">
            <text:p>6.12E-03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0.02731" calcext:value-type="float">
            <text:p>2.73E-02</text:p>
          </table:table-cell>
          <table:table-cell office:value-type="percentage" office:value="0.073" calcext:value-type="percentage">
            <text:p>7.3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1.5-2.0</text:p>
          </table:table-cell>
          <table:table-cell office:value-type="float" office:value="1.719" calcext:value-type="float">
            <text:p>1.719</text:p>
          </table:table-cell>
          <table:table-cell office:value-type="float" office:value="0.06052" calcext:value-type="float">
            <text:p>6.05E-02</text:p>
          </table:table-cell>
          <table:table-cell office:value-type="float" office:value="0.001075" calcext:value-type="float">
            <text:p>1.08E-03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0.004284" calcext:value-type="float">
            <text:p>4.28E-03</text:p>
          </table:table-cell>
          <table:table-cell office:value-type="percentage" office:value="0.071" calcext:value-type="percentage">
            <text:p>7.10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.0-2.5</text:p>
          </table:table-cell>
          <table:table-cell office:value-type="float" office:value="2.223" calcext:value-type="float">
            <text:p>2.223</text:p>
          </table:table-cell>
          <table:table-cell office:value-type="float" office:value="0.01221" calcext:value-type="float">
            <text:p>1.22E-02</text:p>
          </table:table-cell>
          <table:table-cell office:value-type="float" office:value="0.0003011" calcext:value-type="float">
            <text:p>3.01E-04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0.0008644" calcext:value-type="float">
            <text:p>8.64E-04</text:p>
          </table:table-cell>
          <table:table-cell office:value-type="percentage" office:value="0.071" calcext:value-type="percentage">
            <text:p>7.1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2.5-3.0</text:p>
          </table:table-cell>
          <table:table-cell office:value-type="float" office:value="2.726" calcext:value-type="float">
            <text:p>2.726</text:p>
          </table:table-cell>
          <table:table-cell office:value-type="float" office:value="0.003308" calcext:value-type="float">
            <text:p>3.31E-03</text:p>
          </table:table-cell>
          <table:table-cell office:value-type="float" office:value="0.0001181" calcext:value-type="float">
            <text:p>1.18E-04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0.0002375" calcext:value-type="float">
            <text:p>2.38E-04</text:p>
          </table:table-cell>
          <table:table-cell office:value-type="percentage" office:value="0.072" calcext:value-type="percentage">
            <text:p>7.2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3.0-3.5</text:p>
          </table:table-cell>
          <table:table-cell office:value-type="float" office:value="3.228" calcext:value-type="float">
            <text:p>3.228</text:p>
          </table:table-cell>
          <table:table-cell office:value-type="float" office:value="0.0009978" calcext:value-type="float">
            <text:p>9.98E-04</text:p>
          </table:table-cell>
          <table:table-cell office:value-type="float" office:value="0.00005652" calcext:value-type="float">
            <text:p>5.65E-05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0.00007278" calcext:value-type="float">
            <text:p>7.28E-05</text:p>
          </table:table-cell>
          <table:table-cell office:value-type="percentage" office:value="0.073" calcext:value-type="percentage">
            <text:p>7.3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3.5-4.0</text:p>
          </table:table-cell>
          <table:table-cell office:value-type="float" office:value="3.73" calcext:value-type="float">
            <text:p>3.73</text:p>
          </table:table-cell>
          <table:table-cell office:value-type="float" office:value="0.0003385" calcext:value-type="float">
            <text:p>3.39E-04</text:p>
          </table:table-cell>
          <table:table-cell office:value-type="float" office:value="0.00002456" calcext:value-type="float">
            <text:p>2.46E-05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0.00002591" calcext:value-type="float">
            <text:p>2.59E-05</text:p>
          </table:table-cell>
          <table:table-cell office:value-type="percentage" office:value="0.077" calcext:value-type="percentage">
            <text:p>7.7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4.0-4.5</text:p>
          </table:table-cell>
          <table:table-cell office:value-type="float" office:value="4.232" calcext:value-type="float">
            <text:p>4.232</text:p>
          </table:table-cell>
          <table:table-cell office:value-type="float" office:value="0.0001187" calcext:value-type="float">
            <text:p>1.19E-04</text:p>
          </table:table-cell>
          <table:table-cell office:value-type="float" office:value="0.000002906" calcext:value-type="float">
            <text:p>2.91E-06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0.000009888" calcext:value-type="float">
            <text:p>9.89E-06</text:p>
          </table:table-cell>
          <table:table-cell office:value-type="percentage" office:value="0.083" calcext:value-type="percentage">
            <text:p>8.3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4.5-5.0</text:p>
          </table:table-cell>
          <table:table-cell office:value-type="float" office:value="4.733" calcext:value-type="float">
            <text:p>4.733</text:p>
          </table:table-cell>
          <table:table-cell office:value-type="float" office:value="0.00004726" calcext:value-type="float">
            <text:p>4.73E-05</text:p>
          </table:table-cell>
          <table:table-cell office:value-type="float" office:value="0.00000199" calcext:value-type="float">
            <text:p>1.99E-06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0.000004001" calcext:value-type="float">
            <text:p>4.00E-06</text:p>
          </table:table-cell>
          <table:table-cell office:value-type="percentage" office:value="0.085" calcext:value-type="percentage">
            <text:p>8.5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5.0-5.5</text:p>
          </table:table-cell>
          <table:table-cell office:value-type="float" office:value="5.234" calcext:value-type="float">
            <text:p>5.234</text:p>
          </table:table-cell>
          <table:table-cell office:value-type="float" office:value="0.00002206" calcext:value-type="float">
            <text:p>2.21E-05</text:p>
          </table:table-cell>
          <table:table-cell office:value-type="float" office:value="0.000001096" calcext:value-type="float">
            <text:p>1.10E-06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.000001929" calcext:value-type="float">
            <text:p>1.93E-06</text:p>
          </table:table-cell>
          <table:table-cell office:value-type="percentage" office:value="0.087" calcext:value-type="percentage">
            <text:p>8.7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5.5-6.0</text:p>
          </table:table-cell>
          <table:table-cell office:value-type="float" office:value="5.735" calcext:value-type="float">
            <text:p>5.735</text:p>
          </table:table-cell>
          <table:table-cell office:value-type="float" office:value="0.00001113" calcext:value-type="float">
            <text:p>1.11E-05</text:p>
          </table:table-cell>
          <table:table-cell office:value-type="float" office:value="0.0000005005" calcext:value-type="float">
            <text:p>5.01E-07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0.000001028" calcext:value-type="float">
            <text:p>1.03E-06</text:p>
          </table:table-cell>
          <table:table-cell office:value-type="percentage" office:value="0.092" calcext:value-type="percentage">
            <text:p>9.2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6.0-6.5</text:p>
          </table:table-cell>
          <table:table-cell office:value-type="float" office:value="6.236" calcext:value-type="float">
            <text:p>6.236</text:p>
          </table:table-cell>
          <table:table-cell office:value-type="float" office:value="0.000004999" calcext:value-type="float">
            <text:p>5.00E-06</text:p>
          </table:table-cell>
          <table:table-cell office:value-type="float" office:value="0.0000003172" calcext:value-type="float">
            <text:p>3.17E-07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0.0000004759" calcext:value-type="float">
            <text:p>4.76E-07</text:p>
          </table:table-cell>
          <table:table-cell office:value-type="percentage" office:value="0.095" calcext:value-type="percentage">
            <text:p>9.5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6.5-7.0</text:p>
          </table:table-cell>
          <table:table-cell office:value-type="float" office:value="6.737" calcext:value-type="float">
            <text:p>6.737</text:p>
          </table:table-cell>
          <table:table-cell office:value-type="float" office:value="0.000003003" calcext:value-type="float">
            <text:p>3.00E-06</text:p>
          </table:table-cell>
          <table:table-cell office:value-type="float" office:value="0.0000002304" calcext:value-type="float">
            <text:p>2.30E-07</text:p>
          </table:table-cell>
          <table:table-cell office:value-type="percentage" office:value="0.077" calcext:value-type="percentage">
            <text:p>7.70%</text:p>
          </table:table-cell>
          <table:table-cell office:value-type="float" office:value="0.000000295" calcext:value-type="float">
            <text:p>2.95E-07</text:p>
          </table:table-cell>
          <table:table-cell office:value-type="percentage" office:value="0.098" calcext:value-type="percentage">
            <text:p>9.8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7.0-8.0</text:p>
          </table:table-cell>
          <table:table-cell office:value-type="float" office:value="7.452" calcext:value-type="float">
            <text:p>7.452</text:p>
          </table:table-cell>
          <table:table-cell office:value-type="float" office:value="0.00000108" calcext:value-type="float">
            <text:p>1.08E-06</text:p>
          </table:table-cell>
          <table:table-cell office:value-type="float" office:value="0.0000000953" calcext:value-type="float">
            <text:p>9.53E-08</text:p>
          </table:table-cell>
          <table:table-cell office:value-type="percentage" office:value="0.088" calcext:value-type="percentage">
            <text:p>8.80%</text:p>
          </table:table-cell>
          <table:table-cell office:value-type="float" office:value="0.0000001092" calcext:value-type="float">
            <text:p>1.09E-07</text:p>
          </table:table-cell>
          <table:table-cell office:value-type="percentage" office:value="0.101" calcext:value-type="percentage">
            <text:p>10.1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8.0-9.0</text:p>
          </table:table-cell>
          <table:table-cell office:value-type="float" office:value="8.457" calcext:value-type="float">
            <text:p>8.457</text:p>
          </table:table-cell>
          <table:table-cell office:value-type="float" office:value="0.0000004853" calcext:value-type="float">
            <text:p>4.85E-07</text:p>
          </table:table-cell>
          <table:table-cell office:value-type="float" office:value="0.00000005832" calcext:value-type="float">
            <text:p>5.83E-0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0.00000005253" calcext:value-type="float">
            <text:p>5.25E-08</text:p>
          </table:table-cell>
          <table:table-cell office:value-type="percentage" office:value="0.108" calcext:value-type="percentage">
            <text:p>10.8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9.0-10.0</text:p>
          </table:table-cell>
          <table:table-cell office:value-type="float" office:value="9.46" calcext:value-type="float">
            <text:p>9.46</text:p>
          </table:table-cell>
          <table:table-cell office:value-type="float" office:value="0.0000001643" calcext:value-type="float">
            <text:p>1.64E-07</text:p>
          </table:table-cell>
          <table:table-cell office:value-type="float" office:value="0.00000003166" calcext:value-type="float">
            <text:p>3.17E-08</text:p>
          </table:table-cell>
          <table:table-cell office:value-type="percentage" office:value="0.193" calcext:value-type="percentage">
            <text:p>19.30%</text:p>
          </table:table-cell>
          <table:table-cell office:value-type="float" office:value="0.00000001813" calcext:value-type="float">
            <text:p>1.81E-08</text:p>
          </table:table-cell>
          <table:table-cell office:value-type="percentage" office:value="0.11" calcext:value-type="percentage">
            <text:p>11.00%</text:p>
          </table:table-cell>
          <table:table-cell table:number-columns-repeated="14"/>
          <table:table-cell table:style-name="ce1"/>
        </table:table-row>
        <table:table-row table:style-name="ro1">
          <table:table-cell/>
          <table:table-cell office:value-type="string" calcext:value-type="string">
            <text:p>10.0-12.0</text:p>
          </table:table-cell>
          <table:table-cell office:value-type="float" office:value="10.861" calcext:value-type="float">
            <text:p>10.861</text:p>
          </table:table-cell>
          <table:table-cell office:value-type="float" office:value="0.00000005227" calcext:value-type="float">
            <text:p>5.23E-08</text:p>
          </table:table-cell>
          <table:table-cell office:value-type="float" office:value="0.00000001169" calcext:value-type="float">
            <text:p>1.17E-08</text:p>
          </table:table-cell>
          <table:table-cell office:value-type="percentage" office:value="0.224" calcext:value-type="percentage">
            <text:p>22.40%</text:p>
          </table:table-cell>
          <table:table-cell office:value-type="float" office:value="0.000000006137" calcext:value-type="float">
            <text:p>6.14E-09</text:p>
          </table:table-cell>
          <table:table-cell office:value-type="percentage" office:value="0.117" calcext:value-type="percentage">
            <text:p>11.70%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12.0-15.0</text:p>
          </table:table-cell>
          <table:table-cell office:value-type="float" office:value="13.25" calcext:value-type="float">
            <text:p>13.25</text:p>
          </table:table-cell>
          <table:table-cell office:value-type="float" office:value="0.0000000119" calcext:value-type="float">
            <text:p>1.19E-08</text:p>
          </table:table-cell>
          <table:table-cell office:value-type="float" office:value="0.00000000491" calcext:value-type="float">
            <text:p>4.91E-09</text:p>
          </table:table-cell>
          <table:table-cell office:value-type="percentage" office:value="0.413" calcext:value-type="percentage">
            <text:p>41.30%</text:p>
          </table:table-cell>
          <table:table-cell office:value-type="float" office:value="0.000000001894" calcext:value-type="float">
            <text:p>1.89E-09</text:p>
          </table:table-cell>
          <table:table-cell office:value-type="percentage" office:value="0.159" calcext:value-type="percentage">
            <text:p>15.90%</text:p>
          </table:table-cell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pt* </text:p>
          </table:table-cell>
          <table:table-cell office:value-type="float" office:value="1.215" calcext:value-type="float">
            <text:p>1.215</text:p>
          </table:table-cell>
          <table:table-cell table:style-name="Default" office:value-type="float" office:value="1.719" calcext:value-type="float">
            <text:p>1.719</text:p>
          </table:table-cell>
          <table:table-cell table:style-name="Default" office:value-type="float" office:value="2.223" calcext:value-type="float">
            <text:p>2.223</text:p>
          </table:table-cell>
          <table:table-cell table:style-name="Default" office:value-type="float" office:value="2.726" calcext:value-type="float">
            <text:p>2.726</text:p>
          </table:table-cell>
          <table:table-cell table:style-name="Default" office:value-type="float" office:value="3.228" calcext:value-type="float">
            <text:p>3.228</text:p>
          </table:table-cell>
          <table:table-cell table:style-name="Default" office:value-type="float" office:value="3.73" calcext:value-type="float">
            <text:p>3.73</text:p>
          </table:table-cell>
          <table:table-cell office:value-type="float" office:value="4.232" calcext:value-type="float">
            <text:p>4.232</text:p>
          </table:table-cell>
          <table:table-cell office:value-type="float" office:value="4.733" calcext:value-type="float">
            <text:p>4.733</text:p>
          </table:table-cell>
          <table:table-cell office:value-type="float" office:value="5.234" calcext:value-type="float">
            <text:p>5.234</text:p>
          </table:table-cell>
          <table:table-cell office:value-type="float" office:value="5.735" calcext:value-type="float">
            <text:p>5.735</text:p>
          </table:table-cell>
          <table:table-cell office:value-type="float" office:value="6.236" calcext:value-type="float">
            <text:p>6.236</text:p>
          </table:table-cell>
          <table:table-cell office:value-type="float" office:value="6.737" calcext:value-type="float">
            <text:p>6.737</text:p>
          </table:table-cell>
          <table:table-cell office:value-type="float" office:value="7.452" calcext:value-type="float">
            <text:p>7.452</text:p>
          </table:table-cell>
          <table:table-cell office:value-type="float" office:value="8.457" calcext:value-type="float">
            <text:p>8.457</text:p>
          </table:table-cell>
          <table:table-cell office:value-type="float" office:value="9.46" calcext:value-type="float">
            <text:p>9.46</text:p>
          </table:table-cell>
          <table:table-cell office:value-type="float" office:value="10.861" calcext:value-type="float">
            <text:p>10.861</text:p>
          </table:table-cell>
          <table:table-cell office:value-type="float" office:value="13.25" calcext:value-type="float">
            <text:p>13.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oss-section </text:p>
          </table:table-cell>
          <table:table-cell office:value-type="float" office:value="0.3733" calcext:value-type="float">
            <text:p>0.3733</text:p>
          </table:table-cell>
          <table:table-cell table:style-name="Default" office:value-type="float" office:value="0.06052" calcext:value-type="float">
            <text:p>0.06052</text:p>
          </table:table-cell>
          <table:table-cell table:style-name="Default" office:value-type="float" office:value="0.01221" calcext:value-type="float">
            <text:p>0.01221</text:p>
          </table:table-cell>
          <table:table-cell table:style-name="Default" office:value-type="float" office:value="0.003308" calcext:value-type="float">
            <text:p>0.003308</text:p>
          </table:table-cell>
          <table:table-cell table:style-name="Default" office:value-type="float" office:value="0.0009978" calcext:value-type="float">
            <text:p>0.0009978</text:p>
          </table:table-cell>
          <table:table-cell table:style-name="Default" office:value-type="float" office:value="0.0003385" calcext:value-type="float">
            <text:p>0.0003385</text:p>
          </table:table-cell>
          <table:table-cell office:value-type="float" office:value="0.0001187" calcext:value-type="float">
            <text:p>0.0001187</text:p>
          </table:table-cell>
          <table:table-cell office:value-type="float" office:value="0.00004726" calcext:value-type="float">
            <text:p>4.726E-05</text:p>
          </table:table-cell>
          <table:table-cell office:value-type="float" office:value="0.00002206" calcext:value-type="float">
            <text:p>2.206E-05</text:p>
          </table:table-cell>
          <table:table-cell office:value-type="float" office:value="0.00001113" calcext:value-type="float">
            <text:p>1.113E-05</text:p>
          </table:table-cell>
          <table:table-cell office:value-type="float" office:value="0.000004999" calcext:value-type="float">
            <text:p>4.999E-06</text:p>
          </table:table-cell>
          <table:table-cell office:value-type="float" office:value="0.000003003" calcext:value-type="float">
            <text:p>3.003E-06</text:p>
          </table:table-cell>
          <table:table-cell office:value-type="float" office:value="0.00000108" calcext:value-type="float">
            <text:p>1.08E-06</text:p>
          </table:table-cell>
          <table:table-cell office:value-type="float" office:value="0.0000004853" calcext:value-type="float">
            <text:p>4.853E-07</text:p>
          </table:table-cell>
          <table:table-cell office:value-type="float" office:value="0.0000001643" calcext:value-type="float">
            <text:p>1.643E-07</text:p>
          </table:table-cell>
          <table:table-cell office:value-type="float" office:value="0.00000005227" calcext:value-type="float">
            <text:p>5.227E-08</text:p>
          </table:table-cell>
          <table:table-cell office:value-type="float" office:value="0.0000000119" calcext:value-type="float">
            <text:p>1.19E-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.error </text:p>
          </table:table-cell>
          <table:table-cell office:value-type="float" office:value="0.006117" calcext:value-type="float">
            <text:p>0.006117</text:p>
          </table:table-cell>
          <table:table-cell table:style-name="Default" office:value-type="float" office:value="0.001075" calcext:value-type="float">
            <text:p>0.001075</text:p>
          </table:table-cell>
          <table:table-cell table:style-name="Default" office:value-type="float" office:value="0.0003011" calcext:value-type="float">
            <text:p>0.0003011</text:p>
          </table:table-cell>
          <table:table-cell table:style-name="Default" office:value-type="float" office:value="0.0001181" calcext:value-type="float">
            <text:p>0.0001181</text:p>
          </table:table-cell>
          <table:table-cell table:style-name="Default" office:value-type="float" office:value="0.00005652" calcext:value-type="float">
            <text:p>5.652E-05</text:p>
          </table:table-cell>
          <table:table-cell table:style-name="Default" office:value-type="float" office:value="0.00002456" calcext:value-type="float">
            <text:p>2.456E-05</text:p>
          </table:table-cell>
          <table:table-cell office:value-type="float" office:value="0.000002906" calcext:value-type="float">
            <text:p>2.906E-06</text:p>
          </table:table-cell>
          <table:table-cell office:value-type="float" office:value="0.00000199" calcext:value-type="float">
            <text:p>1.99E-06</text:p>
          </table:table-cell>
          <table:table-cell office:value-type="float" office:value="0.000001096" calcext:value-type="float">
            <text:p>1.096E-06</text:p>
          </table:table-cell>
          <table:table-cell office:value-type="float" office:value="0.0000005005" calcext:value-type="float">
            <text:p>5.005E-07</text:p>
          </table:table-cell>
          <table:table-cell office:value-type="float" office:value="0.0000003172" calcext:value-type="float">
            <text:p>3.172E-07</text:p>
          </table:table-cell>
          <table:table-cell office:value-type="float" office:value="0.0000002304" calcext:value-type="float">
            <text:p>2.304E-07</text:p>
          </table:table-cell>
          <table:table-cell office:value-type="float" office:value="0.0000000953" calcext:value-type="float">
            <text:p>9.53E-08</text:p>
          </table:table-cell>
          <table:table-cell office:value-type="float" office:value="0.00000005832" calcext:value-type="float">
            <text:p>5.832E-08</text:p>
          </table:table-cell>
          <table:table-cell office:value-type="float" office:value="0.00000003166" calcext:value-type="float">
            <text:p>3.166E-08</text:p>
          </table:table-cell>
          <table:table-cell office:value-type="float" office:value="0.00000001169" calcext:value-type="float">
            <text:p>1.169E-08</text:p>
          </table:table-cell>
          <table:table-cell office:value-type="float" office:value="0.00000000491" calcext:value-type="float">
            <text:p>4.91E-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.error</text:p>
          </table:table-cell>
          <table:table-cell office:value-type="float" office:value="0.02731" calcext:value-type="float">
            <text:p>0.02731</text:p>
          </table:table-cell>
          <table:table-cell table:style-name="Default" office:value-type="float" office:value="0.004284" calcext:value-type="float">
            <text:p>0.004284</text:p>
          </table:table-cell>
          <table:table-cell table:style-name="Default" office:value-type="float" office:value="0.0008644" calcext:value-type="float">
            <text:p>0.0008644</text:p>
          </table:table-cell>
          <table:table-cell table:style-name="Default" office:value-type="float" office:value="0.0002375" calcext:value-type="float">
            <text:p>0.0002375</text:p>
          </table:table-cell>
          <table:table-cell table:style-name="Default" office:value-type="float" office:value="0.00007278" calcext:value-type="float">
            <text:p>7.278E-05</text:p>
          </table:table-cell>
          <table:table-cell table:style-name="Default" office:value-type="float" office:value="0.00002591" calcext:value-type="float">
            <text:p>2.591E-05</text:p>
          </table:table-cell>
          <table:table-cell office:value-type="float" office:value="0.000009888" calcext:value-type="float">
            <text:p>9.888E-06</text:p>
          </table:table-cell>
          <table:table-cell office:value-type="float" office:value="0.000004001" calcext:value-type="float">
            <text:p>4.001E-06</text:p>
          </table:table-cell>
          <table:table-cell office:value-type="float" office:value="0.000001929" calcext:value-type="float">
            <text:p>1.929E-06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0004759" calcext:value-type="float">
            <text:p>4.759E-07</text:p>
          </table:table-cell>
          <table:table-cell office:value-type="float" office:value="0.000000295" calcext:value-type="float">
            <text:p>2.95E-07</text:p>
          </table:table-cell>
          <table:table-cell office:value-type="float" office:value="0.0000001092" calcext:value-type="float">
            <text:p>1.092E-07</text:p>
          </table:table-cell>
          <table:table-cell office:value-type="float" office:value="0.00000005253" calcext:value-type="float">
            <text:p>5.253E-08</text:p>
          </table:table-cell>
          <table:table-cell office:value-type="float" office:value="0.00000001813" calcext:value-type="float">
            <text:p>1.813E-08</text:p>
          </table:table-cell>
          <table:table-cell office:value-type="float" office:value="0.000000006137" calcext:value-type="float">
            <text:p>6.137E-09</text:p>
          </table:table-cell>
          <table:table-cell office:value-type="float" office:value="0.000000001894" calcext:value-type="float">
            <text:p>1.894E-09</text:p>
          </table:table-cell>
          <table:table-cell table:number-columns-repeated="4"/>
        </table:table-row>
      </table:table>
      <table:table table:name="pi0 RAA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0-10%</text:p>
          </table:table-cell>
          <table:table-cell office:value-type="string" calcext:value-type="string">
            <text:p>TAA</text:p>
          </table:table-cell>
          <table:table-cell table:formula="of:=[.D3]*[.E3]" office:value-type="float" office:value="20.02" calcext:value-type="float">
            <text:p>20.02</text:p>
          </table:table-cell>
          <table:table-cell office:value-type="float" office:value="22.75" calcext:value-type="float">
            <text:p>22.75</text:p>
          </table:table-cell>
          <table:table-cell office:value-type="float" office:value="0.88" calcext:value-type="float">
            <text:p>0.88</text:p>
          </table:table-cell>
          <table:table-cell table:style-name="Default" table:number-columns-repeated="3"/>
        </table:table-row>
        <table:table-row table:style-name="ro1">
          <table:table-cell/>
          <table:table-cell table:formula="of:=['pi0 yields in pp'.B3]" office:value-type="string" office:string-value="Pt-bin" calcext:value-type="string">
            <text:p>Pt-bin</text:p>
          </table:table-cell>
          <table:table-cell table:formula="of:=['pi0 yields in pp'.C3]" office:value-type="string" office:string-value=" pt* " calcext:value-type="string">
            <text:p><text:s/>pt* </text:p>
          </table:table-cell>
          <table:table-cell office:value-type="string" calcext:value-type="string">
            <text:p>RAA</text:p>
          </table:table-cell>
          <table:table-cell table:formula="of:=['pi0 yields in pp'.E3]" office:value-type="string" office:string-value="stat.error " calcext:value-type="string">
            <text:p>stat.error </text:p>
          </table:table-cell>
          <table:table-cell table:style-name="Default"/>
          <table:table-cell table:style-name="Default" table:formula="of:=['pi0 yields in pp'.G3]" office:value-type="string" office:string-value="syst.error" calcext:value-type="string">
            <text:p>syst.error</text:p>
          </table:table-cell>
          <table:table-cell table:style-name="Default"/>
        </table:table-row>
        <table:table-row table:style-name="ro1">
          <table:table-cell/>
          <table:table-cell table:formula="of:=['pi0 yields in pp'.B4]" office:value-type="string" office:string-value="1.0-1.5" calcext:value-type="string">
            <text:p>1.0-1.5</text:p>
          </table:table-cell>
          <table:table-cell table:formula="of:=['pi0 yields in pp'.C4]" office:value-type="float" office:value="1.215" calcext:value-type="float">
            <text:p>1.215</text:p>
          </table:table-cell>
          <table:table-cell table:formula="of:=['pi0 yields in AuAu'.C5]/['pi0 yields in pp'.D4]/[.$C$3]" office:value-type="float" office:value="0.443435482278236" calcext:value-type="float">
            <text:p>0.443435482278236</text:p>
          </table:table-cell>
          <table:table-cell table:formula="of:=[.D5]*[.F5]" office:value-type="float" office:value="0.00800939459011685" calcext:value-type="float">
            <text:p>0.008009394590117</text:p>
          </table:table-cell>
          <table:table-cell table:formula="of:=SQRT((['pi0 yields in AuAu'.F5]/['pi0 yields in AuAu'.C5])^2+(['pi0 yields in pp'.E4]/['pi0 yields in pp'.D4])^2)" office:value-type="percentage" office:value="0.0180621418677798" calcext:value-type="percentage">
            <text:p>1.81%</text:p>
          </table:table-cell>
          <table:table-cell table:formula="of:=[.D5]*[.H5]" office:value-type="float" office:value="0.0628844831707754" calcext:value-type="float">
            <text:p>6.29E-02</text:p>
          </table:table-cell>
          <table:table-cell table:formula="of:=SQRT((['pi0 yields in AuAu'.H5]/['pi0 yields in AuAu'.C5])^2+(['pi0 yields in pp'.G4]/['pi0 yields in pp'.D4])^2)" office:value-type="percentage" office:value="0.141812023809403" calcext:value-type="percentage">
            <text:p>14.18%</text:p>
          </table:table-cell>
        </table:table-row>
        <table:table-row table:style-name="ro1">
          <table:table-cell/>
          <table:table-cell table:formula="of:=['pi0 yields in pp'.B5]" office:value-type="string" office:string-value="1.5-2.0" calcext:value-type="string">
            <text:p>1.5-2.0</text:p>
          </table:table-cell>
          <table:table-cell table:formula="of:=['pi0 yields in pp'.C5]" office:value-type="float" office:value="1.719" calcext:value-type="float">
            <text:p>1.719</text:p>
          </table:table-cell>
          <table:table-cell table:formula="of:=['pi0 yields in AuAu'.C6]/['pi0 yields in pp'.D5]/[.$C$3]" office:value-type="float" office:value="0.493640529992149" calcext:value-type="float">
            <text:p>0.493640529992149</text:p>
          </table:table-cell>
          <table:table-cell table:formula="of:=[.D6]*[.F6]" office:value-type="float" office:value="0.00967207079636475" calcext:value-type="float">
            <text:p>0.009672070796365</text:p>
          </table:table-cell>
          <table:table-cell table:formula="of:=SQRT((['pi0 yields in AuAu'.F6]/['pi0 yields in AuAu'.C6])^2+(['pi0 yields in pp'.E5]/['pi0 yields in pp'.D5])^2)" office:value-type="percentage" office:value="0.019593348213362" calcext:value-type="percentage">
            <text:p>1.96%</text:p>
          </table:table-cell>
          <table:table-cell table:formula="of:=[.D6]*[.H6]" office:value-type="float" office:value="0.0660005955826036" calcext:value-type="float">
            <text:p>6.60E-02</text:p>
          </table:table-cell>
          <table:table-cell table:formula="of:=SQRT((['pi0 yields in AuAu'.H6]/['pi0 yields in AuAu'.C6])^2+(['pi0 yields in pp'.G5]/['pi0 yields in pp'.D5])^2)" office:value-type="percentage" office:value="0.133701735519272" calcext:value-type="percentage">
            <text:p>13.37%</text:p>
          </table:table-cell>
        </table:table-row>
        <table:table-row table:style-name="ro1">
          <table:table-cell/>
          <table:table-cell table:formula="of:=['pi0 yields in pp'.B6]" office:value-type="string" office:string-value="2.0-2.5" calcext:value-type="string">
            <text:p>2.0-2.5</text:p>
          </table:table-cell>
          <table:table-cell table:formula="of:=['pi0 yields in pp'.C6]" office:value-type="float" office:value="2.223" calcext:value-type="float">
            <text:p>2.223</text:p>
          </table:table-cell>
          <table:table-cell table:formula="of:=['pi0 yields in AuAu'.C7]/['pi0 yields in pp'.D6]/[.$C$3]" office:value-type="float" office:value="0.49418231236413" calcext:value-type="float">
            <text:p>0.49418231236413</text:p>
          </table:table-cell>
          <table:table-cell table:formula="of:=[.D7]*[.F7]" office:value-type="float" office:value="0.0132207425273934" calcext:value-type="float">
            <text:p>0.013220742527393</text:p>
          </table:table-cell>
          <table:table-cell table:formula="of:=SQRT((['pi0 yields in AuAu'.F7]/['pi0 yields in AuAu'.C7])^2+(['pi0 yields in pp'.E6]/['pi0 yields in pp'.D6])^2)" office:value-type="percentage" office:value="0.0267527634976378" calcext:value-type="percentage">
            <text:p>2.68%</text:p>
          </table:table-cell>
          <table:table-cell table:formula="of:=[.D7]*[.H7]" office:value-type="float" office:value="0.0687610641816484" calcext:value-type="float">
            <text:p>6.88E-02</text:p>
          </table:table-cell>
          <table:table-cell table:formula="of:=SQRT((['pi0 yields in AuAu'.H7]/['pi0 yields in AuAu'.C7])^2+(['pi0 yields in pp'.G6]/['pi0 yields in pp'.D6])^2)" office:value-type="percentage" office:value="0.139141087127746" calcext:value-type="percentage">
            <text:p>13.91%</text:p>
          </table:table-cell>
        </table:table-row>
        <table:table-row table:style-name="ro1">
          <table:table-cell/>
          <table:table-cell table:formula="of:=['pi0 yields in pp'.B7]" office:value-type="string" office:string-value="2.5-3.0" calcext:value-type="string">
            <text:p>2.5-3.0</text:p>
          </table:table-cell>
          <table:table-cell table:formula="of:=['pi0 yields in pp'.C7]" office:value-type="float" office:value="2.726" calcext:value-type="float">
            <text:p>2.726</text:p>
          </table:table-cell>
          <table:table-cell table:formula="of:=['pi0 yields in AuAu'.C8]/['pi0 yields in pp'.D7]/[.$C$3]" office:value-type="float" office:value="0.410411837255852" calcext:value-type="float">
            <text:p>0.410411837255852</text:p>
          </table:table-cell>
          <table:table-cell table:formula="of:=[.D8]*[.F8]" office:value-type="float" office:value="0.0157050568156294" calcext:value-type="float">
            <text:p>0.015705056815629</text:p>
          </table:table-cell>
          <table:table-cell table:formula="of:=SQRT((['pi0 yields in AuAu'.F8]/['pi0 yields in AuAu'.C8])^2+(['pi0 yields in pp'.E7]/['pi0 yields in pp'.D7])^2)" office:value-type="percentage" office:value="0.0382665785681001" calcext:value-type="percentage">
            <text:p>3.83%</text:p>
          </table:table-cell>
          <table:table-cell table:formula="of:=[.D8]*[.H8]" office:value-type="float" office:value="0.0607855905667727" calcext:value-type="float">
            <text:p>6.08E-02</text:p>
          </table:table-cell>
          <table:table-cell table:formula="of:=SQRT((['pi0 yields in AuAu'.H8]/['pi0 yields in AuAu'.C8])^2+(['pi0 yields in pp'.G7]/['pi0 yields in pp'.D7])^2)" office:value-type="percentage" office:value="0.148108765510286" calcext:value-type="percentage">
            <text:p>14.81%</text:p>
          </table:table-cell>
        </table:table-row>
        <table:table-row table:style-name="ro1">
          <table:table-cell/>
          <table:table-cell table:formula="of:=['pi0 yields in pp'.B8]" office:value-type="string" office:string-value="3.0-3.5" calcext:value-type="string">
            <text:p>3.0-3.5</text:p>
          </table:table-cell>
          <table:table-cell table:formula="of:=['pi0 yields in pp'.C8]" office:value-type="float" office:value="3.228" calcext:value-type="float">
            <text:p>3.228</text:p>
          </table:table-cell>
          <table:table-cell table:formula="of:=['pi0 yields in AuAu'.C9]/['pi0 yields in pp'.D8]/[.$C$3]" office:value-type="float" office:value="0.348919470988022" calcext:value-type="float">
            <text:p>0.348919470988022</text:p>
          </table:table-cell>
          <table:table-cell table:formula="of:=[.D9]*[.F9]" office:value-type="float" office:value="0.020761780684525" calcext:value-type="float">
            <text:p>0.020761780684525</text:p>
          </table:table-cell>
          <table:table-cell table:formula="of:=SQRT((['pi0 yields in AuAu'.F9]/['pi0 yields in AuAu'.C9])^2+(['pi0 yields in pp'.E8]/['pi0 yields in pp'.D8])^2)" office:value-type="percentage" office:value="0.0595030728028294" calcext:value-type="percentage">
            <text:p>5.95%</text:p>
          </table:table-cell>
          <table:table-cell table:formula="of:=[.D9]*[.H9]" office:value-type="float" office:value="0.0550499412859223" calcext:value-type="float">
            <text:p>5.50E-02</text:p>
          </table:table-cell>
          <table:table-cell table:formula="of:=SQRT((['pi0 yields in AuAu'.H9]/['pi0 yields in AuAu'.C9])^2+(['pi0 yields in pp'.G8]/['pi0 yields in pp'.D8])^2)" office:value-type="percentage" office:value="0.157772626245361" calcext:value-type="percentage">
            <text:p>15.78%</text:p>
          </table:table-cell>
        </table:table-row>
        <table:table-row table:style-name="ro1">
          <table:table-cell/>
          <table:table-cell table:formula="of:=['pi0 yields in pp'.B9]" office:value-type="string" office:string-value="3.5-4.0" calcext:value-type="string">
            <text:p>3.5-4.0</text:p>
          </table:table-cell>
          <table:table-cell table:formula="of:=['pi0 yields in pp'.C9]" office:value-type="float" office:value="3.73" calcext:value-type="float">
            <text:p>3.73</text:p>
          </table:table-cell>
          <table:table-cell table:formula="of:=['pi0 yields in AuAu'.C10]/['pi0 yields in pp'.D9]/[.$C$3]" office:value-type="float" office:value="0.318440791114351" calcext:value-type="float">
            <text:p>0.318440791114351</text:p>
          </table:table-cell>
          <table:table-cell table:formula="of:=[.D10]*[.F10]" office:value-type="float" office:value="0.0241286011630936" calcext:value-type="float">
            <text:p>0.024128601163094</text:p>
          </table:table-cell>
          <table:table-cell table:formula="of:=SQRT((['pi0 yields in AuAu'.F10]/['pi0 yields in AuAu'.C10])^2+(['pi0 yields in pp'.E9]/['pi0 yields in pp'.D9])^2)" office:value-type="percentage" office:value="0.0757710753030665" calcext:value-type="percentage">
            <text:p>7.58%</text:p>
          </table:table-cell>
          <table:table-cell table:formula="of:=[.D10]*[.H10]" office:value-type="float" office:value="0.0465304846971925" calcext:value-type="float">
            <text:p>4.65E-02</text:p>
          </table:table-cell>
          <table:table-cell table:formula="of:=SQRT((['pi0 yields in AuAu'.H10]/['pi0 yields in AuAu'.C10])^2+(['pi0 yields in pp'.G9]/['pi0 yields in pp'.D9])^2)" office:value-type="percentage" office:value="0.146119737155419" calcext:value-type="percentage">
            <text:p>14.61%</text:p>
          </table:table-cell>
        </table:table-row>
        <table:table-row table:style-name="ro1">
          <table:table-cell/>
          <table:table-cell table:formula="of:=['pi0 yields in pp'.B10]" office:value-type="string" office:string-value="4.0-4.5" calcext:value-type="string">
            <text:p>4.0-4.5</text:p>
          </table:table-cell>
          <table:table-cell table:formula="of:=['pi0 yields in pp'.C10]" office:value-type="float" office:value="4.232" calcext:value-type="float">
            <text:p>4.232</text:p>
          </table:table-cell>
          <table:table-cell table:formula="of:=['pi0 yields in AuAu'.C11]/['pi0 yields in pp'.D10]/[.$C$3]" office:value-type="float" office:value="0.302351397549376" calcext:value-type="float">
            <text:p>0.302351397549376</text:p>
          </table:table-cell>
          <table:table-cell table:formula="of:=[.D11]*[.F11]" office:value-type="float" office:value="0.0116343298029383" calcext:value-type="float">
            <text:p>0.011634329802938</text:p>
          </table:table-cell>
          <table:table-cell table:formula="of:=SQRT((['pi0 yields in AuAu'.F11]/['pi0 yields in AuAu'.C11])^2+(['pi0 yields in pp'.E10]/['pi0 yields in pp'.D10])^2)" office:value-type="percentage" office:value="0.0384794973571715" calcext:value-type="percentage">
            <text:p>3.85%</text:p>
          </table:table-cell>
          <table:table-cell table:formula="of:=[.D11]*[.H11]" office:value-type="float" office:value="0.0467131143558101" calcext:value-type="float">
            <text:p>4.67E-02</text:p>
          </table:table-cell>
          <table:table-cell table:formula="of:=SQRT((['pi0 yields in AuAu'.H11]/['pi0 yields in AuAu'.C11])^2+(['pi0 yields in pp'.G10]/['pi0 yields in pp'.D10])^2)" office:value-type="percentage" office:value="0.154499416025294" calcext:value-type="percentage">
            <text:p>15.45%</text:p>
          </table:table-cell>
        </table:table-row>
        <table:table-row table:style-name="ro1">
          <table:table-cell/>
          <table:table-cell table:formula="of:=['pi0 yields in pp'.B11]" office:value-type="string" office:string-value="4.5-5.0" calcext:value-type="string">
            <text:p>4.5-5.0</text:p>
          </table:table-cell>
          <table:table-cell table:formula="of:=['pi0 yields in pp'.C11]" office:value-type="float" office:value="4.733" calcext:value-type="float">
            <text:p>4.733</text:p>
          </table:table-cell>
          <table:table-cell table:formula="of:=['pi0 yields in AuAu'.C12]/['pi0 yields in pp'.D11]/[.$C$3]" office:value-type="float" office:value="0.286953841757058" calcext:value-type="float">
            <text:p>0.286953841757058</text:p>
          </table:table-cell>
          <table:table-cell table:formula="of:=[.D12]*[.F12]" office:value-type="float" office:value="0.0164991890651049" calcext:value-type="float">
            <text:p>0.016499189065105</text:p>
          </table:table-cell>
          <table:table-cell table:formula="of:=SQRT((['pi0 yields in AuAu'.F12]/['pi0 yields in AuAu'.C12])^2+(['pi0 yields in pp'.E11]/['pi0 yields in pp'.D11])^2)" office:value-type="percentage" office:value="0.057497711004941" calcext:value-type="percentage">
            <text:p>5.75%</text:p>
          </table:table-cell>
          <table:table-cell table:formula="of:=[.D12]*[.H12]" office:value-type="float" office:value="0.0449206404855003" calcext:value-type="float">
            <text:p>4.49E-02</text:p>
          </table:table-cell>
          <table:table-cell table:formula="of:=SQRT((['pi0 yields in AuAu'.H12]/['pi0 yields in AuAu'.C12])^2+(['pi0 yields in pp'.G11]/['pi0 yields in pp'.D11])^2)" office:value-type="percentage" office:value="0.156543087942106" calcext:value-type="percentage">
            <text:p>15.65%</text:p>
          </table:table-cell>
        </table:table-row>
        <table:table-row table:style-name="ro1">
          <table:table-cell/>
          <table:table-cell table:formula="of:=['pi0 yields in pp'.B12]" office:value-type="string" office:string-value="5.0-5.5" calcext:value-type="string">
            <text:p>5.0-5.5</text:p>
          </table:table-cell>
          <table:table-cell table:formula="of:=['pi0 yields in pp'.C12]" office:value-type="float" office:value="5.234" calcext:value-type="float">
            <text:p>5.234</text:p>
          </table:table-cell>
          <table:table-cell table:formula="of:=['pi0 yields in AuAu'.C13]/['pi0 yields in pp'.D12]/[.$C$3]" office:value-type="float" office:value="0.291639457550609" calcext:value-type="float">
            <text:p>0.291639457550609</text:p>
          </table:table-cell>
          <table:table-cell table:formula="of:=[.D13]*[.F13]" office:value-type="float" office:value="0.0197558556222794" calcext:value-type="float">
            <text:p>0.01975585562228</text:p>
          </table:table-cell>
          <table:table-cell table:formula="of:=SQRT((['pi0 yields in AuAu'.F13]/['pi0 yields in AuAu'.C13])^2+(['pi0 yields in pp'.E12]/['pi0 yields in pp'.D12])^2)" office:value-type="percentage" office:value="0.0677406815531851" calcext:value-type="percentage">
            <text:p>6.77%</text:p>
          </table:table-cell>
          <table:table-cell table:formula="of:=[.D13]*[.H13]" office:value-type="float" office:value="0.0462118082306046" calcext:value-type="float">
            <text:p>4.62E-02</text:p>
          </table:table-cell>
          <table:table-cell table:formula="of:=SQRT((['pi0 yields in AuAu'.H13]/['pi0 yields in AuAu'.C13])^2+(['pi0 yields in pp'.G12]/['pi0 yields in pp'.D12])^2)" office:value-type="percentage" office:value="0.158455267400109" calcext:value-type="percentage">
            <text:p>15.85%</text:p>
          </table:table-cell>
        </table:table-row>
        <table:table-row table:style-name="ro1">
          <table:table-cell/>
          <table:table-cell table:formula="of:=['pi0 yields in pp'.B13]" office:value-type="string" office:string-value="5.5-6.0" calcext:value-type="string">
            <text:p>5.5-6.0</text:p>
          </table:table-cell>
          <table:table-cell table:formula="of:=['pi0 yields in pp'.C13]" office:value-type="float" office:value="5.735" calcext:value-type="float">
            <text:p>5.735</text:p>
          </table:table-cell>
          <table:table-cell table:formula="of:=['pi0 yields in AuAu'.C14]/['pi0 yields in pp'.D13]/[.$C$3]" office:value-type="float" office:value="0.243108194590674" calcext:value-type="float">
            <text:p>0.243108194590674</text:p>
          </table:table-cell>
          <table:table-cell table:formula="of:=[.D14]*[.F14]" office:value-type="float" office:value="0.0160092460332937" calcext:value-type="float">
            <text:p>0.016009246033294</text:p>
          </table:table-cell>
          <table:table-cell table:formula="of:=SQRT((['pi0 yields in AuAu'.F14]/['pi0 yields in AuAu'.C14])^2+(['pi0 yields in pp'.E13]/['pi0 yields in pp'.D13])^2)" office:value-type="percentage" office:value="0.0658523504740299" calcext:value-type="percentage">
            <text:p>6.59%</text:p>
          </table:table-cell>
          <table:table-cell table:formula="of:=[.D14]*[.H14]" office:value-type="float" office:value="0.0413277986543164" calcext:value-type="float">
            <text:p>4.13E-02</text:p>
          </table:table-cell>
          <table:table-cell table:formula="of:=SQRT((['pi0 yields in AuAu'.H14]/['pi0 yields in AuAu'.C14])^2+(['pi0 yields in pp'.G13]/['pi0 yields in pp'.D13])^2)" office:value-type="percentage" office:value="0.169997554890738" calcext:value-type="percentage">
            <text:p>17.00%</text:p>
          </table:table-cell>
        </table:table-row>
        <table:table-row table:style-name="ro1">
          <table:table-cell/>
          <table:table-cell table:formula="of:=['pi0 yields in pp'.B14]" office:value-type="string" office:string-value="6.0-6.5" calcext:value-type="string">
            <text:p>6.0-6.5</text:p>
          </table:table-cell>
          <table:table-cell table:formula="of:=['pi0 yields in pp'.C14]" office:value-type="float" office:value="6.236" calcext:value-type="float">
            <text:p>6.236</text:p>
          </table:table-cell>
          <table:table-cell table:formula="of:=['pi0 yields in AuAu'.C15]/['pi0 yields in pp'.D14]/[.$C$3]" office:value-type="float" office:value="0.293765046715637" calcext:value-type="float">
            <text:p>0.293765046715637</text:p>
          </table:table-cell>
          <table:table-cell table:formula="of:=[.D15]*[.F15]" office:value-type="float" office:value="0.0242987159173357" calcext:value-type="float">
            <text:p>0.024298715917336</text:p>
          </table:table-cell>
          <table:table-cell table:formula="of:=SQRT((['pi0 yields in AuAu'.F15]/['pi0 yields in AuAu'.C15])^2+(['pi0 yields in pp'.E14]/['pi0 yields in pp'.D14])^2)" office:value-type="percentage" office:value="0.0827147960215182" calcext:value-type="percentage">
            <text:p>8.27%</text:p>
          </table:table-cell>
          <table:table-cell table:formula="of:=[.D15]*[.H15]" office:value-type="float" office:value="0.0496521459294263" calcext:value-type="float">
            <text:p>4.97E-02</text:p>
          </table:table-cell>
          <table:table-cell table:formula="of:=SQRT((['pi0 yields in AuAu'.H15]/['pi0 yields in AuAu'.C15])^2+(['pi0 yields in pp'.G14]/['pi0 yields in pp'.D14])^2)" office:value-type="percentage" office:value="0.169019924203199" calcext:value-type="percentage">
            <text:p>16.90%</text:p>
          </table:table-cell>
        </table:table-row>
        <table:table-row table:style-name="ro1">
          <table:table-cell/>
          <table:table-cell table:formula="of:=['pi0 yields in pp'.B15]" office:value-type="string" office:string-value="6.5-7.0" calcext:value-type="string">
            <text:p>6.5-7.0</text:p>
          </table:table-cell>
          <table:table-cell table:formula="of:=['pi0 yields in pp'.C15]" office:value-type="float" office:value="6.737" calcext:value-type="float">
            <text:p>6.737</text:p>
          </table:table-cell>
          <table:table-cell table:formula="of:=['pi0 yields in AuAu'.C16]/['pi0 yields in pp'.D15]/[.$C$3]" office:value-type="float" office:value="0.212907305814399" calcext:value-type="float">
            <text:p>0.212907305814399</text:p>
          </table:table-cell>
          <table:table-cell table:formula="of:=[.D16]*[.F16]" office:value-type="float" office:value="0.0227283348262914" calcext:value-type="float">
            <text:p>0.022728334826292</text:p>
          </table:table-cell>
          <table:table-cell table:formula="of:=SQRT((['pi0 yields in AuAu'.F16]/['pi0 yields in AuAu'.C16])^2+(['pi0 yields in pp'.E15]/['pi0 yields in pp'.D15])^2)" office:value-type="percentage" office:value="0.106752254176307" calcext:value-type="percentage">
            <text:p>10.68%</text:p>
          </table:table-cell>
          <table:table-cell table:formula="of:=[.D16]*[.H16]" office:value-type="float" office:value="0.0382030904754719" calcext:value-type="float">
            <text:p>3.82E-02</text:p>
          </table:table-cell>
          <table:table-cell table:formula="of:=SQRT((['pi0 yields in AuAu'.H16]/['pi0 yields in AuAu'.C16])^2+(['pi0 yields in pp'.G15]/['pi0 yields in pp'.D15])^2)" office:value-type="percentage" office:value="0.179435319653969" calcext:value-type="percentage">
            <text:p>17.94%</text:p>
          </table:table-cell>
        </table:table-row>
        <table:table-row table:style-name="ro1">
          <table:table-cell/>
          <table:table-cell table:formula="of:=['pi0 yields in pp'.B16]" office:value-type="string" office:string-value="7.0-8.0" calcext:value-type="string">
            <text:p>7.0-8.0</text:p>
          </table:table-cell>
          <table:table-cell table:formula="of:=['pi0 yields in pp'.C16]" office:value-type="float" office:value="7.452" calcext:value-type="float">
            <text:p>7.452</text:p>
          </table:table-cell>
          <table:table-cell table:formula="of:=['pi0 yields in AuAu'.C17]/['pi0 yields in pp'.D16]/[.$C$3]" office:value-type="float" office:value="0.283767158767159" calcext:value-type="float">
            <text:p>0.283767158767159</text:p>
          </table:table-cell>
          <table:table-cell table:formula="of:=[.D17]*[.F17]" office:value-type="float" office:value="0.0310904691561876" calcext:value-type="float">
            <text:p>0.031090469156188</text:p>
          </table:table-cell>
          <table:table-cell table:formula="of:=SQRT((['pi0 yields in AuAu'.F17]/['pi0 yields in AuAu'.C17])^2+(['pi0 yields in pp'.E16]/['pi0 yields in pp'.D16])^2)" office:value-type="percentage" office:value="0.109563309902604" calcext:value-type="percentage">
            <text:p>10.96%</text:p>
          </table:table-cell>
          <table:table-cell table:formula="of:=[.D17]*[.H17]" office:value-type="float" office:value="0.0542617026273023" calcext:value-type="float">
            <text:p>5.43E-02</text:p>
          </table:table-cell>
          <table:table-cell table:formula="of:=SQRT((['pi0 yields in AuAu'.H17]/['pi0 yields in AuAu'.C17])^2+(['pi0 yields in pp'.G16]/['pi0 yields in pp'.D16])^2)" office:value-type="percentage" office:value="0.191219106760082" calcext:value-type="percentage">
            <text:p>19.12%</text:p>
          </table:table-cell>
        </table:table-row>
        <table:table-row table:style-name="ro1">
          <table:table-cell/>
          <table:table-cell table:formula="of:=['pi0 yields in pp'.B17]" office:value-type="string" office:string-value="8.0-9.0" calcext:value-type="string">
            <text:p>8.0-9.0</text:p>
          </table:table-cell>
          <table:table-cell table:formula="of:=['pi0 yields in pp'.C17]" office:value-type="float" office:value="8.457" calcext:value-type="float">
            <text:p>8.457</text:p>
          </table:table-cell>
          <table:table-cell table:formula="of:=['pi0 yields in AuAu'.C18]/['pi0 yields in pp'.D17]/[.$C$3]" office:value-type="float" office:value="0.193809899146804" calcext:value-type="float">
            <text:p>0.193809899146804</text:p>
          </table:table-cell>
          <table:table-cell table:formula="of:=[.D18]*[.F18]" office:value-type="float" office:value="0.0298184170408871" calcext:value-type="float">
            <text:p>0.029818417040887</text:p>
          </table:table-cell>
          <table:table-cell table:formula="of:=SQRT((['pi0 yields in AuAu'.F18]/['pi0 yields in AuAu'.C18])^2+(['pi0 yields in pp'.E17]/['pi0 yields in pp'.D17])^2)" office:value-type="percentage" office:value="0.153853942301991" calcext:value-type="percentage">
            <text:p>15.39%</text:p>
          </table:table-cell>
          <table:table-cell table:formula="of:=[.D18]*[.H18]" office:value-type="float" office:value="0.0376115230118262" calcext:value-type="float">
            <text:p>3.76E-02</text:p>
          </table:table-cell>
          <table:table-cell table:formula="of:=SQRT((['pi0 yields in AuAu'.H18]/['pi0 yields in AuAu'.C18])^2+(['pi0 yields in pp'.G17]/['pi0 yields in pp'.D17])^2)" office:value-type="percentage" office:value="0.194063993518395" calcext:value-type="percentage">
            <text:p>19.41%</text:p>
          </table:table-cell>
        </table:table-row>
        <table:table-row table:style-name="ro1">
          <table:table-cell/>
          <table:table-cell table:formula="of:=['pi0 yields in pp'.B18]" office:value-type="string" office:string-value="9.0-10.0" calcext:value-type="string">
            <text:p>9.0-10.0</text:p>
          </table:table-cell>
          <table:table-cell table:formula="of:=['pi0 yields in pp'.C18]" office:value-type="float" office:value="9.46" calcext:value-type="float">
            <text:p>9.46</text:p>
          </table:table-cell>
          <table:table-cell table:formula="of:=['pi0 yields in AuAu'.C19]/['pi0 yields in pp'.D18]/[.$C$3]" office:value-type="float" office:value="0.321346334736475" calcext:value-type="float">
            <text:p>0.321346334736475</text:p>
          </table:table-cell>
          <table:table-cell table:formula="of:=[.D19]*[.F19]" office:value-type="float" office:value="0.0730700441703223" calcext:value-type="float">
            <text:p>0.073070044170322</text:p>
          </table:table-cell>
          <table:table-cell table:formula="of:=SQRT((['pi0 yields in AuAu'.F19]/['pi0 yields in AuAu'.C19])^2+(['pi0 yields in pp'.E18]/['pi0 yields in pp'.D18])^2)" office:value-type="percentage" office:value="0.227387202751961" calcext:value-type="percentage">
            <text:p>22.74%</text:p>
          </table:table-cell>
          <table:table-cell table:formula="of:=[.D19]*[.H19]" office:value-type="float" office:value="0.0691311380097432" calcext:value-type="float">
            <text:p>6.91E-02</text:p>
          </table:table-cell>
          <table:table-cell table:formula="of:=SQRT((['pi0 yields in AuAu'.H19]/['pi0 yields in AuAu'.C19])^2+(['pi0 yields in pp'.G18]/['pi0 yields in pp'.D18])^2)" office:value-type="percentage" office:value="0.215129691976836" calcext:value-type="percentage">
            <text:p>21.51%</text:p>
          </table:table-cell>
        </table:table-row>
        <table:table-row table:style-name="ro1">
          <table:table-cell/>
          <table:table-cell table:formula="of:=['pi0 yields in pp'.B19]" office:value-type="string" office:string-value="10.0-12.0" calcext:value-type="string">
            <text:p>10.0-12.0</text:p>
          </table:table-cell>
          <table:table-cell table:formula="of:=['pi0 yields in pp'.C19]" office:value-type="float" office:value="10.861" calcext:value-type="float">
            <text:p>10.861</text:p>
          </table:table-cell>
          <table:table-cell table:formula="of:=['pi0 yields in AuAu'.C20]/['pi0 yields in pp'.D19]/[.$C$3]" office:value-type="float" office:value="0.265374571860128" calcext:value-type="float">
            <text:p>0.265374571860128</text:p>
          </table:table-cell>
          <table:table-cell table:formula="of:=[.D20]*[.F20]" office:value-type="float" office:value="0.0720457158483303" calcext:value-type="float">
            <text:p>0.07204571584833</text:p>
          </table:table-cell>
          <table:table-cell table:formula="of:=SQRT((['pi0 yields in AuAu'.F20]/['pi0 yields in AuAu'.C20])^2+(['pi0 yields in pp'.E19]/['pi0 yields in pp'.D19])^2)" office:value-type="percentage" office:value="0.271486884908867" calcext:value-type="percentage">
            <text:p>27.15%</text:p>
          </table:table-cell>
          <table:table-cell table:formula="of:=[.D20]*[.H20]" office:value-type="float" office:value="0.0624533834117022" calcext:value-type="float">
            <text:p>6.25E-02</text:p>
          </table:table-cell>
          <table:table-cell table:formula="of:=SQRT((['pi0 yields in AuAu'.H20]/['pi0 yields in AuAu'.C20])^2+(['pi0 yields in pp'.G19]/['pi0 yields in pp'.D19])^2)" office:value-type="percentage" office:value="0.23534049616713" calcext:value-type="percentage">
            <text:p>23.53%</text:p>
          </table:table-cell>
        </table:table-row>
        <table:table-row table:style-name="ro1">
          <table:table-cell/>
          <table:table-cell table:formula="of:=['pi0 yields in pp'.B20]" office:value-type="string" office:string-value="12.0-15.0" calcext:value-type="string">
            <text:p>12.0-15.0</text:p>
          </table:table-cell>
          <table:table-cell table:formula="of:=['pi0 yields in pp'.C20]" office:value-type="float" office:value="13.25" calcext:value-type="float">
            <text:p>13.25</text:p>
          </table:table-cell>
          <table:table-cell table:formula="of:=['pi0 yields in AuAu'.C21]/['pi0 yields in pp'.D20]/[.$C$3]" office:value-type="float" office:value="0.249372476263233" calcext:value-type="float">
            <text:p>0.249372476263233</text:p>
          </table:table-cell>
          <table:table-cell table:formula="of:=[.D21]*[.F21]" office:value-type="float" office:value="0.114968825272719" calcext:value-type="float">
            <text:p>0.114968825272719</text:p>
          </table:table-cell>
          <table:table-cell table:formula="of:=SQRT((['pi0 yields in AuAu'.F21]/['pi0 yields in AuAu'.C21])^2+(['pi0 yields in pp'.E20]/['pi0 yields in pp'.D20])^2)" office:value-type="percentage" office:value="0.461032536531256" calcext:value-type="percentage">
            <text:p>46.10%</text:p>
          </table:table-cell>
          <table:table-cell table:formula="of:=[.D21]*[.H21]" office:value-type="float" office:value="0.0637004137565487" calcext:value-type="float">
            <text:p>6.37E-02</text:p>
          </table:table-cell>
          <table:table-cell table:formula="of:=SQRT((['pi0 yields in AuAu'.H21]/['pi0 yields in AuAu'.C21])^2+(['pi0 yields in pp'.G20]/['pi0 yields in pp'.D20])^2)" office:value-type="percentage" office:value="0.255442840810178" calcext:value-type="percentage">
            <text:p>25.54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0-80%</text:p>
          </table:table-cell>
          <table:table-cell office:value-type="string" calcext:value-type="string">
            <text:p>TAA</text:p>
          </table:table-cell>
          <table:table-cell table:formula="of:=[.D23]*[.E23]" office:value-type="float" office:value="0.8575" calcext:value-type="float">
            <text:p>0.8575</text:p>
          </table:table-cell>
          <table:table-cell office:value-type="float" office:value="0.49" calcext:value-type="float">
            <text:p>0.49</text:p>
          </table:table-cell>
          <table:table-cell office:value-type="float" office:value="1.75" calcext:value-type="float">
            <text:p>1.75</text:p>
          </table:table-cell>
          <table:table-cell table:style-name="Default" table:number-columns-repeated="3"/>
        </table:table-row>
        <table:table-row table:style-name="ro1">
          <table:table-cell/>
          <table:table-cell table:formula="of:=['pi0 yields in pp'.B4]" office:value-type="string" office:string-value="1.0-1.5" calcext:value-type="string">
            <text:p>1.0-1.5</text:p>
          </table:table-cell>
          <table:table-cell table:formula="of:=['pi0 yields in pp'.C4]" office:value-type="float" office:value="1.215" calcext:value-type="float">
            <text:p>1.215</text:p>
          </table:table-cell>
          <table:table-cell table:formula="of:=['pi0 yields in AuAu'.C44]/['pi0 yields in pp'.D4]/[.$C$23]" office:value-type="float" office:value="0.772434648345581" calcext:value-type="float">
            <text:p>0.772434648345581</text:p>
          </table:table-cell>
          <table:table-cell table:formula="of:=[.D24]*[.F24]" office:value-type="float" office:value="0.0132316460457032" calcext:value-type="float">
            <text:p>0.013231646045703</text:p>
          </table:table-cell>
          <table:table-cell table:formula="of:=SQRT((['pi0 yields in AuAu'.F44]/['pi0 yields in AuAu'.C44])^2+(['pi0 yields in pp'.E4]/['pi0 yields in pp'.D4])^2)" office:value-type="percentage" office:value="0.0171297935353406" calcext:value-type="percentage">
            <text:p>1.71%</text:p>
          </table:table-cell>
          <table:table-cell table:formula="of:=[.D24]*[.H24]" office:value-type="float" office:value="0.106555230412466" calcext:value-type="float">
            <text:p>1.07E-01</text:p>
          </table:table-cell>
          <table:table-cell table:formula="of:=SQRT((['pi0 yields in AuAu'.H44]/['pi0 yields in AuAu'.C44])^2+(['pi0 yields in pp'.G4]/['pi0 yields in pp'.D4])^2)" office:value-type="percentage" office:value="0.137947243356688" calcext:value-type="percentage">
            <text:p>13.79%</text:p>
          </table:table-cell>
        </table:table-row>
        <table:table-row table:style-name="ro1">
          <table:table-cell/>
          <table:table-cell table:formula="of:=['pi0 yields in pp'.B5]" office:value-type="string" office:string-value="1.5-2.0" calcext:value-type="string">
            <text:p>1.5-2.0</text:p>
          </table:table-cell>
          <table:table-cell table:formula="of:=['pi0 yields in pp'.C5]" office:value-type="float" office:value="1.719" calcext:value-type="float">
            <text:p>1.719</text:p>
          </table:table-cell>
          <table:table-cell table:formula="of:=['pi0 yields in AuAu'.C45]/['pi0 yields in pp'.D5]/[.$C$23]" office:value-type="float" office:value="0.829352607816803" calcext:value-type="float">
            <text:p>0.829352607816803</text:p>
          </table:table-cell>
          <table:table-cell table:formula="of:=[.D25]*[.F25]" office:value-type="float" office:value="0.0155468930251727" calcext:value-type="float">
            <text:p>0.015546893025173</text:p>
          </table:table-cell>
          <table:table-cell table:formula="of:=SQRT((['pi0 yields in AuAu'.F45]/['pi0 yields in AuAu'.C45])^2+(['pi0 yields in pp'.E5]/['pi0 yields in pp'.D5])^2)" office:value-type="percentage" office:value="0.0187458179773481" calcext:value-type="percentage">
            <text:p>1.87%</text:p>
          </table:table-cell>
          <table:table-cell table:formula="of:=[.D25]*[.H25]" office:value-type="float" office:value="0.111995559265952" calcext:value-type="float">
            <text:p>1.12E-01</text:p>
          </table:table-cell>
          <table:table-cell table:formula="of:=SQRT((['pi0 yields in AuAu'.H45]/['pi0 yields in AuAu'.C45])^2+(['pi0 yields in pp'.G5]/['pi0 yields in pp'.D5])^2)" office:value-type="percentage" office:value="0.13503973847839" calcext:value-type="percentage">
            <text:p>13.50%</text:p>
          </table:table-cell>
        </table:table-row>
        <table:table-row table:style-name="ro1">
          <table:table-cell/>
          <table:table-cell table:formula="of:=['pi0 yields in pp'.B6]" office:value-type="string" office:string-value="2.0-2.5" calcext:value-type="string">
            <text:p>2.0-2.5</text:p>
          </table:table-cell>
          <table:table-cell table:formula="of:=['pi0 yields in pp'.C6]" office:value-type="float" office:value="2.223" calcext:value-type="float">
            <text:p>2.223</text:p>
          </table:table-cell>
          <table:table-cell table:formula="of:=['pi0 yields in AuAu'.C46]/['pi0 yields in pp'.D6]/[.$C$23]" office:value-type="float" office:value="0.887099662609867" calcext:value-type="float">
            <text:p>0.887099662609867</text:p>
          </table:table-cell>
          <table:table-cell table:formula="of:=[.D26]*[.F26]" office:value-type="float" office:value="0.0231601117309341" calcext:value-type="float">
            <text:p>0.023160111730934</text:p>
          </table:table-cell>
          <table:table-cell table:formula="of:=SQRT((['pi0 yields in AuAu'.F46]/['pi0 yields in AuAu'.C46])^2+(['pi0 yields in pp'.E6]/['pi0 yields in pp'.D6])^2)" office:value-type="percentage" office:value="0.0261076773074138" calcext:value-type="percentage">
            <text:p>2.61%</text:p>
          </table:table-cell>
          <table:table-cell table:formula="of:=[.D26]*[.H26]" office:value-type="float" office:value="0.122680756371477" calcext:value-type="float">
            <text:p>1.23E-01</text:p>
          </table:table-cell>
          <table:table-cell table:formula="of:=SQRT((['pi0 yields in AuAu'.H46]/['pi0 yields in AuAu'.C46])^2+(['pi0 yields in pp'.G6]/['pi0 yields in pp'.D6])^2)" office:value-type="percentage" office:value="0.138294220528218" calcext:value-type="percentage">
            <text:p>13.83%</text:p>
          </table:table-cell>
        </table:table-row>
        <table:table-row table:style-name="ro1">
          <table:table-cell/>
          <table:table-cell table:formula="of:=['pi0 yields in pp'.B7]" office:value-type="string" office:string-value="2.5-3.0" calcext:value-type="string">
            <text:p>2.5-3.0</text:p>
          </table:table-cell>
          <table:table-cell table:formula="of:=['pi0 yields in pp'.C7]" office:value-type="float" office:value="2.726" calcext:value-type="float">
            <text:p>2.726</text:p>
          </table:table-cell>
          <table:table-cell table:formula="of:=['pi0 yields in AuAu'.C47]/['pi0 yields in pp'.D7]/[.$C$23]" office:value-type="float" office:value="0.842378754922249" calcext:value-type="float">
            <text:p>0.842378754922249</text:p>
          </table:table-cell>
          <table:table-cell table:formula="of:=[.D27]*[.F27]" office:value-type="float" office:value="0.0318543858029415" calcext:value-type="float">
            <text:p>0.031854385802942</text:p>
          </table:table-cell>
          <table:table-cell table:formula="of:=SQRT((['pi0 yields in AuAu'.F47]/['pi0 yields in AuAu'.C47])^2+(['pi0 yields in pp'.E7]/['pi0 yields in pp'.D7])^2)" office:value-type="percentage" office:value="0.0378148019721623" calcext:value-type="percentage">
            <text:p>3.78%</text:p>
          </table:table-cell>
          <table:table-cell table:formula="of:=[.D27]*[.H27]" office:value-type="float" office:value="0.1205545389005" calcext:value-type="float">
            <text:p>1.21E-01</text:p>
          </table:table-cell>
          <table:table-cell table:formula="of:=SQRT((['pi0 yields in AuAu'.H47]/['pi0 yields in AuAu'.C47])^2+(['pi0 yields in pp'.G7]/['pi0 yields in pp'.D7])^2)" office:value-type="percentage" office:value="0.143112036237936" calcext:value-type="percentage">
            <text:p>14.31%</text:p>
          </table:table-cell>
        </table:table-row>
        <table:table-row table:style-name="ro1">
          <table:table-cell/>
          <table:table-cell table:formula="of:=['pi0 yields in pp'.B8]" office:value-type="string" office:string-value="3.0-3.5" calcext:value-type="string">
            <text:p>3.0-3.5</text:p>
          </table:table-cell>
          <table:table-cell table:formula="of:=['pi0 yields in pp'.C8]" office:value-type="float" office:value="3.228" calcext:value-type="float">
            <text:p>3.228</text:p>
          </table:table-cell>
          <table:table-cell table:formula="of:=['pi0 yields in AuAu'.C48]/['pi0 yields in pp'.D8]/[.$C$23]" office:value-type="float" office:value="0.901809052802463" calcext:value-type="float">
            <text:p>0.901809052802463</text:p>
          </table:table-cell>
          <table:table-cell table:formula="of:=[.D28]*[.F28]" office:value-type="float" office:value="0.053568728314017" calcext:value-type="float">
            <text:p>0.053568728314017</text:p>
          </table:table-cell>
          <table:table-cell table:formula="of:=SQRT((['pi0 yields in AuAu'.F48]/['pi0 yields in AuAu'.C48])^2+(['pi0 yields in pp'.E8]/['pi0 yields in pp'.D8])^2)" office:value-type="percentage" office:value="0.0594014089208206" calcext:value-type="percentage">
            <text:p>5.94%</text:p>
          </table:table-cell>
          <table:table-cell table:formula="of:=[.D28]*[.H28]" office:value-type="float" office:value="0.134113505943676" calcext:value-type="float">
            <text:p>1.34E-01</text:p>
          </table:table-cell>
          <table:table-cell table:formula="of:=SQRT((['pi0 yields in AuAu'.H48]/['pi0 yields in AuAu'.C48])^2+(['pi0 yields in pp'.G8]/['pi0 yields in pp'.D8])^2)" office:value-type="percentage" office:value="0.148716078561093" calcext:value-type="percentage">
            <text:p>14.87%</text:p>
          </table:table-cell>
        </table:table-row>
        <table:table-row table:style-name="ro1">
          <table:table-cell/>
          <table:table-cell table:formula="of:=['pi0 yields in pp'.B9]" office:value-type="string" office:string-value="3.5-4.0" calcext:value-type="string">
            <text:p>3.5-4.0</text:p>
          </table:table-cell>
          <table:table-cell table:formula="of:=['pi0 yields in pp'.C9]" office:value-type="float" office:value="3.73" calcext:value-type="float">
            <text:p>3.73</text:p>
          </table:table-cell>
          <table:table-cell table:formula="of:=['pi0 yields in AuAu'.C49]/['pi0 yields in pp'.D9]/[.$C$23]" office:value-type="float" office:value="0.868520440461477" calcext:value-type="float">
            <text:p>0.868520440461477</text:p>
          </table:table-cell>
          <table:table-cell table:formula="of:=[.D29]*[.F29]" office:value-type="float" office:value="0.067572866170108" calcext:value-type="float">
            <text:p>0.067572866170108</text:p>
          </table:table-cell>
          <table:table-cell table:formula="of:=SQRT((['pi0 yields in AuAu'.F49]/['pi0 yields in AuAu'.C49])^2+(['pi0 yields in pp'.E9]/['pi0 yields in pp'.D9])^2)" office:value-type="percentage" office:value="0.0778022750209587" calcext:value-type="percentage">
            <text:p>7.78%</text:p>
          </table:table-cell>
          <table:table-cell table:formula="of:=[.D29]*[.H29]" office:value-type="float" office:value="0.131025509519117" calcext:value-type="float">
            <text:p>1.31E-01</text:p>
          </table:table-cell>
          <table:table-cell table:formula="of:=SQRT((['pi0 yields in AuAu'.H49]/['pi0 yields in AuAu'.C49])^2+(['pi0 yields in pp'.G9]/['pi0 yields in pp'.D9])^2)" office:value-type="percentage" office:value="0.150860593965409" calcext:value-type="percentage">
            <text:p>15.09%</text:p>
          </table:table-cell>
        </table:table-row>
        <table:table-row table:style-name="ro1">
          <table:table-cell/>
          <table:table-cell table:formula="of:=['pi0 yields in pp'.B10]" office:value-type="string" office:string-value="4.0-4.5" calcext:value-type="string">
            <text:p>4.0-4.5</text:p>
          </table:table-cell>
          <table:table-cell table:formula="of:=['pi0 yields in pp'.C10]" office:value-type="float" office:value="4.232" calcext:value-type="float">
            <text:p>4.232</text:p>
          </table:table-cell>
          <table:table-cell table:formula="of:=['pi0 yields in AuAu'.C50]/['pi0 yields in pp'.D10]/[.$C$23]" office:value-type="float" office:value="0.942670966569321" calcext:value-type="float">
            <text:p>0.942670966569321</text:p>
          </table:table-cell>
          <table:table-cell table:formula="of:=[.D30]*[.F30]" office:value-type="float" office:value="0.0438763791478815" calcext:value-type="float">
            <text:p>0.043876379147882</text:p>
          </table:table-cell>
          <table:table-cell table:formula="of:=SQRT((['pi0 yields in AuAu'.F50]/['pi0 yields in AuAu'.C50])^2+(['pi0 yields in pp'.E10]/['pi0 yields in pp'.D10])^2)" office:value-type="percentage" office:value="0.046544744352912" calcext:value-type="percentage">
            <text:p>4.65%</text:p>
          </table:table-cell>
          <table:table-cell table:formula="of:=[.D30]*[.H30]" office:value-type="float" office:value="0.15645469885257" calcext:value-type="float">
            <text:p>1.56E-01</text:p>
          </table:table-cell>
          <table:table-cell table:formula="of:=SQRT((['pi0 yields in AuAu'.H50]/['pi0 yields in AuAu'.C50])^2+(['pi0 yields in pp'.G10]/['pi0 yields in pp'.D10])^2)" office:value-type="percentage" office:value="0.165969574115514" calcext:value-type="percentage">
            <text:p>16.60%</text:p>
          </table:table-cell>
        </table:table-row>
        <table:table-row table:style-name="ro1">
          <table:table-cell/>
          <table:table-cell table:formula="of:=['pi0 yields in pp'.B11]" office:value-type="string" office:string-value="4.5-5.0" calcext:value-type="string">
            <text:p>4.5-5.0</text:p>
          </table:table-cell>
          <table:table-cell table:formula="of:=['pi0 yields in pp'.C11]" office:value-type="float" office:value="4.733" calcext:value-type="float">
            <text:p>4.733</text:p>
          </table:table-cell>
          <table:table-cell table:formula="of:=['pi0 yields in AuAu'.C51]/['pi0 yields in pp'.D11]/[.$C$23]" office:value-type="float" office:value="0.888330666285014" calcext:value-type="float">
            <text:p>0.888330666285014</text:p>
          </table:table-cell>
          <table:table-cell table:formula="of:=[.D31]*[.F31]" office:value-type="float" office:value="0.0637233787276609" calcext:value-type="float">
            <text:p>0.063723378727661</text:p>
          </table:table-cell>
          <table:table-cell table:formula="of:=SQRT((['pi0 yields in AuAu'.F51]/['pi0 yields in AuAu'.C51])^2+(['pi0 yields in pp'.E11]/['pi0 yields in pp'.D11])^2)" office:value-type="percentage" office:value="0.0717338499571912" calcext:value-type="percentage">
            <text:p>7.17%</text:p>
          </table:table-cell>
          <table:table-cell table:formula="of:=[.D31]*[.H31]" office:value-type="float" office:value="0.15374308041091" calcext:value-type="float">
            <text:p>1.54E-01</text:p>
          </table:table-cell>
          <table:table-cell table:formula="of:=SQRT((['pi0 yields in AuAu'.H51]/['pi0 yields in AuAu'.C51])^2+(['pi0 yields in pp'.G11]/['pi0 yields in pp'.D11])^2)" office:value-type="percentage" office:value="0.173069653278842" calcext:value-type="percentage">
            <text:p>17.31%</text:p>
          </table:table-cell>
        </table:table-row>
        <table:table-row table:style-name="ro1">
          <table:table-cell/>
          <table:table-cell table:formula="of:=['pi0 yields in pp'.B12]" office:value-type="string" office:string-value="5.0-5.5" calcext:value-type="string">
            <text:p>5.0-5.5</text:p>
          </table:table-cell>
          <table:table-cell table:formula="of:=['pi0 yields in pp'.C12]" office:value-type="float" office:value="5.234" calcext:value-type="float">
            <text:p>5.234</text:p>
          </table:table-cell>
          <table:table-cell table:formula="of:=['pi0 yields in AuAu'.C52]/['pi0 yields in pp'.D12]/[.$C$23]" office:value-type="float" office:value="0.856926114572238" calcext:value-type="float">
            <text:p>0.856926114572238</text:p>
          </table:table-cell>
          <table:table-cell table:formula="of:=[.D32]*[.F32]" office:value-type="float" office:value="0.0845277521404116" calcext:value-type="float">
            <text:p>0.084527752140412</text:p>
          </table:table-cell>
          <table:table-cell table:formula="of:=SQRT((['pi0 yields in AuAu'.F52]/['pi0 yields in AuAu'.C52])^2+(['pi0 yields in pp'.E12]/['pi0 yields in pp'.D12])^2)" office:value-type="percentage" office:value="0.0986406537308136" calcext:value-type="percentage">
            <text:p>9.86%</text:p>
          </table:table-cell>
          <table:table-cell table:formula="of:=[.D32]*[.H32]" office:value-type="float" office:value="0.165078001992779" calcext:value-type="float">
            <text:p>1.65E-01</text:p>
          </table:table-cell>
          <table:table-cell table:formula="of:=SQRT((['pi0 yields in AuAu'.H52]/['pi0 yields in AuAu'.C52])^2+(['pi0 yields in pp'.G12]/['pi0 yields in pp'.D12])^2)" office:value-type="percentage" office:value="0.192639714422968" calcext:value-type="percentage">
            <text:p>19.26%</text:p>
          </table:table-cell>
        </table:table-row>
        <table:table-row table:style-name="ro1">
          <table:table-cell/>
          <table:table-cell table:formula="of:=['pi0 yields in pp'.B13]" office:value-type="string" office:string-value="5.5-6.0" calcext:value-type="string">
            <text:p>5.5-6.0</text:p>
          </table:table-cell>
          <table:table-cell table:formula="of:=['pi0 yields in pp'.C13]" office:value-type="float" office:value="5.735" calcext:value-type="float">
            <text:p>5.735</text:p>
          </table:table-cell>
          <table:table-cell table:formula="of:=['pi0 yields in AuAu'.C53]/['pi0 yields in pp'.D13]/[.$C$23]" office:value-type="float" office:value="0.764880461233396" calcext:value-type="float">
            <text:p>0.764880461233396</text:p>
          </table:table-cell>
          <table:table-cell table:formula="of:=[.D33]*[.F33]" office:value-type="float" office:value="0.0751302280562065" calcext:value-type="float">
            <text:p>0.075130228056207</text:p>
          </table:table-cell>
          <table:table-cell table:formula="of:=SQRT((['pi0 yields in AuAu'.F53]/['pi0 yields in AuAu'.C53])^2+(['pi0 yields in pp'.E13]/['pi0 yields in pp'.D13])^2)" office:value-type="percentage" office:value="0.0982247970291415" calcext:value-type="percentage">
            <text:p>9.82%</text:p>
          </table:table-cell>
          <table:table-cell table:formula="of:=[.D33]*[.H33]" office:value-type="float" office:value="0.151624082223409" calcext:value-type="float">
            <text:p>1.52E-01</text:p>
          </table:table-cell>
          <table:table-cell table:formula="of:=SQRT((['pi0 yields in AuAu'.H53]/['pi0 yields in AuAu'.C53])^2+(['pi0 yields in pp'.G13]/['pi0 yields in pp'.D13])^2)" office:value-type="percentage" office:value="0.198232390429886" calcext:value-type="percentage">
            <text:p>19.82%</text:p>
          </table:table-cell>
        </table:table-row>
        <table:table-row table:style-name="ro1">
          <table:table-cell/>
          <table:table-cell table:formula="of:=['pi0 yields in pp'.B14]" office:value-type="string" office:string-value="6.0-6.5" calcext:value-type="string">
            <text:p>6.0-6.5</text:p>
          </table:table-cell>
          <table:table-cell table:formula="of:=['pi0 yields in pp'.C14]" office:value-type="float" office:value="6.236" calcext:value-type="float">
            <text:p>6.236</text:p>
          </table:table-cell>
          <table:table-cell table:formula="of:=['pi0 yields in AuAu'.C54]/['pi0 yields in pp'.D14]/[.$C$23]" office:value-type="float" office:value="1.03880834475933" calcext:value-type="float">
            <text:p>1.03880834475933</text:p>
          </table:table-cell>
          <table:table-cell table:formula="of:=[.D34]*[.F34]" office:value-type="float" office:value="0.124902395879402" calcext:value-type="float">
            <text:p>0.124902395879402</text:p>
          </table:table-cell>
          <table:table-cell table:formula="of:=SQRT((['pi0 yields in AuAu'.F54]/['pi0 yields in AuAu'.C54])^2+(['pi0 yields in pp'.E14]/['pi0 yields in pp'.D14])^2)" office:value-type="percentage" office:value="0.120236226932061" calcext:value-type="percentage">
            <text:p>12.02%</text:p>
          </table:table-cell>
          <table:table-cell table:formula="of:=[.D34]*[.H34]" office:value-type="float" office:value="0.192735819826464" calcext:value-type="float">
            <text:p>1.93E-01</text:p>
          </table:table-cell>
          <table:table-cell table:formula="of:=SQRT((['pi0 yields in AuAu'.H54]/['pi0 yields in AuAu'.C54])^2+(['pi0 yields in pp'.G14]/['pi0 yields in pp'.D14])^2)" office:value-type="percentage" office:value="0.185535494394894" calcext:value-type="percentage">
            <text:p>18.55%</text:p>
          </table:table-cell>
        </table:table-row>
        <table:table-row table:style-name="ro1">
          <table:table-cell/>
          <table:table-cell table:formula="of:=['pi0 yields in pp'.B15]" office:value-type="string" office:string-value="6.5-7.0" calcext:value-type="string">
            <text:p>6.5-7.0</text:p>
          </table:table-cell>
          <table:table-cell table:formula="of:=['pi0 yields in pp'.C15]" office:value-type="float" office:value="6.737" calcext:value-type="float">
            <text:p>6.737</text:p>
          </table:table-cell>
          <table:table-cell table:formula="of:=['pi0 yields in AuAu'.C55]/['pi0 yields in pp'.D15]/[.$C$23]" office:value-type="float" office:value="0.938420180402688" calcext:value-type="float">
            <text:p>0.938420180402688</text:p>
          </table:table-cell>
          <table:table-cell table:formula="of:=[.D35]*[.F35]" office:value-type="float" office:value="0.141240763461744" calcext:value-type="float">
            <text:p>0.141240763461744</text:p>
          </table:table-cell>
          <table:table-cell table:formula="of:=SQRT((['pi0 yields in AuAu'.F55]/['pi0 yields in AuAu'.C55])^2+(['pi0 yields in pp'.E15]/['pi0 yields in pp'.D15])^2)" office:value-type="percentage" office:value="0.150509085813922" calcext:value-type="percentage">
            <text:p>15.05%</text:p>
          </table:table-cell>
          <table:table-cell table:formula="of:=[.D35]*[.H35]" office:value-type="float" office:value="0.204942539116153" calcext:value-type="float">
            <text:p>2.05E-01</text:p>
          </table:table-cell>
          <table:table-cell table:formula="of:=SQRT((['pi0 yields in AuAu'.H55]/['pi0 yields in AuAu'.C55])^2+(['pi0 yields in pp'.G15]/['pi0 yields in pp'.D15])^2)" office:value-type="percentage" office:value="0.21839101864605" calcext:value-type="percentage">
            <text:p>21.84%</text:p>
          </table:table-cell>
        </table:table-row>
        <table:table-row table:style-name="ro1">
          <table:table-cell/>
          <table:table-cell table:formula="of:=['pi0 yields in pp'.B16]" office:value-type="string" office:string-value="7.0-8.0" calcext:value-type="string">
            <text:p>7.0-8.0</text:p>
          </table:table-cell>
          <table:table-cell table:formula="of:=['pi0 yields in pp'.C16]" office:value-type="float" office:value="7.452" calcext:value-type="float">
            <text:p>7.452</text:p>
          </table:table-cell>
          <table:table-cell table:formula="of:=['pi0 yields in AuAu'.C56]/['pi0 yields in pp'.D16]/[.$C$23]" office:value-type="float" office:value="0.803800885433538" calcext:value-type="float">
            <text:p>0.803800885433538</text:p>
          </table:table-cell>
          <table:table-cell table:formula="of:=[.D36]*[.F36]" office:value-type="float" office:value="0.1437422937845" calcext:value-type="float">
            <text:p>0.1437422937845</text:p>
          </table:table-cell>
          <table:table-cell table:formula="of:=SQRT((['pi0 yields in AuAu'.F56]/['pi0 yields in AuAu'.C56])^2+(['pi0 yields in pp'.E16]/['pi0 yields in pp'.D16])^2)" office:value-type="percentage" office:value="0.178828235187837" calcext:value-type="percentage">
            <text:p>17.88%</text:p>
          </table:table-cell>
          <table:table-cell table:formula="of:=[.D36]*[.H36]" office:value-type="float" office:value="0.168459555983299" calcext:value-type="float">
            <text:p>1.68E-01</text:p>
          </table:table-cell>
          <table:table-cell table:formula="of:=SQRT((['pi0 yields in AuAu'.H56]/['pi0 yields in AuAu'.C56])^2+(['pi0 yields in pp'.G16]/['pi0 yields in pp'.D16])^2)" office:value-type="percentage" office:value="0.209578714126992" calcext:value-type="percentage">
            <text:p>20.96%</text:p>
          </table:table-cell>
        </table:table-row>
        <table:table-row table:style-name="ro1">
          <table:table-cell/>
          <table:table-cell table:formula="of:=['pi0 yields in pp'.B17]" office:value-type="string" office:string-value="8.0-9.0" calcext:value-type="string">
            <text:p>8.0-9.0</text:p>
          </table:table-cell>
          <table:table-cell table:formula="of:=['pi0 yields in pp'.C17]" office:value-type="float" office:value="8.457" calcext:value-type="float">
            <text:p>8.457</text:p>
          </table:table-cell>
          <table:table-cell table:formula="of:=['pi0 yields in AuAu'.C57]/['pi0 yields in pp'.D17]/[.$C$23]" office:value-type="float" office:value="0.6132481546385" calcext:value-type="float">
            <text:p>0.6132481546385</text:p>
          </table:table-cell>
          <table:table-cell table:formula="of:=[.D37]*[.F37]" office:value-type="float" office:value="0.162251826507364" calcext:value-type="float">
            <text:p>0.162251826507364</text:p>
          </table:table-cell>
          <table:table-cell table:formula="of:=SQRT((['pi0 yields in AuAu'.F57]/['pi0 yields in AuAu'.C57])^2+(['pi0 yields in pp'.E17]/['pi0 yields in pp'.D17])^2)" office:value-type="percentage" office:value="0.264577765591498" calcext:value-type="percentage">
            <text:p>26.46%</text:p>
          </table:table-cell>
          <table:table-cell table:formula="of:=[.D37]*[.H37]" office:value-type="float" office:value="0.134631926086312" calcext:value-type="float">
            <text:p>1.35E-01</text:p>
          </table:table-cell>
          <table:table-cell table:formula="of:=SQRT((['pi0 yields in AuAu'.H57]/['pi0 yields in AuAu'.C57])^2+(['pi0 yields in pp'.G17]/['pi0 yields in pp'.D17])^2)" office:value-type="percentage" office:value="0.219539064354259" calcext:value-type="percentage">
            <text:p>21.95%</text:p>
          </table:table-cell>
        </table:table-row>
        <table:table-row table:style-name="ro1">
          <table:table-cell table:number-columns-repeated="8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9" loext:min-decimal-places="19" number:min-integer-digits="1"/>
    </number:number-style>
    <number:number-style style:name="N132">
      <number:number number:decimal-places="20" loext:min-decimal-places="20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34">
      <number:number number:decimal-places="9" loext:min-decimal-places="9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12:08:18.07062223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6:09:35.310522102</meta:creation-date>
    <dc:date>2018-10-10T13:55:43.362895506</dc:date>
    <meta:editing-duration>P1DT3H57M38S</meta:editing-duration>
    <meta:editing-cycles>26</meta:editing-cycles>
    <meta:generator>LibreOffice/5.3.5.2$Linux_X86_64 LibreOffice_project/30m0$Build-2</meta:generator>
    <meta:document-statistic meta:table-count="6" meta:cell-count="2445" meta:object-count="0"/>
  </office:meta>
</office:document-meta>
</file>